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36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pt" style:use-optimal-row-height="false" fo:break-before="auto"/>
    </style:style>
    <style:style style:name="ro2" style:family="table-row">
      <style:table-row-properties style:row-height="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2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3">
            <text:p>Date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3-01T00:00:00" table:style-name="ce5">
            <text:p>2021/3/1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34382" table:style-name="ce6">
            <text:p>34,382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26859" table:style-name="ce6">
            <text:p>26,859<text:s/></text:p>
          </table:table-cell>
          <table:table-cell office:value-type="float" office:value="13709" table:style-name="ce6">
            <text:p>13,709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16230" table:style-name="ce6">
            <text:p>16,230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27206" table:style-name="ce6">
            <text:p>27,206<text:s/></text:p>
          </table:table-cell>
          <table:table-cell office:value-type="float" office:value="18322" table:style-name="ce6">
            <text:p>18,322<text:s/></text:p>
          </table:table-cell>
          <table:table-cell office:value-type="float" office:value="18225" table:style-name="ce6">
            <text:p>18,225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118529" table:style-name="ce6">
            <text:p>118,529<text:s/></text:p>
          </table:table-cell>
          <table:table-cell office:value-type="float" office:value="36673" table:style-name="ce6">
            <text:p>36,673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14548" table:style-name="ce6">
            <text:p>14,548<text:s/></text:p>
          </table:table-cell>
          <table:table-cell office:value-type="float" office:value="22231" table:style-name="ce6">
            <text:p>22,231<text:s/></text:p>
          </table:table-cell>
          <table:table-cell office:value-type="float" office:value="26376" table:style-name="ce6">
            <text:p>26,376<text:s/></text:p>
          </table:table-cell>
          <table:table-cell office:value-type="float" office:value="36446" table:style-name="ce6">
            <text:p>36,446<text:s/></text:p>
          </table:table-cell>
          <table:table-cell office:value-type="float" office:value="17910" table:style-name="ce6">
            <text:p>17,910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21397" table:style-name="ce6">
            <text:p>21,397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15979" table:style-name="ce6">
            <text:p>15,979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40106" table:style-name="ce6">
            <text:p>40,106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14956" table:style-name="ce6">
            <text:p>14,956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31205" table:style-name="ce6">
            <text:p>31,205<text:s/></text:p>
          </table:table-cell>
          <table:table-cell office:value-type="float" office:value="26851" table:style-name="ce6">
            <text:p>26,851<text:s/></text:p>
          </table:table-cell>
          <table:table-cell office:value-type="float" office:value="18501" table:style-name="ce6">
            <text:p>18,501<text:s/></text:p>
          </table:table-cell>
          <table:table-cell office:value-type="float" office:value="23429" table:style-name="ce6">
            <text:p>23,429<text:s/></text:p>
          </table:table-cell>
          <table:table-cell office:value-type="float" office:value="59378" table:style-name="ce6">
            <text:p>59,378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43790" table:style-name="ce6">
            <text:p>43,790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13929" table:style-name="ce6">
            <text:p>13,929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2737" table:style-name="ce6">
            <text:p>2,737<text:s/></text:p>
          </table:table-cell>
          <table:table-cell table:number-columns-repeated="16264"/>
        </table:table-row>
        <table:table-row table:style-name="ro2">
          <table:table-cell office:value-type="date" office:date-value="2021-03-02T00:00:00" table:style-name="ce5">
            <text:p>2021/3/2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44233" table:style-name="ce6">
            <text:p>44,233<text:s/></text:p>
          </table:table-cell>
          <table:table-cell office:value-type="float" office:value="39111" table:style-name="ce6">
            <text:p>39,111<text:s/></text:p>
          </table:table-cell>
          <table:table-cell office:value-type="float" office:value="27086" table:style-name="ce6">
            <text:p>27,086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20080" table:style-name="ce6">
            <text:p>20,080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28109" table:style-name="ce6">
            <text:p>28,109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24622" table:style-name="ce6">
            <text:p>24,622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28113" table:style-name="ce6">
            <text:p>28,113<text:s/></text:p>
          </table:table-cell>
          <table:table-cell office:value-type="float" office:value="17787" table:style-name="ce6">
            <text:p>17,787<text:s/></text:p>
          </table:table-cell>
          <table:table-cell office:value-type="float" office:value="34716" table:style-name="ce6">
            <text:p>34,716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38278" table:style-name="ce6">
            <text:p>38,278<text:s/></text:p>
          </table:table-cell>
          <table:table-cell office:value-type="float" office:value="27706" table:style-name="ce6">
            <text:p>27,706<text:s/></text:p>
          </table:table-cell>
          <table:table-cell office:value-type="float" office:value="27523" table:style-name="ce6">
            <text:p>27,523<text:s/></text:p>
          </table:table-cell>
          <table:table-cell office:value-type="float" office:value="20735" table:style-name="ce6">
            <text:p>20,735<text:s/></text:p>
          </table:table-cell>
          <table:table-cell office:value-type="float" office:value="26122" table:style-name="ce6">
            <text:p>26,122<text:s/></text:p>
          </table:table-cell>
          <table:table-cell office:value-type="float" office:value="113728" table:style-name="ce6">
            <text:p>113,728<text:s/></text:p>
          </table:table-cell>
          <table:table-cell office:value-type="float" office:value="37839" table:style-name="ce6">
            <text:p>37,839<text:s/></text:p>
          </table:table-cell>
          <table:table-cell office:value-type="float" office:value="21030" table:style-name="ce6">
            <text:p>21,030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26637" table:style-name="ce6">
            <text:p>26,637<text:s/></text:p>
          </table:table-cell>
          <table:table-cell office:value-type="float" office:value="29712" table:style-name="ce6">
            <text:p>29,712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32677" table:style-name="ce6">
            <text:p>32,677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13735" table:style-name="ce6">
            <text:p>13,735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29589" table:style-name="ce6">
            <text:p>29,589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23451" table:style-name="ce6">
            <text:p>23,451<text:s/></text:p>
          </table:table-cell>
          <table:table-cell office:value-type="float" office:value="24789" table:style-name="ce6">
            <text:p>24,789<text:s/></text:p>
          </table:table-cell>
          <table:table-cell office:value-type="float" office:value="26753" table:style-name="ce6">
            <text:p>26,753<text:s/></text:p>
          </table:table-cell>
          <table:table-cell office:value-type="float" office:value="38758" table:style-name="ce6">
            <text:p>38,758<text:s/></text:p>
          </table:table-cell>
          <table:table-cell office:value-type="float" office:value="40856" table:style-name="ce6">
            <text:p>40,856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54363" table:style-name="ce6">
            <text:p>54,363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30845" table:style-name="ce6">
            <text:p>30,845<text:s/></text:p>
          </table:table-cell>
          <table:table-cell office:value-type="float" office:value="32607" table:style-name="ce6">
            <text:p>32,607<text:s/></text:p>
          </table:table-cell>
          <table:table-cell office:value-type="float" office:value="20833" table:style-name="ce6">
            <text:p>20,833<text:s/></text:p>
          </table:table-cell>
          <table:table-cell office:value-type="float" office:value="59371" table:style-name="ce6">
            <text:p>59,371<text:s/></text:p>
          </table:table-cell>
          <table:table-cell office:value-type="float" office:value="21843" table:style-name="ce6">
            <text:p>21,843<text:s/></text:p>
          </table:table-cell>
          <table:table-cell office:value-type="float" office:value="16379" table:style-name="ce6">
            <text:p>16,379<text:s/></text:p>
          </table:table-cell>
          <table:table-cell office:value-type="float" office:value="15370" table:style-name="ce6">
            <text:p>15,370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24970" table:style-name="ce6">
            <text:p>24,970<text:s/></text:p>
          </table:table-cell>
          <table:table-cell office:value-type="float" office:value="20379" table:style-name="ce6">
            <text:p>20,379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40647" table:style-name="ce6">
            <text:p>40,647<text:s/></text:p>
          </table:table-cell>
          <table:table-cell office:value-type="float" office:value="24460" table:style-name="ce6">
            <text:p>24,460<text:s/></text:p>
          </table:table-cell>
          <table:table-cell office:value-type="float" office:value="25491" table:style-name="ce6">
            <text:p>25,491<text:s/></text:p>
          </table:table-cell>
          <table:table-cell office:value-type="float" office:value="23065" table:style-name="ce6">
            <text:p>23,065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11052" table:style-name="ce6">
            <text:p>11,052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30421" table:style-name="ce6">
            <text:p>30,421<text:s/></text:p>
          </table:table-cell>
          <table:table-cell office:value-type="float" office:value="23314" table:style-name="ce6">
            <text:p>23,314<text:s/></text:p>
          </table:table-cell>
          <table:table-cell office:value-type="float" office:value="14280" table:style-name="ce6">
            <text:p>14,280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4319" table:style-name="ce6">
            <text:p>4,319<text:s/></text:p>
          </table:table-cell>
          <table:table-cell table:number-columns-repeated="16264"/>
        </table:table-row>
        <table:table-row table:style-name="ro2">
          <table:table-cell office:value-type="date" office:date-value="2021-03-03T00:00:00" table:style-name="ce5">
            <text:p>2021/3/3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44666" table:style-name="ce6">
            <text:p>44,666<text:s/></text:p>
          </table:table-cell>
          <table:table-cell office:value-type="float" office:value="40622" table:style-name="ce6">
            <text:p>40,622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4855" table:style-name="ce6">
            <text:p>14,855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19889" table:style-name="ce6">
            <text:p>19,889<text:s/></text:p>
          </table:table-cell>
          <table:table-cell office:value-type="float" office:value="18837" table:style-name="ce6">
            <text:p>18,837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28845" table:style-name="ce6">
            <text:p>28,845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13341" table:style-name="ce6">
            <text:p>13,341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27781" table:style-name="ce6">
            <text:p>27,781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35177" table:style-name="ce6">
            <text:p>35,177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37503" table:style-name="ce6">
            <text:p>37,503<text:s/></text:p>
          </table:table-cell>
          <table:table-cell office:value-type="float" office:value="27139" table:style-name="ce6">
            <text:p>27,139<text:s/></text:p>
          </table:table-cell>
          <table:table-cell office:value-type="float" office:value="27023" table:style-name="ce6">
            <text:p>27,023<text:s/></text:p>
          </table:table-cell>
          <table:table-cell office:value-type="float" office:value="20876" table:style-name="ce6">
            <text:p>20,876<text:s/></text:p>
          </table:table-cell>
          <table:table-cell office:value-type="float" office:value="25256" table:style-name="ce6">
            <text:p>25,256<text:s/></text:p>
          </table:table-cell>
          <table:table-cell office:value-type="float" office:value="113605" table:style-name="ce6">
            <text:p>113,605<text:s/></text:p>
          </table:table-cell>
          <table:table-cell office:value-type="float" office:value="39820" table:style-name="ce6">
            <text:p>39,820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24308" table:style-name="ce6">
            <text:p>24,308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32518" table:style-name="ce6">
            <text:p>32,518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33312" table:style-name="ce6">
            <text:p>33,312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9917" table:style-name="ce6">
            <text:p>19,917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13775" table:style-name="ce6">
            <text:p>13,775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29909" table:style-name="ce6">
            <text:p>29,909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23432" table:style-name="ce6">
            <text:p>23,432<text:s/></text:p>
          </table:table-cell>
          <table:table-cell office:value-type="float" office:value="24925" table:style-name="ce6">
            <text:p>24,925<text:s/></text:p>
          </table:table-cell>
          <table:table-cell office:value-type="float" office:value="27507" table:style-name="ce6">
            <text:p>27,507<text:s/></text:p>
          </table:table-cell>
          <table:table-cell office:value-type="float" office:value="38240" table:style-name="ce6">
            <text:p>38,240<text:s/></text:p>
          </table:table-cell>
          <table:table-cell office:value-type="float" office:value="40579" table:style-name="ce6">
            <text:p>40,579<text:s/></text:p>
          </table:table-cell>
          <table:table-cell office:value-type="float" office:value="27297" table:style-name="ce6">
            <text:p>27,297<text:s/></text:p>
          </table:table-cell>
          <table:table-cell office:value-type="float" office:value="26506" table:style-name="ce6">
            <text:p>26,506<text:s/></text:p>
          </table:table-cell>
          <table:table-cell office:value-type="float" office:value="55600" table:style-name="ce6">
            <text:p>55,600<text:s/></text:p>
          </table:table-cell>
          <table:table-cell office:value-type="float" office:value="23946" table:style-name="ce6">
            <text:p>23,946<text:s/></text:p>
          </table:table-cell>
          <table:table-cell office:value-type="float" office:value="31301" table:style-name="ce6">
            <text:p>31,301<text:s/></text:p>
          </table:table-cell>
          <table:table-cell office:value-type="float" office:value="33836" table:style-name="ce6">
            <text:p>33,836<text:s/></text:p>
          </table:table-cell>
          <table:table-cell office:value-type="float" office:value="21010" table:style-name="ce6">
            <text:p>21,010<text:s/></text:p>
          </table:table-cell>
          <table:table-cell office:value-type="float" office:value="60153" table:style-name="ce6">
            <text:p>60,153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16453" table:style-name="ce6">
            <text:p>16,453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24964" table:style-name="ce6">
            <text:p>24,964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41033" table:style-name="ce6">
            <text:p>41,033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25802" table:style-name="ce6">
            <text:p>25,802<text:s/></text:p>
          </table:table-cell>
          <table:table-cell office:value-type="float" office:value="23455" table:style-name="ce6">
            <text:p>23,455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30052" table:style-name="ce6">
            <text:p>30,052<text:s/></text:p>
          </table:table-cell>
          <table:table-cell office:value-type="float" office:value="23594" table:style-name="ce6">
            <text:p>23,594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4148" table:style-name="ce6">
            <text:p>4,148<text:s/></text:p>
          </table:table-cell>
          <table:table-cell table:number-columns-repeated="16264"/>
        </table:table-row>
        <table:table-row table:style-name="ro2">
          <table:table-cell office:value-type="date" office:date-value="2021-03-04T00:00:00" table:style-name="ce5">
            <text:p>2021/3/4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44594" table:style-name="ce6">
            <text:p>44,594<text:s/></text:p>
          </table:table-cell>
          <table:table-cell office:value-type="float" office:value="40891" table:style-name="ce6">
            <text:p>40,891<text:s/></text:p>
          </table:table-cell>
          <table:table-cell office:value-type="float" office:value="26884" table:style-name="ce6">
            <text:p>26,884<text:s/></text:p>
          </table:table-cell>
          <table:table-cell office:value-type="float" office:value="15133" table:style-name="ce6">
            <text:p>15,133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20140" table:style-name="ce6">
            <text:p>20,140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29001" table:style-name="ce6">
            <text:p>29,001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17349" table:style-name="ce6">
            <text:p>17,349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27843" table:style-name="ce6">
            <text:p>27,843<text:s/></text:p>
          </table:table-cell>
          <table:table-cell office:value-type="float" office:value="17731" table:style-name="ce6">
            <text:p>17,731<text:s/></text:p>
          </table:table-cell>
          <table:table-cell office:value-type="float" office:value="35127" table:style-name="ce6">
            <text:p>35,127<text:s/></text:p>
          </table:table-cell>
          <table:table-cell office:value-type="float" office:value="25986" table:style-name="ce6">
            <text:p>25,986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37657" table:style-name="ce6">
            <text:p>37,657<text:s/></text:p>
          </table:table-cell>
          <table:table-cell office:value-type="float" office:value="27564" table:style-name="ce6">
            <text:p>27,564<text:s/></text:p>
          </table:table-cell>
          <table:table-cell office:value-type="float" office:value="27405" table:style-name="ce6">
            <text:p>27,405<text:s/></text:p>
          </table:table-cell>
          <table:table-cell office:value-type="float" office:value="20849" table:style-name="ce6">
            <text:p>20,849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118004" table:style-name="ce6">
            <text:p>118,004<text:s/></text:p>
          </table:table-cell>
          <table:table-cell office:value-type="float" office:value="40007" table:style-name="ce6">
            <text:p>40,007<text:s/></text:p>
          </table:table-cell>
          <table:table-cell office:value-type="float" office:value="21691" table:style-name="ce6">
            <text:p>21,691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26952" table:style-name="ce6">
            <text:p>26,952<text:s/></text:p>
          </table:table-cell>
          <table:table-cell office:value-type="float" office:value="27456" table:style-name="ce6">
            <text:p>27,456<text:s/></text:p>
          </table:table-cell>
          <table:table-cell office:value-type="float" office:value="35114" table:style-name="ce6">
            <text:p>35,114<text:s/></text:p>
          </table:table-cell>
          <table:table-cell office:value-type="float" office:value="24060" table:style-name="ce6">
            <text:p>24,060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32819" table:style-name="ce6">
            <text:p>32,819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30131" table:style-name="ce6">
            <text:p>30,131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24890" table:style-name="ce6">
            <text:p>24,890<text:s/></text:p>
          </table:table-cell>
          <table:table-cell office:value-type="float" office:value="27536" table:style-name="ce6">
            <text:p>27,536<text:s/></text:p>
          </table:table-cell>
          <table:table-cell office:value-type="float" office:value="39025" table:style-name="ce6">
            <text:p>39,025<text:s/></text:p>
          </table:table-cell>
          <table:table-cell office:value-type="float" office:value="41110" table:style-name="ce6">
            <text:p>41,110<text:s/></text:p>
          </table:table-cell>
          <table:table-cell office:value-type="float" office:value="27497" table:style-name="ce6">
            <text:p>27,497<text:s/></text:p>
          </table:table-cell>
          <table:table-cell office:value-type="float" office:value="26951" table:style-name="ce6">
            <text:p>26,951<text:s/></text:p>
          </table:table-cell>
          <table:table-cell office:value-type="float" office:value="56802" table:style-name="ce6">
            <text:p>56,802<text:s/></text:p>
          </table:table-cell>
          <table:table-cell office:value-type="float" office:value="23999" table:style-name="ce6">
            <text:p>23,999<text:s/></text:p>
          </table:table-cell>
          <table:table-cell office:value-type="float" office:value="31985" table:style-name="ce6">
            <text:p>31,985<text:s/></text:p>
          </table:table-cell>
          <table:table-cell office:value-type="float" office:value="34189" table:style-name="ce6">
            <text:p>34,189<text:s/></text:p>
          </table:table-cell>
          <table:table-cell office:value-type="float" office:value="21085" table:style-name="ce6">
            <text:p>21,085<text:s/></text:p>
          </table:table-cell>
          <table:table-cell office:value-type="float" office:value="61441" table:style-name="ce6">
            <text:p>61,441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16380" table:style-name="ce6">
            <text:p>16,380<text:s/></text:p>
          </table:table-cell>
          <table:table-cell office:value-type="float" office:value="15798" table:style-name="ce6">
            <text:p>15,798<text:s/></text:p>
          </table:table-cell>
          <table:table-cell office:value-type="float" office:value="19652" table:style-name="ce6">
            <text:p>19,652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25875" table:style-name="ce6">
            <text:p>25,875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40904" table:style-name="ce6">
            <text:p>40,904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25614" table:style-name="ce6">
            <text:p>25,614<text:s/></text:p>
          </table:table-cell>
          <table:table-cell office:value-type="float" office:value="23417" table:style-name="ce6">
            <text:p>23,417<text:s/></text:p>
          </table:table-cell>
          <table:table-cell office:value-type="float" office:value="15424" table:style-name="ce6">
            <text:p>15,424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17551" table:style-name="ce6">
            <text:p>17,551<text:s/></text:p>
          </table:table-cell>
          <table:table-cell office:value-type="float" office:value="30421" table:style-name="ce6">
            <text:p>30,421<text:s/></text:p>
          </table:table-cell>
          <table:table-cell office:value-type="float" office:value="23994" table:style-name="ce6">
            <text:p>23,994<text:s/></text:p>
          </table:table-cell>
          <table:table-cell office:value-type="float" office:value="14395" table:style-name="ce6">
            <text:p>14,395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1574" table:style-name="ce6">
            <text:p>11,574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4162" table:style-name="ce6">
            <text:p>4,162<text:s/></text:p>
          </table:table-cell>
          <table:table-cell table:number-columns-repeated="16264"/>
        </table:table-row>
        <table:table-row table:style-name="ro2">
          <table:table-cell office:value-type="date" office:date-value="2021-03-05T00:00:00" table:style-name="ce5">
            <text:p>2021/3/5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48271" table:style-name="ce6">
            <text:p>48,271<text:s/></text:p>
          </table:table-cell>
          <table:table-cell office:value-type="float" office:value="47027" table:style-name="ce6">
            <text:p>47,027<text:s/></text:p>
          </table:table-cell>
          <table:table-cell office:value-type="float" office:value="28495" table:style-name="ce6">
            <text:p>28,495<text:s/></text:p>
          </table:table-cell>
          <table:table-cell office:value-type="float" office:value="15885" table:style-name="ce6">
            <text:p>15,885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5241" table:style-name="ce6">
            <text:p>15,241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20172" table:style-name="ce6">
            <text:p>20,172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30341" table:style-name="ce6">
            <text:p>30,341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26290" table:style-name="ce6">
            <text:p>26,290<text:s/></text:p>
          </table:table-cell>
          <table:table-cell office:value-type="float" office:value="18753" table:style-name="ce6">
            <text:p>18,753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31014" table:style-name="ce6">
            <text:p>31,014<text:s/></text:p>
          </table:table-cell>
          <table:table-cell office:value-type="float" office:value="19750" table:style-name="ce6">
            <text:p>19,750<text:s/></text:p>
          </table:table-cell>
          <table:table-cell office:value-type="float" office:value="36499" table:style-name="ce6">
            <text:p>36,499<text:s/></text:p>
          </table:table-cell>
          <table:table-cell office:value-type="float" office:value="27755" table:style-name="ce6">
            <text:p>27,755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39690" table:style-name="ce6">
            <text:p>39,690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28051" table:style-name="ce6">
            <text:p>28,051<text:s/></text:p>
          </table:table-cell>
          <table:table-cell office:value-type="float" office:value="21435" table:style-name="ce6">
            <text:p>21,435<text:s/></text:p>
          </table:table-cell>
          <table:table-cell office:value-type="float" office:value="25489" table:style-name="ce6">
            <text:p>25,489<text:s/></text:p>
          </table:table-cell>
          <table:table-cell office:value-type="float" office:value="150873" table:style-name="ce6">
            <text:p>150,873<text:s/></text:p>
          </table:table-cell>
          <table:table-cell office:value-type="float" office:value="47568" table:style-name="ce6">
            <text:p>47,568<text:s/></text:p>
          </table:table-cell>
          <table:table-cell office:value-type="float" office:value="23101" table:style-name="ce6">
            <text:p>23,101<text:s/></text:p>
          </table:table-cell>
          <table:table-cell office:value-type="float" office:value="25604" table:style-name="ce6">
            <text:p>25,604<text:s/></text:p>
          </table:table-cell>
          <table:table-cell office:value-type="float" office:value="30149" table:style-name="ce6">
            <text:p>30,149<text:s/></text:p>
          </table:table-cell>
          <table:table-cell office:value-type="float" office:value="29146" table:style-name="ce6">
            <text:p>29,146<text:s/></text:p>
          </table:table-cell>
          <table:table-cell office:value-type="float" office:value="38547" table:style-name="ce6">
            <text:p>38,547<text:s/></text:p>
          </table:table-cell>
          <table:table-cell office:value-type="float" office:value="26220" table:style-name="ce6">
            <text:p>26,220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34588" table:style-name="ce6">
            <text:p>34,588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33086" table:style-name="ce6">
            <text:p>33,086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25455" table:style-name="ce6">
            <text:p>25,455<text:s/></text:p>
          </table:table-cell>
          <table:table-cell office:value-type="float" office:value="29816" table:style-name="ce6">
            <text:p>29,816<text:s/></text:p>
          </table:table-cell>
          <table:table-cell office:value-type="float" office:value="43834" table:style-name="ce6">
            <text:p>43,834<text:s/></text:p>
          </table:table-cell>
          <table:table-cell office:value-type="float" office:value="42885" table:style-name="ce6">
            <text:p>42,885<text:s/></text:p>
          </table:table-cell>
          <table:table-cell office:value-type="float" office:value="28653" table:style-name="ce6">
            <text:p>28,653<text:s/></text:p>
          </table:table-cell>
          <table:table-cell office:value-type="float" office:value="28649" table:style-name="ce6">
            <text:p>28,649<text:s/></text:p>
          </table:table-cell>
          <table:table-cell office:value-type="float" office:value="69219" table:style-name="ce6">
            <text:p>69,219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35229" table:style-name="ce6">
            <text:p>35,229<text:s/></text:p>
          </table:table-cell>
          <table:table-cell office:value-type="float" office:value="39596" table:style-name="ce6">
            <text:p>39,596<text:s/></text:p>
          </table:table-cell>
          <table:table-cell office:value-type="float" office:value="23967" table:style-name="ce6">
            <text:p>23,967<text:s/></text:p>
          </table:table-cell>
          <table:table-cell office:value-type="float" office:value="71045" table:style-name="ce6">
            <text:p>71,045<text:s/></text:p>
          </table:table-cell>
          <table:table-cell office:value-type="float" office:value="22451" table:style-name="ce6">
            <text:p>22,451<text:s/></text:p>
          </table:table-cell>
          <table:table-cell office:value-type="float" office:value="17379" table:style-name="ce6">
            <text:p>17,379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23004" table:style-name="ce6">
            <text:p>23,004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29258" table:style-name="ce6">
            <text:p>29,258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42961" table:style-name="ce6">
            <text:p>42,961<text:s/></text:p>
          </table:table-cell>
          <table:table-cell office:value-type="float" office:value="25775" table:style-name="ce6">
            <text:p>25,775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25483" table:style-name="ce6">
            <text:p>25,483<text:s/></text:p>
          </table:table-cell>
          <table:table-cell office:value-type="float" office:value="16036" table:style-name="ce6">
            <text:p>16,036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8999" table:style-name="ce6">
            <text:p>18,999<text:s/></text:p>
          </table:table-cell>
          <table:table-cell office:value-type="float" office:value="32145" table:style-name="ce6">
            <text:p>32,145<text:s/></text:p>
          </table:table-cell>
          <table:table-cell office:value-type="float" office:value="26392" table:style-name="ce6">
            <text:p>26,392<text:s/></text:p>
          </table:table-cell>
          <table:table-cell office:value-type="float" office:value="14799" table:style-name="ce6">
            <text:p>14,799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3262" table:style-name="ce6">
            <text:p>13,262<text:s/></text:p>
          </table:table-cell>
          <table:table-cell office:value-type="float" office:value="12881" table:style-name="ce6">
            <text:p>12,881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4548" table:style-name="ce6">
            <text:p>4,548<text:s/></text:p>
          </table:table-cell>
          <table:table-cell table:number-columns-repeated="16264"/>
        </table:table-row>
        <table:table-row table:style-name="ro2">
          <table:table-cell office:value-type="date" office:date-value="2021-03-06T00:00:00" table:style-name="ce5">
            <text:p>2021/3/6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25984" table:style-name="ce6">
            <text:p>25,984<text:s/></text:p>
          </table:table-cell>
          <table:table-cell office:value-type="float" office:value="44586" table:style-name="ce6">
            <text:p>44,586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26934" table:style-name="ce6">
            <text:p>26,934<text:s/></text:p>
          </table:table-cell>
          <table:table-cell office:value-type="float" office:value="17602" table:style-name="ce6">
            <text:p>17,602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29542" table:style-name="ce6">
            <text:p>29,542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16134" table:style-name="ce6">
            <text:p>16,134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134715" table:style-name="ce6">
            <text:p>134,715<text:s/></text:p>
          </table:table-cell>
          <table:table-cell office:value-type="float" office:value="46416" table:style-name="ce6">
            <text:p>46,416<text:s/></text:p>
          </table:table-cell>
          <table:table-cell office:value-type="float" office:value="16796" table:style-name="ce6">
            <text:p>16,796<text:s/></text:p>
          </table:table-cell>
          <table:table-cell office:value-type="float" office:value="15937" table:style-name="ce6">
            <text:p>15,937<text:s/></text:p>
          </table:table-cell>
          <table:table-cell office:value-type="float" office:value="22602" table:style-name="ce6">
            <text:p>22,602<text:s/></text:p>
          </table:table-cell>
          <table:table-cell office:value-type="float" office:value="21296" table:style-name="ce6">
            <text:p>21,296<text:s/></text:p>
          </table:table-cell>
          <table:table-cell office:value-type="float" office:value="24776" table:style-name="ce6">
            <text:p>24,776<text:s/></text:p>
          </table:table-cell>
          <table:table-cell office:value-type="float" office:value="18705" table:style-name="ce6">
            <text:p>18,705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22071" table:style-name="ce6">
            <text:p>22,071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15328" table:style-name="ce6">
            <text:p>15,328<text:s/></text:p>
          </table:table-cell>
          <table:table-cell office:value-type="float" office:value="24962" table:style-name="ce6">
            <text:p>24,962<text:s/></text:p>
          </table:table-cell>
          <table:table-cell office:value-type="float" office:value="36466" table:style-name="ce6">
            <text:p>36,466<text:s/></text:p>
          </table:table-cell>
          <table:table-cell office:value-type="float" office:value="30222" table:style-name="ce6">
            <text:p>30,222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70922" table:style-name="ce6">
            <text:p>70,922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29842" table:style-name="ce6">
            <text:p>29,842<text:s/></text:p>
          </table:table-cell>
          <table:table-cell office:value-type="float" office:value="32710" table:style-name="ce6">
            <text:p>32,710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55260" table:style-name="ce6">
            <text:p>55,260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21569" table:style-name="ce6">
            <text:p>21,569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9625" table:style-name="ce6">
            <text:p>19,625<text:s/></text:p>
          </table:table-cell>
          <table:table-cell office:value-type="float" office:value="20699" table:style-name="ce6">
            <text:p>20,699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9695" table:style-name="ce6">
            <text:p>19,695<text:s/></text:p>
          </table:table-cell>
          <table:table-cell office:value-type="float" office:value="20632" table:style-name="ce6">
            <text:p>20,632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2603" table:style-name="ce6">
            <text:p>2,603<text:s/></text:p>
          </table:table-cell>
          <table:table-cell table:number-columns-repeated="16264"/>
        </table:table-row>
        <table:table-row table:style-name="ro2">
          <table:table-cell office:value-type="date" office:date-value="2021-03-07T00:00:00" table:style-name="ce5">
            <text:p>2021/3/7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33755" table:style-name="ce6">
            <text:p>33,755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4495" table:style-name="ce6">
            <text:p>4,495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25008" table:style-name="ce6">
            <text:p>25,008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16438" table:style-name="ce6">
            <text:p>16,438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119998" table:style-name="ce6">
            <text:p>119,998<text:s/></text:p>
          </table:table-cell>
          <table:table-cell office:value-type="float" office:value="37434" table:style-name="ce6">
            <text:p>37,434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22011" table:style-name="ce6">
            <text:p>22,011<text:s/></text:p>
          </table:table-cell>
          <table:table-cell office:value-type="float" office:value="20633" table:style-name="ce6">
            <text:p>20,633<text:s/></text:p>
          </table:table-cell>
          <table:table-cell office:value-type="float" office:value="25663" table:style-name="ce6">
            <text:p>25,663<text:s/></text:p>
          </table:table-cell>
          <table:table-cell office:value-type="float" office:value="17004" table:style-name="ce6">
            <text:p>17,004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19569" table:style-name="ce6">
            <text:p>19,569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27197" table:style-name="ce6">
            <text:p>27,197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21544" table:style-name="ce6">
            <text:p>21,544<text:s/></text:p>
          </table:table-cell>
          <table:table-cell office:value-type="float" office:value="31622" table:style-name="ce6">
            <text:p>31,622<text:s/></text:p>
          </table:table-cell>
          <table:table-cell office:value-type="float" office:value="25630" table:style-name="ce6">
            <text:p>25,630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61674" table:style-name="ce6">
            <text:p>61,674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44088" table:style-name="ce6">
            <text:p>44,088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18207" table:style-name="ce6">
            <text:p>18,207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7172" table:style-name="ce6">
            <text:p>7,172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5982" table:style-name="ce6">
            <text:p>15,982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674" table:style-name="ce6">
            <text:p>674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1106" table:style-name="ce6">
            <text:p>1,106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2499" table:style-name="ce6">
            <text:p>2,499<text:s/></text:p>
          </table:table-cell>
          <table:table-cell table:number-columns-repeated="16264"/>
        </table:table-row>
        <table:table-row table:style-name="ro2">
          <table:table-cell office:value-type="date" office:date-value="2021-03-08T00:00:00" table:style-name="ce5">
            <text:p>2021/3/8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43372" table:style-name="ce6">
            <text:p>43,372<text:s/></text:p>
          </table:table-cell>
          <table:table-cell office:value-type="float" office:value="38827" table:style-name="ce6">
            <text:p>38,827<text:s/></text:p>
          </table:table-cell>
          <table:table-cell office:value-type="float" office:value="26232" table:style-name="ce6">
            <text:p>26,232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19605" table:style-name="ce6">
            <text:p>19,605<text:s/></text:p>
          </table:table-cell>
          <table:table-cell office:value-type="float" office:value="18445" table:style-name="ce6">
            <text:p>18,445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28313" table:style-name="ce6">
            <text:p>28,313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3220" table:style-name="ce6">
            <text:p>13,220<text:s/></text:p>
          </table:table-cell>
          <table:table-cell office:value-type="float" office:value="17402" table:style-name="ce6">
            <text:p>17,402<text:s/></text:p>
          </table:table-cell>
          <table:table-cell office:value-type="float" office:value="24228" table:style-name="ce6">
            <text:p>24,228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26989" table:style-name="ce6">
            <text:p>26,989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33466" table:style-name="ce6">
            <text:p>33,466<text:s/></text:p>
          </table:table-cell>
          <table:table-cell office:value-type="float" office:value="24327" table:style-name="ce6">
            <text:p>24,327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36901" table:style-name="ce6">
            <text:p>36,901<text:s/></text:p>
          </table:table-cell>
          <table:table-cell office:value-type="float" office:value="26433" table:style-name="ce6">
            <text:p>26,433<text:s/></text:p>
          </table:table-cell>
          <table:table-cell office:value-type="float" office:value="26672" table:style-name="ce6">
            <text:p>26,672<text:s/></text:p>
          </table:table-cell>
          <table:table-cell office:value-type="float" office:value="20648" table:style-name="ce6">
            <text:p>20,648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114634" table:style-name="ce6">
            <text:p>114,634<text:s/></text:p>
          </table:table-cell>
          <table:table-cell office:value-type="float" office:value="37868" table:style-name="ce6">
            <text:p>37,868<text:s/></text:p>
          </table:table-cell>
          <table:table-cell office:value-type="float" office:value="21064" table:style-name="ce6">
            <text:p>21,064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26916" table:style-name="ce6">
            <text:p>26,916<text:s/></text:p>
          </table:table-cell>
          <table:table-cell office:value-type="float" office:value="27715" table:style-name="ce6">
            <text:p>27,715<text:s/></text:p>
          </table:table-cell>
          <table:table-cell office:value-type="float" office:value="23098" table:style-name="ce6">
            <text:p>23,098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32987" table:style-name="ce6">
            <text:p>32,987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19600" table:style-name="ce6">
            <text:p>19,600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30936" table:style-name="ce6">
            <text:p>30,936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24639" table:style-name="ce6">
            <text:p>24,639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38990" table:style-name="ce6">
            <text:p>38,990<text:s/></text:p>
          </table:table-cell>
          <table:table-cell office:value-type="float" office:value="40222" table:style-name="ce6">
            <text:p>40,222<text:s/></text:p>
          </table:table-cell>
          <table:table-cell office:value-type="float" office:value="26803" table:style-name="ce6">
            <text:p>26,803<text:s/></text:p>
          </table:table-cell>
          <table:table-cell office:value-type="float" office:value="26245" table:style-name="ce6">
            <text:p>26,245<text:s/></text:p>
          </table:table-cell>
          <table:table-cell office:value-type="float" office:value="54438" table:style-name="ce6">
            <text:p>54,438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29958" table:style-name="ce6">
            <text:p>29,958<text:s/></text:p>
          </table:table-cell>
          <table:table-cell office:value-type="float" office:value="32591" table:style-name="ce6">
            <text:p>32,591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59207" table:style-name="ce6">
            <text:p>59,207<text:s/></text:p>
          </table:table-cell>
          <table:table-cell office:value-type="float" office:value="20665" table:style-name="ce6">
            <text:p>20,665<text:s/></text:p>
          </table:table-cell>
          <table:table-cell office:value-type="float" office:value="16421" table:style-name="ce6">
            <text:p>16,421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19324" table:style-name="ce6">
            <text:p>19,324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24548" table:style-name="ce6">
            <text:p>24,548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39326" table:style-name="ce6">
            <text:p>39,326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17359" table:style-name="ce6">
            <text:p>17,359<text:s/></text:p>
          </table:table-cell>
          <table:table-cell office:value-type="float" office:value="29371" table:style-name="ce6">
            <text:p>29,371<text:s/></text:p>
          </table:table-cell>
          <table:table-cell office:value-type="float" office:value="22430" table:style-name="ce6">
            <text:p>22,430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2139" table:style-name="ce6">
            <text:p>12,139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4261" table:style-name="ce6">
            <text:p>4,261<text:s/></text:p>
          </table:table-cell>
          <table:table-cell table:number-columns-repeated="16264"/>
        </table:table-row>
        <table:table-row table:style-name="ro2">
          <table:table-cell office:value-type="date" office:date-value="2021-03-09T00:00:00" table:style-name="ce5">
            <text:p>2021/3/9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44323" table:style-name="ce6">
            <text:p>44,323<text:s/></text:p>
          </table:table-cell>
          <table:table-cell office:value-type="float" office:value="40285" table:style-name="ce6">
            <text:p>40,285<text:s/></text:p>
          </table:table-cell>
          <table:table-cell office:value-type="float" office:value="27293" table:style-name="ce6">
            <text:p>27,293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5071" table:style-name="ce6">
            <text:p>15,071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19987" table:style-name="ce6">
            <text:p>19,987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28932" table:style-name="ce6">
            <text:p>28,932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17344" table:style-name="ce6">
            <text:p>17,344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27753" table:style-name="ce6">
            <text:p>27,753<text:s/></text:p>
          </table:table-cell>
          <table:table-cell office:value-type="float" office:value="18080" table:style-name="ce6">
            <text:p>18,080<text:s/></text:p>
          </table:table-cell>
          <table:table-cell office:value-type="float" office:value="34579" table:style-name="ce6">
            <text:p>34,579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37519" table:style-name="ce6">
            <text:p>37,519<text:s/></text:p>
          </table:table-cell>
          <table:table-cell office:value-type="float" office:value="27088" table:style-name="ce6">
            <text:p>27,088<text:s/></text:p>
          </table:table-cell>
          <table:table-cell office:value-type="float" office:value="27047" table:style-name="ce6">
            <text:p>27,047<text:s/></text:p>
          </table:table-cell>
          <table:table-cell office:value-type="float" office:value="20895" table:style-name="ce6">
            <text:p>20,895<text:s/></text:p>
          </table:table-cell>
          <table:table-cell office:value-type="float" office:value="25556" table:style-name="ce6">
            <text:p>25,556<text:s/></text:p>
          </table:table-cell>
          <table:table-cell office:value-type="float" office:value="112506" table:style-name="ce6">
            <text:p>112,506<text:s/></text:p>
          </table:table-cell>
          <table:table-cell office:value-type="float" office:value="38869" table:style-name="ce6">
            <text:p>38,869<text:s/></text:p>
          </table:table-cell>
          <table:table-cell office:value-type="float" office:value="21420" table:style-name="ce6">
            <text:p>21,420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27591" table:style-name="ce6">
            <text:p>27,591<text:s/></text:p>
          </table:table-cell>
          <table:table-cell office:value-type="float" office:value="27597" table:style-name="ce6">
            <text:p>27,597<text:s/></text:p>
          </table:table-cell>
          <table:table-cell office:value-type="float" office:value="28867" table:style-name="ce6">
            <text:p>28,867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13685" table:style-name="ce6">
            <text:p>13,685<text:s/></text:p>
          </table:table-cell>
          <table:table-cell office:value-type="float" office:value="32625" table:style-name="ce6">
            <text:p>32,625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20315" table:style-name="ce6">
            <text:p>20,315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2971" table:style-name="ce6">
            <text:p>12,971<text:s/></text:p>
          </table:table-cell>
          <table:table-cell office:value-type="float" office:value="30827" table:style-name="ce6">
            <text:p>30,827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27587" table:style-name="ce6">
            <text:p>27,587<text:s/></text:p>
          </table:table-cell>
          <table:table-cell office:value-type="float" office:value="38579" table:style-name="ce6">
            <text:p>38,579<text:s/></text:p>
          </table:table-cell>
          <table:table-cell office:value-type="float" office:value="40678" table:style-name="ce6">
            <text:p>40,678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26460" table:style-name="ce6">
            <text:p>26,460<text:s/></text:p>
          </table:table-cell>
          <table:table-cell office:value-type="float" office:value="56709" table:style-name="ce6">
            <text:p>56,709<text:s/></text:p>
          </table:table-cell>
          <table:table-cell office:value-type="float" office:value="24418" table:style-name="ce6">
            <text:p>24,418<text:s/></text:p>
          </table:table-cell>
          <table:table-cell office:value-type="float" office:value="30714" table:style-name="ce6">
            <text:p>30,714<text:s/></text:p>
          </table:table-cell>
          <table:table-cell office:value-type="float" office:value="33643" table:style-name="ce6">
            <text:p>33,643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59483" table:style-name="ce6">
            <text:p>59,483<text:s/></text:p>
          </table:table-cell>
          <table:table-cell office:value-type="float" office:value="21688" table:style-name="ce6">
            <text:p>21,688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15316" table:style-name="ce6">
            <text:p>15,316<text:s/></text:p>
          </table:table-cell>
          <table:table-cell office:value-type="float" office:value="19434" table:style-name="ce6">
            <text:p>19,434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24785" table:style-name="ce6">
            <text:p>24,785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40091" table:style-name="ce6">
            <text:p>40,091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25262" table:style-name="ce6">
            <text:p>25,262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10827" table:style-name="ce6">
            <text:p>10,827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29852" table:style-name="ce6">
            <text:p>29,852<text:s/></text:p>
          </table:table-cell>
          <table:table-cell office:value-type="float" office:value="23544" table:style-name="ce6">
            <text:p>23,544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4248" table:style-name="ce6">
            <text:p>4,248<text:s/></text:p>
          </table:table-cell>
          <table:table-cell table:number-columns-repeated="16264"/>
        </table:table-row>
        <table:table-row table:style-name="ro2">
          <table:table-cell office:value-type="date" office:date-value="2021-03-10T00:00:00" table:style-name="ce5">
            <text:p>2021/3/10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15352" table:style-name="ce6">
            <text:p>15,352<text:s/></text:p>
          </table:table-cell>
          <table:table-cell office:value-type="float" office:value="45349" table:style-name="ce6">
            <text:p>45,349<text:s/></text:p>
          </table:table-cell>
          <table:table-cell office:value-type="float" office:value="41848" table:style-name="ce6">
            <text:p>41,848<text:s/></text:p>
          </table:table-cell>
          <table:table-cell office:value-type="float" office:value="27628" table:style-name="ce6">
            <text:p>27,628<text:s/></text:p>
          </table:table-cell>
          <table:table-cell office:value-type="float" office:value="15360" table:style-name="ce6">
            <text:p>15,360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5131" table:style-name="ce6">
            <text:p>15,131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19105" table:style-name="ce6">
            <text:p>19,105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29135" table:style-name="ce6">
            <text:p>29,135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17415" table:style-name="ce6">
            <text:p>17,415<text:s/></text:p>
          </table:table-cell>
          <table:table-cell office:value-type="float" office:value="24847" table:style-name="ce6">
            <text:p>24,847<text:s/></text:p>
          </table:table-cell>
          <table:table-cell office:value-type="float" office:value="18244" table:style-name="ce6">
            <text:p>18,244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28948" table:style-name="ce6">
            <text:p>28,948<text:s/></text:p>
          </table:table-cell>
          <table:table-cell office:value-type="float" office:value="18131" table:style-name="ce6">
            <text:p>18,131<text:s/></text:p>
          </table:table-cell>
          <table:table-cell office:value-type="float" office:value="35284" table:style-name="ce6">
            <text:p>35,284<text:s/></text:p>
          </table:table-cell>
          <table:table-cell office:value-type="float" office:value="26114" table:style-name="ce6">
            <text:p>26,114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37860" table:style-name="ce6">
            <text:p>37,860<text:s/></text:p>
          </table:table-cell>
          <table:table-cell office:value-type="float" office:value="27480" table:style-name="ce6">
            <text:p>27,480<text:s/></text:p>
          </table:table-cell>
          <table:table-cell office:value-type="float" office:value="27424" table:style-name="ce6">
            <text:p>27,424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116061" table:style-name="ce6">
            <text:p>116,061<text:s/></text:p>
          </table:table-cell>
          <table:table-cell office:value-type="float" office:value="40957" table:style-name="ce6">
            <text:p>40,957<text:s/></text:p>
          </table:table-cell>
          <table:table-cell office:value-type="float" office:value="21573" table:style-name="ce6">
            <text:p>21,573<text:s/></text:p>
          </table:table-cell>
          <table:table-cell office:value-type="float" office:value="24717" table:style-name="ce6">
            <text:p>24,717<text:s/></text:p>
          </table:table-cell>
          <table:table-cell office:value-type="float" office:value="28254" table:style-name="ce6">
            <text:p>28,254<text:s/></text:p>
          </table:table-cell>
          <table:table-cell office:value-type="float" office:value="28025" table:style-name="ce6">
            <text:p>28,025<text:s/></text:p>
          </table:table-cell>
          <table:table-cell office:value-type="float" office:value="29320" table:style-name="ce6">
            <text:p>29,320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33295" table:style-name="ce6">
            <text:p>33,295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20375" table:style-name="ce6">
            <text:p>20,375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31638" table:style-name="ce6">
            <text:p>31,638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23526" table:style-name="ce6">
            <text:p>23,526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28138" table:style-name="ce6">
            <text:p>28,138<text:s/></text:p>
          </table:table-cell>
          <table:table-cell office:value-type="float" office:value="39510" table:style-name="ce6">
            <text:p>39,510<text:s/></text:p>
          </table:table-cell>
          <table:table-cell office:value-type="float" office:value="41134" table:style-name="ce6">
            <text:p>41,134<text:s/></text:p>
          </table:table-cell>
          <table:table-cell office:value-type="float" office:value="27446" table:style-name="ce6">
            <text:p>27,446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58309" table:style-name="ce6">
            <text:p>58,309<text:s/></text:p>
          </table:table-cell>
          <table:table-cell office:value-type="float" office:value="24714" table:style-name="ce6">
            <text:p>24,714<text:s/></text:p>
          </table:table-cell>
          <table:table-cell office:value-type="float" office:value="31878" table:style-name="ce6">
            <text:p>31,878<text:s/></text:p>
          </table:table-cell>
          <table:table-cell office:value-type="float" office:value="34393" table:style-name="ce6">
            <text:p>34,393<text:s/></text:p>
          </table:table-cell>
          <table:table-cell office:value-type="float" office:value="21571" table:style-name="ce6">
            <text:p>21,571<text:s/></text:p>
          </table:table-cell>
          <table:table-cell office:value-type="float" office:value="61163" table:style-name="ce6">
            <text:p>61,163<text:s/></text:p>
          </table:table-cell>
          <table:table-cell office:value-type="float" office:value="21668" table:style-name="ce6">
            <text:p>21,668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15324" table:style-name="ce6">
            <text:p>15,324<text:s/></text:p>
          </table:table-cell>
          <table:table-cell office:value-type="float" office:value="19818" table:style-name="ce6">
            <text:p>19,818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20280" table:style-name="ce6">
            <text:p>20,280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40606" table:style-name="ce6">
            <text:p>40,606<text:s/></text:p>
          </table:table-cell>
          <table:table-cell office:value-type="float" office:value="24575" table:style-name="ce6">
            <text:p>24,575<text:s/></text:p>
          </table:table-cell>
          <table:table-cell office:value-type="float" office:value="26031" table:style-name="ce6">
            <text:p>26,031<text:s/></text:p>
          </table:table-cell>
          <table:table-cell office:value-type="float" office:value="23554" table:style-name="ce6">
            <text:p>23,554<text:s/></text:p>
          </table:table-cell>
          <table:table-cell office:value-type="float" office:value="15368" table:style-name="ce6">
            <text:p>15,368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17991" table:style-name="ce6">
            <text:p>17,991<text:s/></text:p>
          </table:table-cell>
          <table:table-cell office:value-type="float" office:value="30531" table:style-name="ce6">
            <text:p>30,531<text:s/></text:p>
          </table:table-cell>
          <table:table-cell office:value-type="float" office:value="24145" table:style-name="ce6">
            <text:p>24,145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13139" table:style-name="ce6">
            <text:p>13,139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4311" table:style-name="ce6">
            <text:p>4,311<text:s/></text:p>
          </table:table-cell>
          <table:table-cell table:number-columns-repeated="16264"/>
        </table:table-row>
        <table:table-row table:style-name="ro2">
          <table:table-cell office:value-type="date" office:date-value="2021-03-11T00:00:00" table:style-name="ce5">
            <text:p>2021/3/11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15314" table:style-name="ce6">
            <text:p>15,314<text:s/></text:p>
          </table:table-cell>
          <table:table-cell office:value-type="float" office:value="44806" table:style-name="ce6">
            <text:p>44,806<text:s/></text:p>
          </table:table-cell>
          <table:table-cell office:value-type="float" office:value="42482" table:style-name="ce6">
            <text:p>42,482<text:s/></text:p>
          </table:table-cell>
          <table:table-cell office:value-type="float" office:value="27441" table:style-name="ce6">
            <text:p>27,441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20097" table:style-name="ce6">
            <text:p>20,097<text:s/></text:p>
          </table:table-cell>
          <table:table-cell office:value-type="float" office:value="18894" table:style-name="ce6">
            <text:p>18,894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29249" table:style-name="ce6">
            <text:p>29,249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28996" table:style-name="ce6">
            <text:p>28,996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35174" table:style-name="ce6">
            <text:p>35,174<text:s/></text:p>
          </table:table-cell>
          <table:table-cell office:value-type="float" office:value="25801" table:style-name="ce6">
            <text:p>25,801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37751" table:style-name="ce6">
            <text:p>37,751<text:s/></text:p>
          </table:table-cell>
          <table:table-cell office:value-type="float" office:value="27497" table:style-name="ce6">
            <text:p>27,497<text:s/></text:p>
          </table:table-cell>
          <table:table-cell office:value-type="float" office:value="27112" table:style-name="ce6">
            <text:p>27,112<text:s/></text:p>
          </table:table-cell>
          <table:table-cell office:value-type="float" office:value="21123" table:style-name="ce6">
            <text:p>21,123<text:s/></text:p>
          </table:table-cell>
          <table:table-cell office:value-type="float" office:value="25068" table:style-name="ce6">
            <text:p>25,068<text:s/></text:p>
          </table:table-cell>
          <table:table-cell office:value-type="float" office:value="121200" table:style-name="ce6">
            <text:p>121,200<text:s/></text:p>
          </table:table-cell>
          <table:table-cell office:value-type="float" office:value="41528" table:style-name="ce6">
            <text:p>41,528<text:s/></text:p>
          </table:table-cell>
          <table:table-cell office:value-type="float" office:value="21666" table:style-name="ce6">
            <text:p>21,666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29129" table:style-name="ce6">
            <text:p>29,129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29975" table:style-name="ce6">
            <text:p>29,975<text:s/></text:p>
          </table:table-cell>
          <table:table-cell office:value-type="float" office:value="24382" table:style-name="ce6">
            <text:p>24,382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33340" table:style-name="ce6">
            <text:p>33,340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20606" table:style-name="ce6">
            <text:p>20,606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32622" table:style-name="ce6">
            <text:p>32,622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28073" table:style-name="ce6">
            <text:p>28,073<text:s/></text:p>
          </table:table-cell>
          <table:table-cell office:value-type="float" office:value="39908" table:style-name="ce6">
            <text:p>39,908<text:s/></text:p>
          </table:table-cell>
          <table:table-cell office:value-type="float" office:value="40791" table:style-name="ce6">
            <text:p>40,791<text:s/></text:p>
          </table:table-cell>
          <table:table-cell office:value-type="float" office:value="27518" table:style-name="ce6">
            <text:p>27,518<text:s/></text:p>
          </table:table-cell>
          <table:table-cell office:value-type="float" office:value="27001" table:style-name="ce6">
            <text:p>27,001<text:s/></text:p>
          </table:table-cell>
          <table:table-cell office:value-type="float" office:value="58476" table:style-name="ce6">
            <text:p>58,476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31667" table:style-name="ce6">
            <text:p>31,667<text:s/></text:p>
          </table:table-cell>
          <table:table-cell office:value-type="float" office:value="34822" table:style-name="ce6">
            <text:p>34,822<text:s/></text:p>
          </table:table-cell>
          <table:table-cell office:value-type="float" office:value="22087" table:style-name="ce6">
            <text:p>22,087<text:s/></text:p>
          </table:table-cell>
          <table:table-cell office:value-type="float" office:value="61869" table:style-name="ce6">
            <text:p>61,869<text:s/></text:p>
          </table:table-cell>
          <table:table-cell office:value-type="float" office:value="21456" table:style-name="ce6">
            <text:p>21,456<text:s/></text:p>
          </table:table-cell>
          <table:table-cell office:value-type="float" office:value="16395" table:style-name="ce6">
            <text:p>16,395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20119" table:style-name="ce6">
            <text:p>20,119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20739" table:style-name="ce6">
            <text:p>20,739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41102" table:style-name="ce6">
            <text:p>41,102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25556" table:style-name="ce6">
            <text:p>25,556<text:s/></text:p>
          </table:table-cell>
          <table:table-cell office:value-type="float" office:value="23902" table:style-name="ce6">
            <text:p>23,902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17887" table:style-name="ce6">
            <text:p>17,887<text:s/></text:p>
          </table:table-cell>
          <table:table-cell office:value-type="float" office:value="30119" table:style-name="ce6">
            <text:p>30,119<text:s/></text:p>
          </table:table-cell>
          <table:table-cell office:value-type="float" office:value="24233" table:style-name="ce6">
            <text:p>24,233<text:s/></text:p>
          </table:table-cell>
          <table:table-cell office:value-type="float" office:value="14518" table:style-name="ce6">
            <text:p>14,518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4318" table:style-name="ce6">
            <text:p>4,318<text:s/></text:p>
          </table:table-cell>
          <table:table-cell table:number-columns-repeated="16264"/>
        </table:table-row>
        <table:table-row table:style-name="ro2">
          <table:table-cell office:value-type="date" office:date-value="2021-03-12T00:00:00" table:style-name="ce5">
            <text:p>2021/3/12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15960" table:style-name="ce6">
            <text:p>15,960<text:s/></text:p>
          </table:table-cell>
          <table:table-cell office:value-type="float" office:value="47458" table:style-name="ce6">
            <text:p>47,458<text:s/></text:p>
          </table:table-cell>
          <table:table-cell office:value-type="float" office:value="48899" table:style-name="ce6">
            <text:p>48,899<text:s/></text:p>
          </table:table-cell>
          <table:table-cell office:value-type="float" office:value="30198" table:style-name="ce6">
            <text:p>30,198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5035" table:style-name="ce6">
            <text:p>15,035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20057" table:style-name="ce6">
            <text:p>20,057<text:s/></text:p>
          </table:table-cell>
          <table:table-cell office:value-type="float" office:value="19421" table:style-name="ce6">
            <text:p>19,421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29885" table:style-name="ce6">
            <text:p>29,885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18874" table:style-name="ce6">
            <text:p>18,874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31115" table:style-name="ce6">
            <text:p>31,115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34971" table:style-name="ce6">
            <text:p>34,971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11980" table:style-name="ce6">
            <text:p>11,980<text:s/></text:p>
          </table:table-cell>
          <table:table-cell office:value-type="float" office:value="38461" table:style-name="ce6">
            <text:p>38,461<text:s/></text:p>
          </table:table-cell>
          <table:table-cell office:value-type="float" office:value="28440" table:style-name="ce6">
            <text:p>28,440<text:s/></text:p>
          </table:table-cell>
          <table:table-cell office:value-type="float" office:value="27936" table:style-name="ce6">
            <text:p>27,936<text:s/></text:p>
          </table:table-cell>
          <table:table-cell office:value-type="float" office:value="21456" table:style-name="ce6">
            <text:p>21,456<text:s/></text:p>
          </table:table-cell>
          <table:table-cell office:value-type="float" office:value="25157" table:style-name="ce6">
            <text:p>25,157<text:s/></text:p>
          </table:table-cell>
          <table:table-cell office:value-type="float" office:value="158555" table:style-name="ce6">
            <text:p>158,555<text:s/></text:p>
          </table:table-cell>
          <table:table-cell office:value-type="float" office:value="48878" table:style-name="ce6">
            <text:p>48,878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25903" table:style-name="ce6">
            <text:p>25,903<text:s/></text:p>
          </table:table-cell>
          <table:table-cell office:value-type="float" office:value="32167" table:style-name="ce6">
            <text:p>32,167<text:s/></text:p>
          </table:table-cell>
          <table:table-cell office:value-type="float" office:value="29885" table:style-name="ce6">
            <text:p>29,885<text:s/></text:p>
          </table:table-cell>
          <table:table-cell office:value-type="float" office:value="30858" table:style-name="ce6">
            <text:p>30,858<text:s/></text:p>
          </table:table-cell>
          <table:table-cell office:value-type="float" office:value="26297" table:style-name="ce6">
            <text:p>26,297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34074" table:style-name="ce6">
            <text:p>34,074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33596" table:style-name="ce6">
            <text:p>33,596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5483" table:style-name="ce6">
            <text:p>15,483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25036" table:style-name="ce6">
            <text:p>25,036<text:s/></text:p>
          </table:table-cell>
          <table:table-cell office:value-type="float" office:value="30645" table:style-name="ce6">
            <text:p>30,645<text:s/></text:p>
          </table:table-cell>
          <table:table-cell office:value-type="float" office:value="44910" table:style-name="ce6">
            <text:p>44,910<text:s/></text:p>
          </table:table-cell>
          <table:table-cell office:value-type="float" office:value="42521" table:style-name="ce6">
            <text:p>42,521<text:s/></text:p>
          </table:table-cell>
          <table:table-cell office:value-type="float" office:value="28444" table:style-name="ce6">
            <text:p>28,444<text:s/></text:p>
          </table:table-cell>
          <table:table-cell office:value-type="float" office:value="28769" table:style-name="ce6">
            <text:p>28,769<text:s/></text:p>
          </table:table-cell>
          <table:table-cell office:value-type="float" office:value="70969" table:style-name="ce6">
            <text:p>70,969<text:s/></text:p>
          </table:table-cell>
          <table:table-cell office:value-type="float" office:value="26715" table:style-name="ce6">
            <text:p>26,715<text:s/></text:p>
          </table:table-cell>
          <table:table-cell office:value-type="float" office:value="34299" table:style-name="ce6">
            <text:p>34,299<text:s/></text:p>
          </table:table-cell>
          <table:table-cell office:value-type="float" office:value="39981" table:style-name="ce6">
            <text:p>39,981<text:s/></text:p>
          </table:table-cell>
          <table:table-cell office:value-type="float" office:value="25034" table:style-name="ce6">
            <text:p>25,034<text:s/></text:p>
          </table:table-cell>
          <table:table-cell office:value-type="float" office:value="72082" table:style-name="ce6">
            <text:p>72,082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17450" table:style-name="ce6">
            <text:p>17,450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24093" table:style-name="ce6">
            <text:p>24,093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28300" table:style-name="ce6">
            <text:p>28,300<text:s/></text:p>
          </table:table-cell>
          <table:table-cell office:value-type="float" office:value="22637" table:style-name="ce6">
            <text:p>22,637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42359" table:style-name="ce6">
            <text:p>42,359<text:s/></text:p>
          </table:table-cell>
          <table:table-cell office:value-type="float" office:value="25795" table:style-name="ce6">
            <text:p>25,795<text:s/></text:p>
          </table:table-cell>
          <table:table-cell office:value-type="float" office:value="26995" table:style-name="ce6">
            <text:p>26,995<text:s/></text:p>
          </table:table-cell>
          <table:table-cell office:value-type="float" office:value="25649" table:style-name="ce6">
            <text:p>25,649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12535" table:style-name="ce6">
            <text:p>12,535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32314" table:style-name="ce6">
            <text:p>32,314<text:s/></text:p>
          </table:table-cell>
          <table:table-cell office:value-type="float" office:value="26582" table:style-name="ce6">
            <text:p>26,582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4492" table:style-name="ce6">
            <text:p>4,492<text:s/></text:p>
          </table:table-cell>
          <table:table-cell table:number-columns-repeated="16264"/>
        </table:table-row>
        <table:table-row table:style-name="ro2">
          <table:table-cell office:value-type="date" office:date-value="2021-03-13T00:00:00" table:style-name="ce5">
            <text:p>2021/3/13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26470" table:style-name="ce6">
            <text:p>26,470<text:s/></text:p>
          </table:table-cell>
          <table:table-cell office:value-type="float" office:value="46214" table:style-name="ce6">
            <text:p>46,214<text:s/></text:p>
          </table:table-cell>
          <table:table-cell office:value-type="float" office:value="18519" table:style-name="ce6">
            <text:p>18,519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16135" table:style-name="ce6">
            <text:p>16,135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29772" table:style-name="ce6">
            <text:p>29,772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28425" table:style-name="ce6">
            <text:p>28,425<text:s/></text:p>
          </table:table-cell>
          <table:table-cell office:value-type="float" office:value="20409" table:style-name="ce6">
            <text:p>20,409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31803" table:style-name="ce6">
            <text:p>31,803<text:s/></text:p>
          </table:table-cell>
          <table:table-cell office:value-type="float" office:value="22660" table:style-name="ce6">
            <text:p>22,660<text:s/></text:p>
          </table:table-cell>
          <table:table-cell office:value-type="float" office:value="21422" table:style-name="ce6">
            <text:p>21,422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44575" table:style-name="ce6">
            <text:p>144,575<text:s/></text:p>
          </table:table-cell>
          <table:table-cell office:value-type="float" office:value="50052" table:style-name="ce6">
            <text:p>50,052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18277" table:style-name="ce6">
            <text:p>18,277<text:s/></text:p>
          </table:table-cell>
          <table:table-cell office:value-type="float" office:value="42252" table:style-name="ce6">
            <text:p>42,252<text:s/></text:p>
          </table:table-cell>
          <table:table-cell office:value-type="float" office:value="28917" table:style-name="ce6">
            <text:p>28,917<text:s/></text:p>
          </table:table-cell>
          <table:table-cell office:value-type="float" office:value="29492" table:style-name="ce6">
            <text:p>29,492<text:s/></text:p>
          </table:table-cell>
          <table:table-cell office:value-type="float" office:value="21855" table:style-name="ce6">
            <text:p>21,855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17754" table:style-name="ce6">
            <text:p>17,754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34709" table:style-name="ce6">
            <text:p>34,709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18558" table:style-name="ce6">
            <text:p>18,558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27951" table:style-name="ce6">
            <text:p>27,951<text:s/></text:p>
          </table:table-cell>
          <table:table-cell office:value-type="float" office:value="38128" table:style-name="ce6">
            <text:p>38,128<text:s/></text:p>
          </table:table-cell>
          <table:table-cell office:value-type="float" office:value="32061" table:style-name="ce6">
            <text:p>32,061<text:s/></text:p>
          </table:table-cell>
          <table:table-cell office:value-type="float" office:value="22703" table:style-name="ce6">
            <text:p>22,703<text:s/></text:p>
          </table:table-cell>
          <table:table-cell office:value-type="float" office:value="28576" table:style-name="ce6">
            <text:p>28,576<text:s/></text:p>
          </table:table-cell>
          <table:table-cell office:value-type="float" office:value="77515" table:style-name="ce6">
            <text:p>77,515<text:s/></text:p>
          </table:table-cell>
          <table:table-cell office:value-type="float" office:value="17667" table:style-name="ce6">
            <text:p>17,667<text:s/></text:p>
          </table:table-cell>
          <table:table-cell office:value-type="float" office:value="33621" table:style-name="ce6">
            <text:p>33,621<text:s/></text:p>
          </table:table-cell>
          <table:table-cell office:value-type="float" office:value="35484" table:style-name="ce6">
            <text:p>35,484<text:s/></text:p>
          </table:table-cell>
          <table:table-cell office:value-type="float" office:value="20623" table:style-name="ce6">
            <text:p>20,623<text:s/></text:p>
          </table:table-cell>
          <table:table-cell office:value-type="float" office:value="57686" table:style-name="ce6">
            <text:p>57,686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21661" table:style-name="ce6">
            <text:p>21,661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22457" table:style-name="ce6">
            <text:p>22,457<text:s/></text:p>
          </table:table-cell>
          <table:table-cell office:value-type="float" office:value="14846" table:style-name="ce6">
            <text:p>14,846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20050" table:style-name="ce6">
            <text:p>20,050<text:s/></text:p>
          </table:table-cell>
          <table:table-cell office:value-type="float" office:value="15526" table:style-name="ce6">
            <text:p>15,526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17518" table:style-name="ce6">
            <text:p>17,518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21816" table:style-name="ce6">
            <text:p>21,816<text:s/></text:p>
          </table:table-cell>
          <table:table-cell office:value-type="float" office:value="23059" table:style-name="ce6">
            <text:p>23,059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2969" table:style-name="ce6">
            <text:p>2,969<text:s/></text:p>
          </table:table-cell>
          <table:table-cell table:number-columns-repeated="16264"/>
        </table:table-row>
        <table:table-row table:style-name="ro2">
          <table:table-cell office:value-type="date" office:date-value="2021-03-14T00:00:00" table:style-name="ce5">
            <text:p>2021/3/14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34953" table:style-name="ce6">
            <text:p>34,953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29008" table:style-name="ce6">
            <text:p>29,008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22868" table:style-name="ce6">
            <text:p>22,868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19129" table:style-name="ce6">
            <text:p>19,129<text:s/></text:p>
          </table:table-cell>
          <table:table-cell office:value-type="float" office:value="18481" table:style-name="ce6">
            <text:p>18,481<text:s/></text:p>
          </table:table-cell>
          <table:table-cell office:value-type="float" office:value="16049" table:style-name="ce6">
            <text:p>16,049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133689" table:style-name="ce6">
            <text:p>133,689<text:s/></text:p>
          </table:table-cell>
          <table:table-cell office:value-type="float" office:value="39159" table:style-name="ce6">
            <text:p>39,159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36849" table:style-name="ce6">
            <text:p>36,849<text:s/></text:p>
          </table:table-cell>
          <table:table-cell office:value-type="float" office:value="26285" table:style-name="ce6">
            <text:p>26,285<text:s/></text:p>
          </table:table-cell>
          <table:table-cell office:value-type="float" office:value="25881" table:style-name="ce6">
            <text:p>25,881<text:s/></text:p>
          </table:table-cell>
          <table:table-cell office:value-type="float" office:value="18854" table:style-name="ce6">
            <text:p>18,854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5624" table:style-name="ce6">
            <text:p>5,624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37456" table:style-name="ce6">
            <text:p>37,456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15849" table:style-name="ce6">
            <text:p>15,849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33058" table:style-name="ce6">
            <text:p>33,058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23669" table:style-name="ce6">
            <text:p>23,669<text:s/></text:p>
          </table:table-cell>
          <table:table-cell office:value-type="float" office:value="61500" table:style-name="ce6">
            <text:p>61,500<text:s/></text:p>
          </table:table-cell>
          <table:table-cell office:value-type="float" office:value="14754" table:style-name="ce6">
            <text:p>14,754<text:s/></text:p>
          </table:table-cell>
          <table:table-cell office:value-type="float" office:value="28602" table:style-name="ce6">
            <text:p>28,602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46962" table:style-name="ce6">
            <text:p>46,962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19010" table:style-name="ce6">
            <text:p>19,010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8036" table:style-name="ce6">
            <text:p>18,036<text:s/></text:p>
          </table:table-cell>
          <table:table-cell office:value-type="float" office:value="11563" table:style-name="ce6">
            <text:p>11,563<text:s/></text:p>
          </table:table-cell>
          <table:table-cell office:value-type="float" office:value="14748" table:style-name="ce6">
            <text:p>14,748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15172" table:style-name="ce6">
            <text:p>15,172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2779" table:style-name="ce6">
            <text:p>2,779<text:s/></text:p>
          </table:table-cell>
          <table:table-cell table:number-columns-repeated="16264"/>
        </table:table-row>
        <table:table-row table:style-name="ro2">
          <table:table-cell office:value-type="date" office:date-value="2021-03-15T00:00:00" table:style-name="ce5">
            <text:p>2021/3/15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43276" table:style-name="ce6">
            <text:p>43,276<text:s/></text:p>
          </table:table-cell>
          <table:table-cell office:value-type="float" office:value="37839" table:style-name="ce6">
            <text:p>37,839<text:s/></text:p>
          </table:table-cell>
          <table:table-cell office:value-type="float" office:value="26246" table:style-name="ce6">
            <text:p>26,246<text:s/></text:p>
          </table:table-cell>
          <table:table-cell office:value-type="float" office:value="14428" table:style-name="ce6">
            <text:p>14,428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4644" table:style-name="ce6">
            <text:p>14,644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18358" table:style-name="ce6">
            <text:p>18,358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28017" table:style-name="ce6">
            <text:p>28,017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7518" table:style-name="ce6">
            <text:p>17,518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27092" table:style-name="ce6">
            <text:p>27,092<text:s/></text:p>
          </table:table-cell>
          <table:table-cell office:value-type="float" office:value="16634" table:style-name="ce6">
            <text:p>16,634<text:s/></text:p>
          </table:table-cell>
          <table:table-cell office:value-type="float" office:value="33094" table:style-name="ce6">
            <text:p>33,094<text:s/></text:p>
          </table:table-cell>
          <table:table-cell office:value-type="float" office:value="23258" table:style-name="ce6">
            <text:p>23,258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36406" table:style-name="ce6">
            <text:p>36,406<text:s/></text:p>
          </table:table-cell>
          <table:table-cell office:value-type="float" office:value="26213" table:style-name="ce6">
            <text:p>26,213<text:s/></text:p>
          </table:table-cell>
          <table:table-cell office:value-type="float" office:value="26439" table:style-name="ce6">
            <text:p>26,439<text:s/></text:p>
          </table:table-cell>
          <table:table-cell office:value-type="float" office:value="20453" table:style-name="ce6">
            <text:p>20,453<text:s/></text:p>
          </table:table-cell>
          <table:table-cell office:value-type="float" office:value="24929" table:style-name="ce6">
            <text:p>24,929<text:s/></text:p>
          </table:table-cell>
          <table:table-cell office:value-type="float" office:value="116408" table:style-name="ce6">
            <text:p>116,408<text:s/></text:p>
          </table:table-cell>
          <table:table-cell office:value-type="float" office:value="37167" table:style-name="ce6">
            <text:p>37,167<text:s/></text:p>
          </table:table-cell>
          <table:table-cell office:value-type="float" office:value="21554" table:style-name="ce6">
            <text:p>21,554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28323" table:style-name="ce6">
            <text:p>28,323<text:s/></text:p>
          </table:table-cell>
          <table:table-cell office:value-type="float" office:value="27470" table:style-name="ce6">
            <text:p>27,470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22991" table:style-name="ce6">
            <text:p>22,991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32362" table:style-name="ce6">
            <text:p>32,362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19572" table:style-name="ce6">
            <text:p>19,572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32608" table:style-name="ce6">
            <text:p>32,608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26601" table:style-name="ce6">
            <text:p>26,601<text:s/></text:p>
          </table:table-cell>
          <table:table-cell office:value-type="float" office:value="38047" table:style-name="ce6">
            <text:p>38,047<text:s/></text:p>
          </table:table-cell>
          <table:table-cell office:value-type="float" office:value="39758" table:style-name="ce6">
            <text:p>39,758<text:s/></text:p>
          </table:table-cell>
          <table:table-cell office:value-type="float" office:value="26732" table:style-name="ce6">
            <text:p>26,732<text:s/></text:p>
          </table:table-cell>
          <table:table-cell office:value-type="float" office:value="25896" table:style-name="ce6">
            <text:p>25,896<text:s/></text:p>
          </table:table-cell>
          <table:table-cell office:value-type="float" office:value="54020" table:style-name="ce6">
            <text:p>54,020<text:s/></text:p>
          </table:table-cell>
          <table:table-cell office:value-type="float" office:value="22291" table:style-name="ce6">
            <text:p>22,291<text:s/></text:p>
          </table:table-cell>
          <table:table-cell office:value-type="float" office:value="29554" table:style-name="ce6">
            <text:p>29,554<text:s/></text:p>
          </table:table-cell>
          <table:table-cell office:value-type="float" office:value="32000" table:style-name="ce6">
            <text:p>32,000<text:s/></text:p>
          </table:table-cell>
          <table:table-cell office:value-type="float" office:value="19822" table:style-name="ce6">
            <text:p>19,822<text:s/></text:p>
          </table:table-cell>
          <table:table-cell office:value-type="float" office:value="58427" table:style-name="ce6">
            <text:p>58,427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15922" table:style-name="ce6">
            <text:p>15,922<text:s/></text:p>
          </table:table-cell>
          <table:table-cell office:value-type="float" office:value="15318" table:style-name="ce6">
            <text:p>15,318<text:s/></text:p>
          </table:table-cell>
          <table:table-cell office:value-type="float" office:value="19226" table:style-name="ce6">
            <text:p>19,226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24630" table:style-name="ce6">
            <text:p>24,630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38617" table:style-name="ce6">
            <text:p>38,617<text:s/></text:p>
          </table:table-cell>
          <table:table-cell office:value-type="float" office:value="23643" table:style-name="ce6">
            <text:p>23,643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23263" table:style-name="ce6">
            <text:p>23,263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7259" table:style-name="ce6">
            <text:p>17,259<text:s/></text:p>
          </table:table-cell>
          <table:table-cell office:value-type="float" office:value="28853" table:style-name="ce6">
            <text:p>28,853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4433" table:style-name="ce6">
            <text:p>4,433<text:s/></text:p>
          </table:table-cell>
          <table:table-cell table:number-columns-repeated="16264"/>
        </table:table-row>
        <table:table-row table:style-name="ro2">
          <table:table-cell office:value-type="date" office:date-value="2021-03-16T00:00:00" table:style-name="ce5">
            <text:p>2021/3/16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45612" table:style-name="ce6">
            <text:p>45,612<text:s/></text:p>
          </table:table-cell>
          <table:table-cell office:value-type="float" office:value="39834" table:style-name="ce6">
            <text:p>39,834<text:s/></text:p>
          </table:table-cell>
          <table:table-cell office:value-type="float" office:value="27143" table:style-name="ce6">
            <text:p>27,143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10531" table:style-name="ce6">
            <text:p>10,531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18756" table:style-name="ce6">
            <text:p>18,756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28775" table:style-name="ce6">
            <text:p>28,775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24383" table:style-name="ce6">
            <text:p>24,383<text:s/></text:p>
          </table:table-cell>
          <table:table-cell office:value-type="float" office:value="17779" table:style-name="ce6">
            <text:p>17,779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27693" table:style-name="ce6">
            <text:p>27,693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34424" table:style-name="ce6">
            <text:p>34,424<text:s/></text:p>
          </table:table-cell>
          <table:table-cell office:value-type="float" office:value="25951" table:style-name="ce6">
            <text:p>25,951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37373" table:style-name="ce6">
            <text:p>37,373<text:s/></text:p>
          </table:table-cell>
          <table:table-cell office:value-type="float" office:value="27209" table:style-name="ce6">
            <text:p>27,209<text:s/></text:p>
          </table:table-cell>
          <table:table-cell office:value-type="float" office:value="27292" table:style-name="ce6">
            <text:p>27,292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115411" table:style-name="ce6">
            <text:p>115,411<text:s/></text:p>
          </table:table-cell>
          <table:table-cell office:value-type="float" office:value="39469" table:style-name="ce6">
            <text:p>39,469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24632" table:style-name="ce6">
            <text:p>24,632<text:s/></text:p>
          </table:table-cell>
          <table:table-cell office:value-type="float" office:value="30937" table:style-name="ce6">
            <text:p>30,937<text:s/></text:p>
          </table:table-cell>
          <table:table-cell office:value-type="float" office:value="28501" table:style-name="ce6">
            <text:p>28,501<text:s/></text:p>
          </table:table-cell>
          <table:table-cell office:value-type="float" office:value="28588" table:style-name="ce6">
            <text:p>28,588<text:s/></text:p>
          </table:table-cell>
          <table:table-cell office:value-type="float" office:value="24336" table:style-name="ce6">
            <text:p>24,336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33014" table:style-name="ce6">
            <text:p>33,014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20080" table:style-name="ce6">
            <text:p>20,080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32662" table:style-name="ce6">
            <text:p>32,662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23437" table:style-name="ce6">
            <text:p>23,437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27277" table:style-name="ce6">
            <text:p>27,277<text:s/></text:p>
          </table:table-cell>
          <table:table-cell office:value-type="float" office:value="38479" table:style-name="ce6">
            <text:p>38,479<text:s/></text:p>
          </table:table-cell>
          <table:table-cell office:value-type="float" office:value="40617" table:style-name="ce6">
            <text:p>40,617<text:s/></text:p>
          </table:table-cell>
          <table:table-cell office:value-type="float" office:value="26822" table:style-name="ce6">
            <text:p>26,822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56099" table:style-name="ce6">
            <text:p>56,099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28936" table:style-name="ce6">
            <text:p>28,936<text:s/></text:p>
          </table:table-cell>
          <table:table-cell office:value-type="float" office:value="33156" table:style-name="ce6">
            <text:p>33,156<text:s/></text:p>
          </table:table-cell>
          <table:table-cell office:value-type="float" office:value="20403" table:style-name="ce6">
            <text:p>20,403<text:s/></text:p>
          </table:table-cell>
          <table:table-cell office:value-type="float" office:value="59013" table:style-name="ce6">
            <text:p>59,013<text:s/></text:p>
          </table:table-cell>
          <table:table-cell office:value-type="float" office:value="21379" table:style-name="ce6">
            <text:p>21,379<text:s/></text:p>
          </table:table-cell>
          <table:table-cell office:value-type="float" office:value="16097" table:style-name="ce6">
            <text:p>16,097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19361" table:style-name="ce6">
            <text:p>19,361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25227" table:style-name="ce6">
            <text:p>25,227<text:s/></text:p>
          </table:table-cell>
          <table:table-cell office:value-type="float" office:value="20414" table:style-name="ce6">
            <text:p>20,414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39714" table:style-name="ce6">
            <text:p>39,714<text:s/></text:p>
          </table:table-cell>
          <table:table-cell office:value-type="float" office:value="25580" table:style-name="ce6">
            <text:p>25,580<text:s/></text:p>
          </table:table-cell>
          <table:table-cell office:value-type="float" office:value="25456" table:style-name="ce6">
            <text:p>25,456<text:s/></text:p>
          </table:table-cell>
          <table:table-cell office:value-type="float" office:value="23469" table:style-name="ce6">
            <text:p>23,469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29964" table:style-name="ce6">
            <text:p>29,964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14244" table:style-name="ce6">
            <text:p>14,244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4344" table:style-name="ce6">
            <text:p>4,344<text:s/></text:p>
          </table:table-cell>
          <table:table-cell table:number-columns-repeated="16264"/>
        </table:table-row>
        <table:table-row table:style-name="ro2">
          <table:table-cell office:value-type="date" office:date-value="2021-03-17T00:00:00" table:style-name="ce5">
            <text:p>2021/3/17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15254" table:style-name="ce6">
            <text:p>15,254<text:s/></text:p>
          </table:table-cell>
          <table:table-cell office:value-type="float" office:value="45365" table:style-name="ce6">
            <text:p>45,365<text:s/></text:p>
          </table:table-cell>
          <table:table-cell office:value-type="float" office:value="40886" table:style-name="ce6">
            <text:p>40,886<text:s/></text:p>
          </table:table-cell>
          <table:table-cell office:value-type="float" office:value="27634" table:style-name="ce6">
            <text:p>27,634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10571" table:style-name="ce6">
            <text:p>10,571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28946" table:style-name="ce6">
            <text:p>28,946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17453" table:style-name="ce6">
            <text:p>17,453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18011" table:style-name="ce6">
            <text:p>18,011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28416" table:style-name="ce6">
            <text:p>28,416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34877" table:style-name="ce6">
            <text:p>34,877<text:s/></text:p>
          </table:table-cell>
          <table:table-cell office:value-type="float" office:value="25466" table:style-name="ce6">
            <text:p>25,466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37873" table:style-name="ce6">
            <text:p>37,873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27091" table:style-name="ce6">
            <text:p>27,091<text:s/></text:p>
          </table:table-cell>
          <table:table-cell office:value-type="float" office:value="20777" table:style-name="ce6">
            <text:p>20,777<text:s/></text:p>
          </table:table-cell>
          <table:table-cell office:value-type="float" office:value="25237" table:style-name="ce6">
            <text:p>25,237<text:s/></text:p>
          </table:table-cell>
          <table:table-cell office:value-type="float" office:value="117384" table:style-name="ce6">
            <text:p>117,384<text:s/></text:p>
          </table:table-cell>
          <table:table-cell office:value-type="float" office:value="40495" table:style-name="ce6">
            <text:p>40,495<text:s/></text:p>
          </table:table-cell>
          <table:table-cell office:value-type="float" office:value="21615" table:style-name="ce6">
            <text:p>21,615<text:s/></text:p>
          </table:table-cell>
          <table:table-cell office:value-type="float" office:value="24889" table:style-name="ce6">
            <text:p>24,889<text:s/></text:p>
          </table:table-cell>
          <table:table-cell office:value-type="float" office:value="30434" table:style-name="ce6">
            <text:p>30,434<text:s/></text:p>
          </table:table-cell>
          <table:table-cell office:value-type="float" office:value="28530" table:style-name="ce6">
            <text:p>28,530<text:s/></text:p>
          </table:table-cell>
          <table:table-cell office:value-type="float" office:value="28234" table:style-name="ce6">
            <text:p>28,234<text:s/></text:p>
          </table:table-cell>
          <table:table-cell office:value-type="float" office:value="24273" table:style-name="ce6">
            <text:p>24,273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33486" table:style-name="ce6">
            <text:p>33,486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20399" table:style-name="ce6">
            <text:p>20,399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32678" table:style-name="ce6">
            <text:p>32,678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23401" table:style-name="ce6">
            <text:p>23,401<text:s/></text:p>
          </table:table-cell>
          <table:table-cell office:value-type="float" office:value="25026" table:style-name="ce6">
            <text:p>25,026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39163" table:style-name="ce6">
            <text:p>39,163<text:s/></text:p>
          </table:table-cell>
          <table:table-cell office:value-type="float" office:value="40941" table:style-name="ce6">
            <text:p>40,941<text:s/></text:p>
          </table:table-cell>
          <table:table-cell office:value-type="float" office:value="27419" table:style-name="ce6">
            <text:p>27,419<text:s/></text:p>
          </table:table-cell>
          <table:table-cell office:value-type="float" office:value="26439" table:style-name="ce6">
            <text:p>26,439<text:s/></text:p>
          </table:table-cell>
          <table:table-cell office:value-type="float" office:value="56869" table:style-name="ce6">
            <text:p>56,869<text:s/></text:p>
          </table:table-cell>
          <table:table-cell office:value-type="float" office:value="24539" table:style-name="ce6">
            <text:p>24,539<text:s/></text:p>
          </table:table-cell>
          <table:table-cell office:value-type="float" office:value="29505" table:style-name="ce6">
            <text:p>29,505<text:s/></text:p>
          </table:table-cell>
          <table:table-cell office:value-type="float" office:value="34261" table:style-name="ce6">
            <text:p>34,261<text:s/></text:p>
          </table:table-cell>
          <table:table-cell office:value-type="float" office:value="21209" table:style-name="ce6">
            <text:p>21,209<text:s/></text:p>
          </table:table-cell>
          <table:table-cell office:value-type="float" office:value="60327" table:style-name="ce6">
            <text:p>60,327<text:s/></text:p>
          </table:table-cell>
          <table:table-cell office:value-type="float" office:value="21533" table:style-name="ce6">
            <text:p>21,533<text:s/></text:p>
          </table:table-cell>
          <table:table-cell office:value-type="float" office:value="16460" table:style-name="ce6">
            <text:p>16,460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25819" table:style-name="ce6">
            <text:p>25,819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40801" table:style-name="ce6">
            <text:p>40,801<text:s/></text:p>
          </table:table-cell>
          <table:table-cell office:value-type="float" office:value="25734" table:style-name="ce6">
            <text:p>25,734<text:s/></text:p>
          </table:table-cell>
          <table:table-cell office:value-type="float" office:value="25447" table:style-name="ce6">
            <text:p>25,447<text:s/></text:p>
          </table:table-cell>
          <table:table-cell office:value-type="float" office:value="24019" table:style-name="ce6">
            <text:p>24,019<text:s/></text:p>
          </table:table-cell>
          <table:table-cell office:value-type="float" office:value="14924" table:style-name="ce6">
            <text:p>14,924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7955" table:style-name="ce6">
            <text:p>17,955<text:s/></text:p>
          </table:table-cell>
          <table:table-cell office:value-type="float" office:value="30419" table:style-name="ce6">
            <text:p>30,419<text:s/></text:p>
          </table:table-cell>
          <table:table-cell office:value-type="float" office:value="24262" table:style-name="ce6">
            <text:p>24,262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13318" table:style-name="ce6">
            <text:p>13,318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4399" table:style-name="ce6">
            <text:p>4,399<text:s/></text:p>
          </table:table-cell>
          <table:table-cell table:number-columns-repeated="16264"/>
        </table:table-row>
        <table:table-row table:style-name="ro2">
          <table:table-cell office:value-type="date" office:date-value="2021-03-18T00:00:00" table:style-name="ce5">
            <text:p>2021/3/18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45339" table:style-name="ce6">
            <text:p>45,339<text:s/></text:p>
          </table:table-cell>
          <table:table-cell office:value-type="float" office:value="41591" table:style-name="ce6">
            <text:p>41,591<text:s/></text:p>
          </table:table-cell>
          <table:table-cell office:value-type="float" office:value="27808" table:style-name="ce6">
            <text:p>27,808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19858" table:style-name="ce6">
            <text:p>19,858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24306" table:style-name="ce6">
            <text:p>24,306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28249" table:style-name="ce6">
            <text:p>28,249<text:s/></text:p>
          </table:table-cell>
          <table:table-cell office:value-type="float" office:value="17625" table:style-name="ce6">
            <text:p>17,625<text:s/></text:p>
          </table:table-cell>
          <table:table-cell office:value-type="float" office:value="35014" table:style-name="ce6">
            <text:p>35,014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37460" table:style-name="ce6">
            <text:p>37,460<text:s/></text:p>
          </table:table-cell>
          <table:table-cell office:value-type="float" office:value="27361" table:style-name="ce6">
            <text:p>27,361<text:s/></text:p>
          </table:table-cell>
          <table:table-cell office:value-type="float" office:value="27108" table:style-name="ce6">
            <text:p>27,108<text:s/></text:p>
          </table:table-cell>
          <table:table-cell office:value-type="float" office:value="20894" table:style-name="ce6">
            <text:p>20,894<text:s/></text:p>
          </table:table-cell>
          <table:table-cell office:value-type="float" office:value="24928" table:style-name="ce6">
            <text:p>24,928<text:s/></text:p>
          </table:table-cell>
          <table:table-cell office:value-type="float" office:value="121188" table:style-name="ce6">
            <text:p>121,188<text:s/></text:p>
          </table:table-cell>
          <table:table-cell office:value-type="float" office:value="40268" table:style-name="ce6">
            <text:p>40,268<text:s/></text:p>
          </table:table-cell>
          <table:table-cell office:value-type="float" office:value="21467" table:style-name="ce6">
            <text:p>21,467<text:s/></text:p>
          </table:table-cell>
          <table:table-cell office:value-type="float" office:value="24649" table:style-name="ce6">
            <text:p>24,649<text:s/></text:p>
          </table:table-cell>
          <table:table-cell office:value-type="float" office:value="30025" table:style-name="ce6">
            <text:p>30,025<text:s/></text:p>
          </table:table-cell>
          <table:table-cell office:value-type="float" office:value="28717" table:style-name="ce6">
            <text:p>28,717<text:s/></text:p>
          </table:table-cell>
          <table:table-cell office:value-type="float" office:value="28376" table:style-name="ce6">
            <text:p>28,376<text:s/></text:p>
          </table:table-cell>
          <table:table-cell office:value-type="float" office:value="24169" table:style-name="ce6">
            <text:p>24,169<text:s/></text:p>
          </table:table-cell>
          <table:table-cell office:value-type="float" office:value="13354" table:style-name="ce6">
            <text:p>13,354<text:s/></text:p>
          </table:table-cell>
          <table:table-cell office:value-type="float" office:value="33180" table:style-name="ce6">
            <text:p>33,180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32182" table:style-name="ce6">
            <text:p>32,182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23592" table:style-name="ce6">
            <text:p>23,592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27869" table:style-name="ce6">
            <text:p>27,869<text:s/></text:p>
          </table:table-cell>
          <table:table-cell office:value-type="float" office:value="38970" table:style-name="ce6">
            <text:p>38,970<text:s/></text:p>
          </table:table-cell>
          <table:table-cell office:value-type="float" office:value="40807" table:style-name="ce6">
            <text:p>40,807<text:s/></text:p>
          </table:table-cell>
          <table:table-cell office:value-type="float" office:value="27482" table:style-name="ce6">
            <text:p>27,482<text:s/></text:p>
          </table:table-cell>
          <table:table-cell office:value-type="float" office:value="26244" table:style-name="ce6">
            <text:p>26,244<text:s/></text:p>
          </table:table-cell>
          <table:table-cell office:value-type="float" office:value="57905" table:style-name="ce6">
            <text:p>57,905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31326" table:style-name="ce6">
            <text:p>31,326<text:s/></text:p>
          </table:table-cell>
          <table:table-cell office:value-type="float" office:value="34875" table:style-name="ce6">
            <text:p>34,875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60661" table:style-name="ce6">
            <text:p>60,661<text:s/></text:p>
          </table:table-cell>
          <table:table-cell office:value-type="float" office:value="21470" table:style-name="ce6">
            <text:p>21,470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16023" table:style-name="ce6">
            <text:p>16,023<text:s/></text:p>
          </table:table-cell>
          <table:table-cell office:value-type="float" office:value="20043" table:style-name="ce6">
            <text:p>20,043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25492" table:style-name="ce6">
            <text:p>25,492<text:s/></text:p>
          </table:table-cell>
          <table:table-cell office:value-type="float" office:value="20683" table:style-name="ce6">
            <text:p>20,683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40895" table:style-name="ce6">
            <text:p>40,895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5443" table:style-name="ce6">
            <text:p>5,443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0938" table:style-name="ce6">
            <text:p>10,938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30135" table:style-name="ce6">
            <text:p>30,135<text:s/></text:p>
          </table:table-cell>
          <table:table-cell office:value-type="float" office:value="23899" table:style-name="ce6">
            <text:p>23,899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12279" table:style-name="ce6">
            <text:p>12,279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4552" table:style-name="ce6">
            <text:p>4,552<text:s/></text:p>
          </table:table-cell>
          <table:table-cell table:number-columns-repeated="16264"/>
        </table:table-row>
        <table:table-row table:style-name="ro2">
          <table:table-cell office:value-type="date" office:date-value="2021-03-19T00:00:00" table:style-name="ce5">
            <text:p>2021/3/19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47937" table:style-name="ce6">
            <text:p>47,937<text:s/></text:p>
          </table:table-cell>
          <table:table-cell office:value-type="float" office:value="48096" table:style-name="ce6">
            <text:p>48,096<text:s/></text:p>
          </table:table-cell>
          <table:table-cell office:value-type="float" office:value="29264" table:style-name="ce6">
            <text:p>29,264<text:s/></text:p>
          </table:table-cell>
          <table:table-cell office:value-type="float" office:value="15727" table:style-name="ce6">
            <text:p>15,727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18968" table:style-name="ce6">
            <text:p>18,968<text:s/></text:p>
          </table:table-cell>
          <table:table-cell office:value-type="float" office:value="6180" table:style-name="ce6">
            <text:p>6,180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25720" table:style-name="ce6">
            <text:p>25,720<text:s/></text:p>
          </table:table-cell>
          <table:table-cell office:value-type="float" office:value="18804" table:style-name="ce6">
            <text:p>18,804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30829" table:style-name="ce6">
            <text:p>30,829<text:s/></text:p>
          </table:table-cell>
          <table:table-cell office:value-type="float" office:value="19319" table:style-name="ce6">
            <text:p>19,319<text:s/></text:p>
          </table:table-cell>
          <table:table-cell office:value-type="float" office:value="35986" table:style-name="ce6">
            <text:p>35,986<text:s/></text:p>
          </table:table-cell>
          <table:table-cell office:value-type="float" office:value="26794" table:style-name="ce6">
            <text:p>26,794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39110" table:style-name="ce6">
            <text:p>39,110<text:s/></text:p>
          </table:table-cell>
          <table:table-cell office:value-type="float" office:value="28526" table:style-name="ce6">
            <text:p>28,526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21018" table:style-name="ce6">
            <text:p>21,018<text:s/></text:p>
          </table:table-cell>
          <table:table-cell office:value-type="float" office:value="25154" table:style-name="ce6">
            <text:p>25,154<text:s/></text:p>
          </table:table-cell>
          <table:table-cell office:value-type="float" office:value="157679" table:style-name="ce6">
            <text:p>157,679<text:s/></text:p>
          </table:table-cell>
          <table:table-cell office:value-type="float" office:value="48145" table:style-name="ce6">
            <text:p>48,145<text:s/></text:p>
          </table:table-cell>
          <table:table-cell office:value-type="float" office:value="23395" table:style-name="ce6">
            <text:p>23,395<text:s/></text:p>
          </table:table-cell>
          <table:table-cell office:value-type="float" office:value="25373" table:style-name="ce6">
            <text:p>25,373<text:s/></text:p>
          </table:table-cell>
          <table:table-cell office:value-type="float" office:value="32165" table:style-name="ce6">
            <text:p>32,165<text:s/></text:p>
          </table:table-cell>
          <table:table-cell office:value-type="float" office:value="30408" table:style-name="ce6">
            <text:p>30,408<text:s/></text:p>
          </table:table-cell>
          <table:table-cell office:value-type="float" office:value="30283" table:style-name="ce6">
            <text:p>30,283<text:s/></text:p>
          </table:table-cell>
          <table:table-cell office:value-type="float" office:value="26158" table:style-name="ce6">
            <text:p>26,158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33528" table:style-name="ce6">
            <text:p>33,528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34132" table:style-name="ce6">
            <text:p>34,132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24736" table:style-name="ce6">
            <text:p>24,736<text:s/></text:p>
          </table:table-cell>
          <table:table-cell office:value-type="float" office:value="29872" table:style-name="ce6">
            <text:p>29,872<text:s/></text:p>
          </table:table-cell>
          <table:table-cell office:value-type="float" office:value="45060" table:style-name="ce6">
            <text:p>45,060<text:s/></text:p>
          </table:table-cell>
          <table:table-cell office:value-type="float" office:value="42084" table:style-name="ce6">
            <text:p>42,084<text:s/></text:p>
          </table:table-cell>
          <table:table-cell office:value-type="float" office:value="28397" table:style-name="ce6">
            <text:p>28,397<text:s/></text:p>
          </table:table-cell>
          <table:table-cell office:value-type="float" office:value="27797" table:style-name="ce6">
            <text:p>27,797<text:s/></text:p>
          </table:table-cell>
          <table:table-cell office:value-type="float" office:value="69324" table:style-name="ce6">
            <text:p>69,324<text:s/></text:p>
          </table:table-cell>
          <table:table-cell office:value-type="float" office:value="25382" table:style-name="ce6">
            <text:p>25,382<text:s/></text:p>
          </table:table-cell>
          <table:table-cell office:value-type="float" office:value="34147" table:style-name="ce6">
            <text:p>34,147<text:s/></text:p>
          </table:table-cell>
          <table:table-cell office:value-type="float" office:value="39987" table:style-name="ce6">
            <text:p>39,987<text:s/></text:p>
          </table:table-cell>
          <table:table-cell office:value-type="float" office:value="24114" table:style-name="ce6">
            <text:p>24,114<text:s/></text:p>
          </table:table-cell>
          <table:table-cell office:value-type="float" office:value="70818" table:style-name="ce6">
            <text:p>70,818<text:s/></text:p>
          </table:table-cell>
          <table:table-cell office:value-type="float" office:value="22403" table:style-name="ce6">
            <text:p>22,403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15937" table:style-name="ce6">
            <text:p>15,937<text:s/></text:p>
          </table:table-cell>
          <table:table-cell office:value-type="float" office:value="23452" table:style-name="ce6">
            <text:p>23,452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28370" table:style-name="ce6">
            <text:p>28,370<text:s/></text:p>
          </table:table-cell>
          <table:table-cell office:value-type="float" office:value="22605" table:style-name="ce6">
            <text:p>22,605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12714" table:style-name="ce6">
            <text:p>12,714<text:s/></text:p>
          </table:table-cell>
          <table:table-cell office:value-type="float" office:value="42669" table:style-name="ce6">
            <text:p>42,669<text:s/></text:p>
          </table:table-cell>
          <table:table-cell office:value-type="float" office:value="26700" table:style-name="ce6">
            <text:p>26,700<text:s/></text:p>
          </table:table-cell>
          <table:table-cell office:value-type="float" office:value="26225" table:style-name="ce6">
            <text:p>26,225<text:s/></text:p>
          </table:table-cell>
          <table:table-cell office:value-type="float" office:value="25324" table:style-name="ce6">
            <text:p>25,324<text:s/></text:p>
          </table:table-cell>
          <table:table-cell office:value-type="float" office:value="14865" table:style-name="ce6">
            <text:p>14,865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19163" table:style-name="ce6">
            <text:p>19,163<text:s/></text:p>
          </table:table-cell>
          <table:table-cell office:value-type="float" office:value="31575" table:style-name="ce6">
            <text:p>31,575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4590" table:style-name="ce6">
            <text:p>4,590<text:s/></text:p>
          </table:table-cell>
          <table:table-cell table:number-columns-repeated="16264"/>
        </table:table-row>
        <table:table-row table:style-name="ro2">
          <table:table-cell office:value-type="date" office:date-value="2021-03-20T00:00:00" table:style-name="ce5">
            <text:p>2021/3/20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26526" table:style-name="ce6">
            <text:p>26,526<text:s/></text:p>
          </table:table-cell>
          <table:table-cell office:value-type="float" office:value="45152" table:style-name="ce6">
            <text:p>45,152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16820" table:style-name="ce6">
            <text:p>16,820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18522" table:style-name="ce6">
            <text:p>18,522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32179" table:style-name="ce6">
            <text:p>32,179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28620" table:style-name="ce6">
            <text:p>28,620<text:s/></text:p>
          </table:table-cell>
          <table:table-cell office:value-type="float" office:value="19566" table:style-name="ce6">
            <text:p>19,566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31469" table:style-name="ce6">
            <text:p>31,469<text:s/></text:p>
          </table:table-cell>
          <table:table-cell office:value-type="float" office:value="22590" table:style-name="ce6">
            <text:p>22,590<text:s/></text:p>
          </table:table-cell>
          <table:table-cell office:value-type="float" office:value="21296" table:style-name="ce6">
            <text:p>21,296<text:s/></text:p>
          </table:table-cell>
          <table:table-cell office:value-type="float" office:value="17816" table:style-name="ce6">
            <text:p>17,816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145090" table:style-name="ce6">
            <text:p>145,090<text:s/></text:p>
          </table:table-cell>
          <table:table-cell office:value-type="float" office:value="48160" table:style-name="ce6">
            <text:p>48,160<text:s/></text:p>
          </table:table-cell>
          <table:table-cell office:value-type="float" office:value="17946" table:style-name="ce6">
            <text:p>17,946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32500" table:style-name="ce6">
            <text:p>32,500<text:s/></text:p>
          </table:table-cell>
          <table:table-cell office:value-type="float" office:value="29915" table:style-name="ce6">
            <text:p>29,915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20846" table:style-name="ce6">
            <text:p>20,846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25913" table:style-name="ce6">
            <text:p>25,913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37903" table:style-name="ce6">
            <text:p>37,903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18586" table:style-name="ce6">
            <text:p>18,586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27421" table:style-name="ce6">
            <text:p>27,421<text:s/></text:p>
          </table:table-cell>
          <table:table-cell office:value-type="float" office:value="38225" table:style-name="ce6">
            <text:p>38,225<text:s/></text:p>
          </table:table-cell>
          <table:table-cell office:value-type="float" office:value="32011" table:style-name="ce6">
            <text:p>32,011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26840" table:style-name="ce6">
            <text:p>26,840<text:s/></text:p>
          </table:table-cell>
          <table:table-cell office:value-type="float" office:value="75173" table:style-name="ce6">
            <text:p>75,173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33064" table:style-name="ce6">
            <text:p>33,064<text:s/></text:p>
          </table:table-cell>
          <table:table-cell office:value-type="float" office:value="34388" table:style-name="ce6">
            <text:p>34,388<text:s/></text:p>
          </table:table-cell>
          <table:table-cell office:value-type="float" office:value="21148" table:style-name="ce6">
            <text:p>21,148<text:s/></text:p>
          </table:table-cell>
          <table:table-cell office:value-type="float" office:value="55693" table:style-name="ce6">
            <text:p>55,693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6913" table:style-name="ce6">
            <text:p>16,913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22318" table:style-name="ce6">
            <text:p>22,318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20469" table:style-name="ce6">
            <text:p>20,469<text:s/></text:p>
          </table:table-cell>
          <table:table-cell office:value-type="float" office:value="22213" table:style-name="ce6">
            <text:p>22,213<text:s/></text:p>
          </table:table-cell>
          <table:table-cell office:value-type="float" office:value="15634" table:style-name="ce6">
            <text:p>15,634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21557" table:style-name="ce6">
            <text:p>21,557<text:s/></text:p>
          </table:table-cell>
          <table:table-cell office:value-type="float" office:value="23086" table:style-name="ce6">
            <text:p>23,086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045" table:style-name="ce6">
            <text:p>3,045<text:s/></text:p>
          </table:table-cell>
          <table:table-cell table:number-columns-repeated="16264"/>
        </table:table-row>
        <table:table-row table:style-name="ro2">
          <table:table-cell office:value-type="date" office:date-value="2021-03-21T00:00:00" table:style-name="ce5">
            <text:p>2021/3/21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20288" table:style-name="ce6">
            <text:p>20,288<text:s/></text:p>
          </table:table-cell>
          <table:table-cell office:value-type="float" office:value="33152" table:style-name="ce6">
            <text:p>33,152<text:s/></text:p>
          </table:table-cell>
          <table:table-cell office:value-type="float" office:value="14316" table:style-name="ce6">
            <text:p>14,316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5362" table:style-name="ce6">
            <text:p>5,362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26044" table:style-name="ce6">
            <text:p>26,044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26086" table:style-name="ce6">
            <text:p>26,086<text:s/></text:p>
          </table:table-cell>
          <table:table-cell office:value-type="float" office:value="18005" table:style-name="ce6">
            <text:p>18,005<text:s/></text:p>
          </table:table-cell>
          <table:table-cell office:value-type="float" office:value="17250" table:style-name="ce6">
            <text:p>17,250<text:s/></text:p>
          </table:table-cell>
          <table:table-cell office:value-type="float" office:value="15214" table:style-name="ce6">
            <text:p>15,214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126987" table:style-name="ce6">
            <text:p>126,987<text:s/></text:p>
          </table:table-cell>
          <table:table-cell office:value-type="float" office:value="36429" table:style-name="ce6">
            <text:p>36,429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25054" table:style-name="ce6">
            <text:p>25,054<text:s/></text:p>
          </table:table-cell>
          <table:table-cell office:value-type="float" office:value="21283" table:style-name="ce6">
            <text:p>21,283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17351" table:style-name="ce6">
            <text:p>17,351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20898" table:style-name="ce6">
            <text:p>20,898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5182" table:style-name="ce6">
            <text:p>15,182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28243" table:style-name="ce6">
            <text:p>28,243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14952" table:style-name="ce6">
            <text:p>14,952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21182" table:style-name="ce6">
            <text:p>21,182<text:s/></text:p>
          </table:table-cell>
          <table:table-cell office:value-type="float" office:value="31737" table:style-name="ce6">
            <text:p>31,737<text:s/></text:p>
          </table:table-cell>
          <table:table-cell office:value-type="float" office:value="26445" table:style-name="ce6">
            <text:p>26,445<text:s/></text:p>
          </table:table-cell>
          <table:table-cell office:value-type="float" office:value="18007" table:style-name="ce6">
            <text:p>18,007<text:s/></text:p>
          </table:table-cell>
          <table:table-cell office:value-type="float" office:value="21175" table:style-name="ce6">
            <text:p>21,175<text:s/></text:p>
          </table:table-cell>
          <table:table-cell office:value-type="float" office:value="57453" table:style-name="ce6">
            <text:p>57,453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27941" table:style-name="ce6">
            <text:p>27,941<text:s/></text:p>
          </table:table-cell>
          <table:table-cell office:value-type="float" office:value="23809" table:style-name="ce6">
            <text:p>23,809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43251" table:style-name="ce6">
            <text:p>43,251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13389" table:style-name="ce6">
            <text:p>13,389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2091" table:style-name="ce6">
            <text:p>12,091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18426" table:style-name="ce6">
            <text:p>18,426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15991" table:style-name="ce6">
            <text:p>15,991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548" table:style-name="ce6">
            <text:p>2,548<text:s/></text:p>
          </table:table-cell>
          <table:table-cell table:number-columns-repeated="16264"/>
        </table:table-row>
        <table:table-row table:style-name="ro2">
          <table:table-cell office:value-type="date" office:date-value="2021-03-22T00:00:00" table:style-name="ce5">
            <text:p>2021/3/22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44263" table:style-name="ce6">
            <text:p>44,263<text:s/></text:p>
          </table:table-cell>
          <table:table-cell office:value-type="float" office:value="37881" table:style-name="ce6">
            <text:p>37,881<text:s/></text:p>
          </table:table-cell>
          <table:table-cell office:value-type="float" office:value="26756" table:style-name="ce6">
            <text:p>26,756<text:s/></text:p>
          </table:table-cell>
          <table:table-cell office:value-type="float" office:value="15088" table:style-name="ce6">
            <text:p>15,088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4815" table:style-name="ce6">
            <text:p>14,815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18719" table:style-name="ce6">
            <text:p>18,719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28163" table:style-name="ce6">
            <text:p>28,163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24005" table:style-name="ce6">
            <text:p>24,005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26280" table:style-name="ce6">
            <text:p>26,280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33381" table:style-name="ce6">
            <text:p>33,381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37255" table:style-name="ce6">
            <text:p>37,255<text:s/></text:p>
          </table:table-cell>
          <table:table-cell office:value-type="float" office:value="26630" table:style-name="ce6">
            <text:p>26,630<text:s/></text:p>
          </table:table-cell>
          <table:table-cell office:value-type="float" office:value="26983" table:style-name="ce6">
            <text:p>26,983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4715" table:style-name="ce6">
            <text:p>24,715<text:s/></text:p>
          </table:table-cell>
          <table:table-cell office:value-type="float" office:value="114151" table:style-name="ce6">
            <text:p>114,151<text:s/></text:p>
          </table:table-cell>
          <table:table-cell office:value-type="float" office:value="35940" table:style-name="ce6">
            <text:p>35,940<text:s/></text:p>
          </table:table-cell>
          <table:table-cell office:value-type="float" office:value="20487" table:style-name="ce6">
            <text:p>20,487<text:s/></text:p>
          </table:table-cell>
          <table:table-cell office:value-type="float" office:value="23136" table:style-name="ce6">
            <text:p>23,136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22292" table:style-name="ce6">
            <text:p>22,292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31796" table:style-name="ce6">
            <text:p>31,796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18765" table:style-name="ce6">
            <text:p>18,765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28609" table:style-name="ce6">
            <text:p>28,609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2838" table:style-name="ce6">
            <text:p>12,838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22705" table:style-name="ce6">
            <text:p>22,705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25764" table:style-name="ce6">
            <text:p>25,764<text:s/></text:p>
          </table:table-cell>
          <table:table-cell office:value-type="float" office:value="38473" table:style-name="ce6">
            <text:p>38,473<text:s/></text:p>
          </table:table-cell>
          <table:table-cell office:value-type="float" office:value="39633" table:style-name="ce6">
            <text:p>39,633<text:s/></text:p>
          </table:table-cell>
          <table:table-cell office:value-type="float" office:value="26325" table:style-name="ce6">
            <text:p>26,325<text:s/></text:p>
          </table:table-cell>
          <table:table-cell office:value-type="float" office:value="24126" table:style-name="ce6">
            <text:p>24,126<text:s/></text:p>
          </table:table-cell>
          <table:table-cell office:value-type="float" office:value="51641" table:style-name="ce6">
            <text:p>51,641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28247" table:style-name="ce6">
            <text:p>28,247<text:s/></text:p>
          </table:table-cell>
          <table:table-cell office:value-type="float" office:value="31769" table:style-name="ce6">
            <text:p>31,769<text:s/></text:p>
          </table:table-cell>
          <table:table-cell office:value-type="float" office:value="19552" table:style-name="ce6">
            <text:p>19,552<text:s/></text:p>
          </table:table-cell>
          <table:table-cell office:value-type="float" office:value="58490" table:style-name="ce6">
            <text:p>58,490<text:s/></text:p>
          </table:table-cell>
          <table:table-cell office:value-type="float" office:value="20893" table:style-name="ce6">
            <text:p>20,893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15275" table:style-name="ce6">
            <text:p>15,275<text:s/></text:p>
          </table:table-cell>
          <table:table-cell office:value-type="float" office:value="19257" table:style-name="ce6">
            <text:p>19,257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39956" table:style-name="ce6">
            <text:p>39,956<text:s/></text:p>
          </table:table-cell>
          <table:table-cell office:value-type="float" office:value="24075" table:style-name="ce6">
            <text:p>24,075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22517" table:style-name="ce6">
            <text:p>22,517<text:s/></text:p>
          </table:table-cell>
          <table:table-cell office:value-type="float" office:value="14914" table:style-name="ce6">
            <text:p>14,914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17298" table:style-name="ce6">
            <text:p>17,298<text:s/></text:p>
          </table:table-cell>
          <table:table-cell office:value-type="float" office:value="29410" table:style-name="ce6">
            <text:p>29,410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4551" table:style-name="ce6">
            <text:p>4,551<text:s/></text:p>
          </table:table-cell>
          <table:table-cell table:number-columns-repeated="16264"/>
        </table:table-row>
        <table:table-row table:style-name="ro2">
          <table:table-cell office:value-type="date" office:date-value="2021-03-23T00:00:00" table:style-name="ce5">
            <text:p>2021/3/23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15248" table:style-name="ce6">
            <text:p>15,248<text:s/></text:p>
          </table:table-cell>
          <table:table-cell office:value-type="float" office:value="45172" table:style-name="ce6">
            <text:p>45,172<text:s/></text:p>
          </table:table-cell>
          <table:table-cell office:value-type="float" office:value="41011" table:style-name="ce6">
            <text:p>41,011<text:s/></text:p>
          </table:table-cell>
          <table:table-cell office:value-type="float" office:value="27477" table:style-name="ce6">
            <text:p>27,477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19879" table:style-name="ce6">
            <text:p>19,879<text:s/></text:p>
          </table:table-cell>
          <table:table-cell office:value-type="float" office:value="19006" table:style-name="ce6">
            <text:p>19,006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31099" table:style-name="ce6">
            <text:p>31,099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17319" table:style-name="ce6">
            <text:p>17,319<text:s/></text:p>
          </table:table-cell>
          <table:table-cell office:value-type="float" office:value="24296" table:style-name="ce6">
            <text:p>24,296<text:s/></text:p>
          </table:table-cell>
          <table:table-cell office:value-type="float" office:value="17958" table:style-name="ce6">
            <text:p>17,958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26935" table:style-name="ce6">
            <text:p>26,935<text:s/></text:p>
          </table:table-cell>
          <table:table-cell office:value-type="float" office:value="17539" table:style-name="ce6">
            <text:p>17,539<text:s/></text:p>
          </table:table-cell>
          <table:table-cell office:value-type="float" office:value="34419" table:style-name="ce6">
            <text:p>34,419<text:s/></text:p>
          </table:table-cell>
          <table:table-cell office:value-type="float" office:value="25274" table:style-name="ce6">
            <text:p>25,274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37326" table:style-name="ce6">
            <text:p>37,326<text:s/></text:p>
          </table:table-cell>
          <table:table-cell office:value-type="float" office:value="27250" table:style-name="ce6">
            <text:p>27,250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20489" table:style-name="ce6">
            <text:p>20,489<text:s/></text:p>
          </table:table-cell>
          <table:table-cell office:value-type="float" office:value="25473" table:style-name="ce6">
            <text:p>25,473<text:s/></text:p>
          </table:table-cell>
          <table:table-cell office:value-type="float" office:value="114402" table:style-name="ce6">
            <text:p>114,402<text:s/></text:p>
          </table:table-cell>
          <table:table-cell office:value-type="float" office:value="38642" table:style-name="ce6">
            <text:p>38,642<text:s/></text:p>
          </table:table-cell>
          <table:table-cell office:value-type="float" office:value="21181" table:style-name="ce6">
            <text:p>21,181<text:s/></text:p>
          </table:table-cell>
          <table:table-cell office:value-type="float" office:value="24311" table:style-name="ce6">
            <text:p>24,311<text:s/></text:p>
          </table:table-cell>
          <table:table-cell office:value-type="float" office:value="28222" table:style-name="ce6">
            <text:p>28,222<text:s/></text:p>
          </table:table-cell>
          <table:table-cell office:value-type="float" office:value="27007" table:style-name="ce6">
            <text:p>27,007<text:s/></text:p>
          </table:table-cell>
          <table:table-cell office:value-type="float" office:value="27575" table:style-name="ce6">
            <text:p>27,575<text:s/></text:p>
          </table:table-cell>
          <table:table-cell office:value-type="float" office:value="23762" table:style-name="ce6">
            <text:p>23,762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32516" table:style-name="ce6">
            <text:p>32,516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9913" table:style-name="ce6">
            <text:p>19,913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30630" table:style-name="ce6">
            <text:p>30,630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23465" table:style-name="ce6">
            <text:p>23,465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27293" table:style-name="ce6">
            <text:p>27,293<text:s/></text:p>
          </table:table-cell>
          <table:table-cell office:value-type="float" office:value="39151" table:style-name="ce6">
            <text:p>39,151<text:s/></text:p>
          </table:table-cell>
          <table:table-cell office:value-type="float" office:value="40766" table:style-name="ce6">
            <text:p>40,766<text:s/></text:p>
          </table:table-cell>
          <table:table-cell office:value-type="float" office:value="27423" table:style-name="ce6">
            <text:p>27,423<text:s/></text:p>
          </table:table-cell>
          <table:table-cell office:value-type="float" office:value="25930" table:style-name="ce6">
            <text:p>25,930<text:s/></text:p>
          </table:table-cell>
          <table:table-cell office:value-type="float" office:value="54693" table:style-name="ce6">
            <text:p>54,693<text:s/></text:p>
          </table:table-cell>
          <table:table-cell office:value-type="float" office:value="24423" table:style-name="ce6">
            <text:p>24,423<text:s/></text:p>
          </table:table-cell>
          <table:table-cell office:value-type="float" office:value="30676" table:style-name="ce6">
            <text:p>30,676<text:s/></text:p>
          </table:table-cell>
          <table:table-cell office:value-type="float" office:value="33110" table:style-name="ce6">
            <text:p>33,110<text:s/></text:p>
          </table:table-cell>
          <table:table-cell office:value-type="float" office:value="20745" table:style-name="ce6">
            <text:p>20,745<text:s/></text:p>
          </table:table-cell>
          <table:table-cell office:value-type="float" office:value="59660" table:style-name="ce6">
            <text:p>59,660<text:s/></text:p>
          </table:table-cell>
          <table:table-cell office:value-type="float" office:value="21580" table:style-name="ce6">
            <text:p>21,580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24771" table:style-name="ce6">
            <text:p>24,771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40344" table:style-name="ce6">
            <text:p>40,344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14846" table:style-name="ce6">
            <text:p>14,846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30003" table:style-name="ce6">
            <text:p>30,003<text:s/></text:p>
          </table:table-cell>
          <table:table-cell office:value-type="float" office:value="23608" table:style-name="ce6">
            <text:p>23,608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4506" table:style-name="ce6">
            <text:p>4,506<text:s/></text:p>
          </table:table-cell>
          <table:table-cell table:number-columns-repeated="16264"/>
        </table:table-row>
        <table:table-row table:style-name="ro2">
          <table:table-cell office:value-type="date" office:date-value="2021-03-24T00:00:00" table:style-name="ce5">
            <text:p>2021/3/24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15737" table:style-name="ce6">
            <text:p>15,737<text:s/></text:p>
          </table:table-cell>
          <table:table-cell office:value-type="float" office:value="45960" table:style-name="ce6">
            <text:p>45,960<text:s/></text:p>
          </table:table-cell>
          <table:table-cell office:value-type="float" office:value="42261" table:style-name="ce6">
            <text:p>42,261<text:s/></text:p>
          </table:table-cell>
          <table:table-cell office:value-type="float" office:value="28116" table:style-name="ce6">
            <text:p>28,116<text:s/></text:p>
          </table:table-cell>
          <table:table-cell office:value-type="float" office:value="15500" table:style-name="ce6">
            <text:p>15,500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20091" table:style-name="ce6">
            <text:p>20,091<text:s/></text:p>
          </table:table-cell>
          <table:table-cell office:value-type="float" office:value="19208" table:style-name="ce6">
            <text:p>19,208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6723" table:style-name="ce6">
            <text:p>6,723<text:s/></text:p>
          </table:table-cell>
          <table:table-cell office:value-type="float" office:value="32140" table:style-name="ce6">
            <text:p>32,140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7667" table:style-name="ce6">
            <text:p>17,667<text:s/></text:p>
          </table:table-cell>
          <table:table-cell office:value-type="float" office:value="24753" table:style-name="ce6">
            <text:p>24,753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28129" table:style-name="ce6">
            <text:p>28,129<text:s/></text:p>
          </table:table-cell>
          <table:table-cell office:value-type="float" office:value="17831" table:style-name="ce6">
            <text:p>17,831<text:s/></text:p>
          </table:table-cell>
          <table:table-cell office:value-type="float" office:value="35526" table:style-name="ce6">
            <text:p>35,526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37946" table:style-name="ce6">
            <text:p>37,946<text:s/></text:p>
          </table:table-cell>
          <table:table-cell office:value-type="float" office:value="27696" table:style-name="ce6">
            <text:p>27,696<text:s/></text:p>
          </table:table-cell>
          <table:table-cell office:value-type="float" office:value="27517" table:style-name="ce6">
            <text:p>27,517<text:s/></text:p>
          </table:table-cell>
          <table:table-cell office:value-type="float" office:value="20955" table:style-name="ce6">
            <text:p>20,955<text:s/></text:p>
          </table:table-cell>
          <table:table-cell office:value-type="float" office:value="25072" table:style-name="ce6">
            <text:p>25,072<text:s/></text:p>
          </table:table-cell>
          <table:table-cell office:value-type="float" office:value="116027" table:style-name="ce6">
            <text:p>116,027<text:s/></text:p>
          </table:table-cell>
          <table:table-cell office:value-type="float" office:value="40020" table:style-name="ce6">
            <text:p>40,020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24564" table:style-name="ce6">
            <text:p>24,564<text:s/></text:p>
          </table:table-cell>
          <table:table-cell office:value-type="float" office:value="26898" table:style-name="ce6">
            <text:p>26,898<text:s/></text:p>
          </table:table-cell>
          <table:table-cell office:value-type="float" office:value="26030" table:style-name="ce6">
            <text:p>26,030<text:s/></text:p>
          </table:table-cell>
          <table:table-cell office:value-type="float" office:value="26934" table:style-name="ce6">
            <text:p>26,934<text:s/></text:p>
          </table:table-cell>
          <table:table-cell office:value-type="float" office:value="24054" table:style-name="ce6">
            <text:p>24,054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33054" table:style-name="ce6">
            <text:p>33,054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5104" table:style-name="ce6">
            <text:p>15,104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28967" table:style-name="ce6">
            <text:p>28,967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7041" table:style-name="ce6">
            <text:p>27,041<text:s/></text:p>
          </table:table-cell>
          <table:table-cell office:value-type="float" office:value="39757" table:style-name="ce6">
            <text:p>39,757<text:s/></text:p>
          </table:table-cell>
          <table:table-cell office:value-type="float" office:value="41138" table:style-name="ce6">
            <text:p>41,138<text:s/></text:p>
          </table:table-cell>
          <table:table-cell office:value-type="float" office:value="27744" table:style-name="ce6">
            <text:p>27,744<text:s/></text:p>
          </table:table-cell>
          <table:table-cell office:value-type="float" office:value="25780" table:style-name="ce6">
            <text:p>25,780<text:s/></text:p>
          </table:table-cell>
          <table:table-cell office:value-type="float" office:value="56274" table:style-name="ce6">
            <text:p>56,274<text:s/></text:p>
          </table:table-cell>
          <table:table-cell office:value-type="float" office:value="25043" table:style-name="ce6">
            <text:p>25,043<text:s/></text:p>
          </table:table-cell>
          <table:table-cell office:value-type="float" office:value="32651" table:style-name="ce6">
            <text:p>32,651<text:s/></text:p>
          </table:table-cell>
          <table:table-cell office:value-type="float" office:value="34206" table:style-name="ce6">
            <text:p>34,206<text:s/></text:p>
          </table:table-cell>
          <table:table-cell office:value-type="float" office:value="21474" table:style-name="ce6">
            <text:p>21,474<text:s/></text:p>
          </table:table-cell>
          <table:table-cell office:value-type="float" office:value="61717" table:style-name="ce6">
            <text:p>61,717<text:s/></text:p>
          </table:table-cell>
          <table:table-cell office:value-type="float" office:value="21975" table:style-name="ce6">
            <text:p>21,975<text:s/></text:p>
          </table:table-cell>
          <table:table-cell office:value-type="float" office:value="16575" table:style-name="ce6">
            <text:p>16,575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20129" table:style-name="ce6">
            <text:p>20,129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25995" table:style-name="ce6">
            <text:p>25,995<text:s/></text:p>
          </table:table-cell>
          <table:table-cell office:value-type="float" office:value="20718" table:style-name="ce6">
            <text:p>20,718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41999" table:style-name="ce6">
            <text:p>41,999<text:s/></text:p>
          </table:table-cell>
          <table:table-cell office:value-type="float" office:value="25191" table:style-name="ce6">
            <text:p>25,191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23365" table:style-name="ce6">
            <text:p>23,365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18403" table:style-name="ce6">
            <text:p>18,403<text:s/></text:p>
          </table:table-cell>
          <table:table-cell office:value-type="float" office:value="30891" table:style-name="ce6">
            <text:p>30,891<text:s/></text:p>
          </table:table-cell>
          <table:table-cell office:value-type="float" office:value="24417" table:style-name="ce6">
            <text:p>24,417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4504" table:style-name="ce6">
            <text:p>4,504<text:s/></text:p>
          </table:table-cell>
          <table:table-cell table:number-columns-repeated="16264"/>
        </table:table-row>
        <table:table-row table:style-name="ro2">
          <table:table-cell office:value-type="date" office:date-value="2021-03-25T00:00:00" table:style-name="ce5">
            <text:p>2021/3/25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15266" table:style-name="ce6">
            <text:p>15,266<text:s/></text:p>
          </table:table-cell>
          <table:table-cell office:value-type="float" office:value="45744" table:style-name="ce6">
            <text:p>45,744<text:s/></text:p>
          </table:table-cell>
          <table:table-cell office:value-type="float" office:value="43229" table:style-name="ce6">
            <text:p>43,229<text:s/></text:p>
          </table:table-cell>
          <table:table-cell office:value-type="float" office:value="27844" table:style-name="ce6">
            <text:p>27,844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12080" table:style-name="ce6">
            <text:p>12,080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19858" table:style-name="ce6">
            <text:p>19,858<text:s/></text:p>
          </table:table-cell>
          <table:table-cell office:value-type="float" office:value="18996" table:style-name="ce6">
            <text:p>18,996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33046" table:style-name="ce6">
            <text:p>33,046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7516" table:style-name="ce6">
            <text:p>17,516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28363" table:style-name="ce6">
            <text:p>28,363<text:s/></text:p>
          </table:table-cell>
          <table:table-cell office:value-type="float" office:value="18040" table:style-name="ce6">
            <text:p>18,040<text:s/></text:p>
          </table:table-cell>
          <table:table-cell office:value-type="float" office:value="34674" table:style-name="ce6">
            <text:p>34,674<text:s/></text:p>
          </table:table-cell>
          <table:table-cell office:value-type="float" office:value="25651" table:style-name="ce6">
            <text:p>25,651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38043" table:style-name="ce6">
            <text:p>38,043<text:s/></text:p>
          </table:table-cell>
          <table:table-cell office:value-type="float" office:value="27685" table:style-name="ce6">
            <text:p>27,685<text:s/></text:p>
          </table:table-cell>
          <table:table-cell office:value-type="float" office:value="27269" table:style-name="ce6">
            <text:p>27,269<text:s/></text:p>
          </table:table-cell>
          <table:table-cell office:value-type="float" office:value="20966" table:style-name="ce6">
            <text:p>20,966<text:s/></text:p>
          </table:table-cell>
          <table:table-cell office:value-type="float" office:value="25326" table:style-name="ce6">
            <text:p>25,326<text:s/></text:p>
          </table:table-cell>
          <table:table-cell office:value-type="float" office:value="123004" table:style-name="ce6">
            <text:p>123,004<text:s/></text:p>
          </table:table-cell>
          <table:table-cell office:value-type="float" office:value="41394" table:style-name="ce6">
            <text:p>41,394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29523" table:style-name="ce6">
            <text:p>29,523<text:s/></text:p>
          </table:table-cell>
          <table:table-cell office:value-type="float" office:value="27933" table:style-name="ce6">
            <text:p>27,933<text:s/></text:p>
          </table:table-cell>
          <table:table-cell office:value-type="float" office:value="28758" table:style-name="ce6">
            <text:p>28,758<text:s/></text:p>
          </table:table-cell>
          <table:table-cell office:value-type="float" office:value="24651" table:style-name="ce6">
            <text:p>24,651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33252" table:style-name="ce6">
            <text:p>33,252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33031" table:style-name="ce6">
            <text:p>33,031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23858" table:style-name="ce6">
            <text:p>23,858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40206" table:style-name="ce6">
            <text:p>40,206<text:s/></text:p>
          </table:table-cell>
          <table:table-cell office:value-type="float" office:value="41005" table:style-name="ce6">
            <text:p>41,005<text:s/></text:p>
          </table:table-cell>
          <table:table-cell office:value-type="float" office:value="27980" table:style-name="ce6">
            <text:p>27,980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57089" table:style-name="ce6">
            <text:p>57,089<text:s/></text:p>
          </table:table-cell>
          <table:table-cell office:value-type="float" office:value="25157" table:style-name="ce6">
            <text:p>25,157<text:s/></text:p>
          </table:table-cell>
          <table:table-cell office:value-type="float" office:value="29883" table:style-name="ce6">
            <text:p>29,883<text:s/></text:p>
          </table:table-cell>
          <table:table-cell office:value-type="float" office:value="34784" table:style-name="ce6">
            <text:p>34,784<text:s/></text:p>
          </table:table-cell>
          <table:table-cell office:value-type="float" office:value="21863" table:style-name="ce6">
            <text:p>21,863<text:s/></text:p>
          </table:table-cell>
          <table:table-cell office:value-type="float" office:value="63125" table:style-name="ce6">
            <text:p>63,125<text:s/></text:p>
          </table:table-cell>
          <table:table-cell office:value-type="float" office:value="21880" table:style-name="ce6">
            <text:p>21,880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15967" table:style-name="ce6">
            <text:p>15,967<text:s/></text:p>
          </table:table-cell>
          <table:table-cell office:value-type="float" office:value="20526" table:style-name="ce6">
            <text:p>20,526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28670" table:style-name="ce6">
            <text:p>28,670<text:s/></text:p>
          </table:table-cell>
          <table:table-cell office:value-type="float" office:value="20703" table:style-name="ce6">
            <text:p>20,703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41396" table:style-name="ce6">
            <text:p>41,396<text:s/></text:p>
          </table:table-cell>
          <table:table-cell office:value-type="float" office:value="25140" table:style-name="ce6">
            <text:p>25,140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8023" table:style-name="ce6">
            <text:p>18,023<text:s/></text:p>
          </table:table-cell>
          <table:table-cell office:value-type="float" office:value="30693" table:style-name="ce6">
            <text:p>30,693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4635" table:style-name="ce6">
            <text:p>4,635<text:s/></text:p>
          </table:table-cell>
          <table:table-cell table:number-columns-repeated="16264"/>
        </table:table-row>
        <table:table-row table:style-name="ro2">
          <table:table-cell office:value-type="date" office:date-value="2021-03-26T00:00:00" table:style-name="ce5">
            <text:p>2021/3/26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16131" table:style-name="ce6">
            <text:p>16,131<text:s/></text:p>
          </table:table-cell>
          <table:table-cell office:value-type="float" office:value="47761" table:style-name="ce6">
            <text:p>47,761<text:s/></text:p>
          </table:table-cell>
          <table:table-cell office:value-type="float" office:value="50656" table:style-name="ce6">
            <text:p>50,656<text:s/></text:p>
          </table:table-cell>
          <table:table-cell office:value-type="float" office:value="28877" table:style-name="ce6">
            <text:p>28,877<text:s/></text:p>
          </table:table-cell>
          <table:table-cell office:value-type="float" office:value="16054" table:style-name="ce6">
            <text:p>16,054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4917" table:style-name="ce6">
            <text:p>14,917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43286" table:style-name="ce6">
            <text:p>43,286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25572" table:style-name="ce6">
            <text:p>25,572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31596" table:style-name="ce6">
            <text:p>31,596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36092" table:style-name="ce6">
            <text:p>36,092<text:s/></text:p>
          </table:table-cell>
          <table:table-cell office:value-type="float" office:value="27195" table:style-name="ce6">
            <text:p>27,195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39338" table:style-name="ce6">
            <text:p>39,338<text:s/></text:p>
          </table:table-cell>
          <table:table-cell office:value-type="float" office:value="28600" table:style-name="ce6">
            <text:p>28,600<text:s/></text:p>
          </table:table-cell>
          <table:table-cell office:value-type="float" office:value="27874" table:style-name="ce6">
            <text:p>27,874<text:s/></text:p>
          </table:table-cell>
          <table:table-cell office:value-type="float" office:value="21416" table:style-name="ce6">
            <text:p>21,416<text:s/></text:p>
          </table:table-cell>
          <table:table-cell office:value-type="float" office:value="24834" table:style-name="ce6">
            <text:p>24,834<text:s/></text:p>
          </table:table-cell>
          <table:table-cell office:value-type="float" office:value="159939" table:style-name="ce6">
            <text:p>159,939<text:s/></text:p>
          </table:table-cell>
          <table:table-cell office:value-type="float" office:value="48731" table:style-name="ce6">
            <text:p>48,731<text:s/></text:p>
          </table:table-cell>
          <table:table-cell office:value-type="float" office:value="22971" table:style-name="ce6">
            <text:p>22,971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31316" table:style-name="ce6">
            <text:p>31,316<text:s/></text:p>
          </table:table-cell>
          <table:table-cell office:value-type="float" office:value="29846" table:style-name="ce6">
            <text:p>29,846<text:s/></text:p>
          </table:table-cell>
          <table:table-cell office:value-type="float" office:value="30134" table:style-name="ce6">
            <text:p>30,134<text:s/></text:p>
          </table:table-cell>
          <table:table-cell office:value-type="float" office:value="27679" table:style-name="ce6">
            <text:p>27,679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34597" table:style-name="ce6">
            <text:p>34,597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5382" table:style-name="ce6">
            <text:p>15,382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35817" table:style-name="ce6">
            <text:p>35,817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24444" table:style-name="ce6">
            <text:p>24,444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29680" table:style-name="ce6">
            <text:p>29,680<text:s/></text:p>
          </table:table-cell>
          <table:table-cell office:value-type="float" office:value="45253" table:style-name="ce6">
            <text:p>45,253<text:s/></text:p>
          </table:table-cell>
          <table:table-cell office:value-type="float" office:value="42397" table:style-name="ce6">
            <text:p>42,397<text:s/></text:p>
          </table:table-cell>
          <table:table-cell office:value-type="float" office:value="28659" table:style-name="ce6">
            <text:p>28,659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69297" table:style-name="ce6">
            <text:p>69,297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32986" table:style-name="ce6">
            <text:p>32,986<text:s/></text:p>
          </table:table-cell>
          <table:table-cell office:value-type="float" office:value="39624" table:style-name="ce6">
            <text:p>39,624<text:s/></text:p>
          </table:table-cell>
          <table:table-cell office:value-type="float" office:value="24533" table:style-name="ce6">
            <text:p>24,533<text:s/></text:p>
          </table:table-cell>
          <table:table-cell office:value-type="float" office:value="73801" table:style-name="ce6">
            <text:p>73,801<text:s/></text:p>
          </table:table-cell>
          <table:table-cell office:value-type="float" office:value="22965" table:style-name="ce6">
            <text:p>22,965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16243" table:style-name="ce6">
            <text:p>16,243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30640" table:style-name="ce6">
            <text:p>30,640<text:s/></text:p>
          </table:table-cell>
          <table:table-cell office:value-type="float" office:value="22868" table:style-name="ce6">
            <text:p>22,868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42654" table:style-name="ce6">
            <text:p>42,654<text:s/></text:p>
          </table:table-cell>
          <table:table-cell office:value-type="float" office:value="25648" table:style-name="ce6">
            <text:p>25,648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19304" table:style-name="ce6">
            <text:p>19,304<text:s/></text:p>
          </table:table-cell>
          <table:table-cell office:value-type="float" office:value="31988" table:style-name="ce6">
            <text:p>31,988<text:s/></text:p>
          </table:table-cell>
          <table:table-cell office:value-type="float" office:value="26438" table:style-name="ce6">
            <text:p>26,438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3827" table:style-name="ce6">
            <text:p>13,827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4689" table:style-name="ce6">
            <text:p>4,689<text:s/></text:p>
          </table:table-cell>
          <table:table-cell table:number-columns-repeated="16264"/>
        </table:table-row>
        <table:table-row table:style-name="ro2">
          <table:table-cell office:value-type="date" office:date-value="2021-03-27T00:00:00" table:style-name="ce5">
            <text:p>2021/3/27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25937" table:style-name="ce6">
            <text:p>25,937<text:s/></text:p>
          </table:table-cell>
          <table:table-cell office:value-type="float" office:value="46975" table:style-name="ce6">
            <text:p>46,975<text:s/></text:p>
          </table:table-cell>
          <table:table-cell office:value-type="float" office:value="17962" table:style-name="ce6">
            <text:p>17,962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5882" table:style-name="ce6">
            <text:p>5,882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5359" table:style-name="ce6">
            <text:p>5,359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30507" table:style-name="ce6">
            <text:p>30,507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18039" table:style-name="ce6">
            <text:p>18,039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35813" table:style-name="ce6">
            <text:p>35,813<text:s/></text:p>
          </table:table-cell>
          <table:table-cell office:value-type="float" office:value="18259" table:style-name="ce6">
            <text:p>18,259<text:s/></text:p>
          </table:table-cell>
          <table:table-cell office:value-type="float" office:value="27418" table:style-name="ce6">
            <text:p>27,418<text:s/></text:p>
          </table:table-cell>
          <table:table-cell office:value-type="float" office:value="17971" table:style-name="ce6">
            <text:p>17,971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31050" table:style-name="ce6">
            <text:p>31,050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21027" table:style-name="ce6">
            <text:p>21,027<text:s/></text:p>
          </table:table-cell>
          <table:table-cell office:value-type="float" office:value="17674" table:style-name="ce6">
            <text:p>17,674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145796" table:style-name="ce6">
            <text:p>145,796<text:s/></text:p>
          </table:table-cell>
          <table:table-cell office:value-type="float" office:value="48095" table:style-name="ce6">
            <text:p>48,095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17440" table:style-name="ce6">
            <text:p>17,440<text:s/></text:p>
          </table:table-cell>
          <table:table-cell office:value-type="float" office:value="29969" table:style-name="ce6">
            <text:p>29,969<text:s/></text:p>
          </table:table-cell>
          <table:table-cell office:value-type="float" office:value="27687" table:style-name="ce6">
            <text:p>27,687<text:s/></text:p>
          </table:table-cell>
          <table:table-cell office:value-type="float" office:value="26592" table:style-name="ce6">
            <text:p>26,592<text:s/></text:p>
          </table:table-cell>
          <table:table-cell office:value-type="float" office:value="22322" table:style-name="ce6">
            <text:p>22,322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17026" table:style-name="ce6">
            <text:p>17,026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36556" table:style-name="ce6">
            <text:p>36,556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16317" table:style-name="ce6">
            <text:p>16,317<text:s/></text:p>
          </table:table-cell>
          <table:table-cell office:value-type="float" office:value="26335" table:style-name="ce6">
            <text:p>26,335<text:s/></text:p>
          </table:table-cell>
          <table:table-cell office:value-type="float" office:value="38548" table:style-name="ce6">
            <text:p>38,548<text:s/></text:p>
          </table:table-cell>
          <table:table-cell office:value-type="float" office:value="31310" table:style-name="ce6">
            <text:p>31,310<text:s/></text:p>
          </table:table-cell>
          <table:table-cell office:value-type="float" office:value="21867" table:style-name="ce6">
            <text:p>21,867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74026" table:style-name="ce6">
            <text:p>74,026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30811" table:style-name="ce6">
            <text:p>30,811<text:s/></text:p>
          </table:table-cell>
          <table:table-cell office:value-type="float" office:value="32755" table:style-name="ce6">
            <text:p>32,755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56938" table:style-name="ce6">
            <text:p>56,938<text:s/></text:p>
          </table:table-cell>
          <table:table-cell office:value-type="float" office:value="16228" table:style-name="ce6">
            <text:p>16,228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19083" table:style-name="ce6">
            <text:p>19,083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27236" table:style-name="ce6">
            <text:p>27,236<text:s/></text:p>
          </table:table-cell>
          <table:table-cell office:value-type="float" office:value="14511" table:style-name="ce6">
            <text:p>14,511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14929" table:style-name="ce6">
            <text:p>14,929<text:s/></text:p>
          </table:table-cell>
          <table:table-cell office:value-type="float" office:value="17356" table:style-name="ce6">
            <text:p>17,356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21073" table:style-name="ce6">
            <text:p>21,073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3227" table:style-name="ce6">
            <text:p>3,227<text:s/></text:p>
          </table:table-cell>
          <table:table-cell table:number-columns-repeated="16264"/>
        </table:table-row>
        <table:table-row table:style-name="ro2">
          <table:table-cell office:value-type="date" office:date-value="2021-03-28T00:00:00" table:style-name="ce5">
            <text:p>2021/3/28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21388" table:style-name="ce6">
            <text:p>21,388<text:s/></text:p>
          </table:table-cell>
          <table:table-cell office:value-type="float" office:value="34520" table:style-name="ce6">
            <text:p>34,520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26510" table:style-name="ce6">
            <text:p>26,510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13444" table:style-name="ce6">
            <text:p>13,444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30194" table:style-name="ce6">
            <text:p>30,194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17556" table:style-name="ce6">
            <text:p>17,556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27811" table:style-name="ce6">
            <text:p>27,811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17797" table:style-name="ce6">
            <text:p>17,797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27784" table:style-name="ce6">
            <text:p>127,784<text:s/></text:p>
          </table:table-cell>
          <table:table-cell office:value-type="float" office:value="39088" table:style-name="ce6">
            <text:p>39,088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26394" table:style-name="ce6">
            <text:p>26,394<text:s/></text:p>
          </table:table-cell>
          <table:table-cell office:value-type="float" office:value="24024" table:style-name="ce6">
            <text:p>24,024<text:s/></text:p>
          </table:table-cell>
          <table:table-cell office:value-type="float" office:value="22746" table:style-name="ce6">
            <text:p>22,746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23566" table:style-name="ce6">
            <text:p>23,566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15302" table:style-name="ce6">
            <text:p>15,302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34099" table:style-name="ce6">
            <text:p>34,099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9949" table:style-name="ce6">
            <text:p>9,949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12841" table:style-name="ce6">
            <text:p>12,841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34021" table:style-name="ce6">
            <text:p>34,021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22659" table:style-name="ce6">
            <text:p>22,659<text:s/></text:p>
          </table:table-cell>
          <table:table-cell office:value-type="float" office:value="59462" table:style-name="ce6">
            <text:p>59,462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23393" table:style-name="ce6">
            <text:p>23,393<text:s/></text:p>
          </table:table-cell>
          <table:table-cell office:value-type="float" office:value="14880" table:style-name="ce6">
            <text:p>14,880<text:s/></text:p>
          </table:table-cell>
          <table:table-cell office:value-type="float" office:value="47992" table:style-name="ce6">
            <text:p>47,992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22083" table:style-name="ce6">
            <text:p>22,083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14828" table:style-name="ce6">
            <text:p>14,828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13354" table:style-name="ce6">
            <text:p>13,354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836" table:style-name="ce6">
            <text:p>2,836<text:s/></text:p>
          </table:table-cell>
          <table:table-cell table:number-columns-repeated="16264"/>
        </table:table-row>
        <table:table-row table:style-name="ro2">
          <table:table-cell office:value-type="date" office:date-value="2021-03-29T00:00:00" table:style-name="ce5">
            <text:p>2021/3/29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43256" table:style-name="ce6">
            <text:p>43,256<text:s/></text:p>
          </table:table-cell>
          <table:table-cell office:value-type="float" office:value="39718" table:style-name="ce6">
            <text:p>39,718<text:s/></text:p>
          </table:table-cell>
          <table:table-cell office:value-type="float" office:value="26398" table:style-name="ce6">
            <text:p>26,398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14760" table:style-name="ce6">
            <text:p>14,760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18948" table:style-name="ce6">
            <text:p>18,948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38814" table:style-name="ce6">
            <text:p>38,814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17467" table:style-name="ce6">
            <text:p>17,467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26396" table:style-name="ce6">
            <text:p>26,396<text:s/></text:p>
          </table:table-cell>
          <table:table-cell office:value-type="float" office:value="16469" table:style-name="ce6">
            <text:p>16,469<text:s/></text:p>
          </table:table-cell>
          <table:table-cell office:value-type="float" office:value="32627" table:style-name="ce6">
            <text:p>32,627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36951" table:style-name="ce6">
            <text:p>36,951<text:s/></text:p>
          </table:table-cell>
          <table:table-cell office:value-type="float" office:value="26465" table:style-name="ce6">
            <text:p>26,465<text:s/></text:p>
          </table:table-cell>
          <table:table-cell office:value-type="float" office:value="26539" table:style-name="ce6">
            <text:p>26,539<text:s/></text:p>
          </table:table-cell>
          <table:table-cell office:value-type="float" office:value="20465" table:style-name="ce6">
            <text:p>20,465<text:s/></text:p>
          </table:table-cell>
          <table:table-cell office:value-type="float" office:value="24769" table:style-name="ce6">
            <text:p>24,769<text:s/></text:p>
          </table:table-cell>
          <table:table-cell office:value-type="float" office:value="118714" table:style-name="ce6">
            <text:p>118,714<text:s/></text:p>
          </table:table-cell>
          <table:table-cell office:value-type="float" office:value="38789" table:style-name="ce6">
            <text:p>38,789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23853" table:style-name="ce6">
            <text:p>23,853<text:s/></text:p>
          </table:table-cell>
          <table:table-cell office:value-type="float" office:value="27205" table:style-name="ce6">
            <text:p>27,205<text:s/></text:p>
          </table:table-cell>
          <table:table-cell office:value-type="float" office:value="27106" table:style-name="ce6">
            <text:p>27,106<text:s/></text:p>
          </table:table-cell>
          <table:table-cell office:value-type="float" office:value="26786" table:style-name="ce6">
            <text:p>26,786<text:s/></text:p>
          </table:table-cell>
          <table:table-cell office:value-type="float" office:value="23283" table:style-name="ce6">
            <text:p>23,283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33246" table:style-name="ce6">
            <text:p>33,246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30036" table:style-name="ce6">
            <text:p>30,036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23114" table:style-name="ce6">
            <text:p>23,114<text:s/></text:p>
          </table:table-cell>
          <table:table-cell office:value-type="float" office:value="24454" table:style-name="ce6">
            <text:p>24,454<text:s/></text:p>
          </table:table-cell>
          <table:table-cell office:value-type="float" office:value="25915" table:style-name="ce6">
            <text:p>25,915<text:s/></text:p>
          </table:table-cell>
          <table:table-cell office:value-type="float" office:value="39319" table:style-name="ce6">
            <text:p>39,319<text:s/></text:p>
          </table:table-cell>
          <table:table-cell office:value-type="float" office:value="39594" table:style-name="ce6">
            <text:p>39,594<text:s/></text:p>
          </table:table-cell>
          <table:table-cell office:value-type="float" office:value="26519" table:style-name="ce6">
            <text:p>26,519<text:s/></text:p>
          </table:table-cell>
          <table:table-cell office:value-type="float" office:value="25818" table:style-name="ce6">
            <text:p>25,818<text:s/></text:p>
          </table:table-cell>
          <table:table-cell office:value-type="float" office:value="54875" table:style-name="ce6">
            <text:p>54,875<text:s/></text:p>
          </table:table-cell>
          <table:table-cell office:value-type="float" office:value="23010" table:style-name="ce6">
            <text:p>23,010<text:s/></text:p>
          </table:table-cell>
          <table:table-cell office:value-type="float" office:value="30228" table:style-name="ce6">
            <text:p>30,228<text:s/></text:p>
          </table:table-cell>
          <table:table-cell office:value-type="float" office:value="32266" table:style-name="ce6">
            <text:p>32,266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61550" table:style-name="ce6">
            <text:p>61,550<text:s/></text:p>
          </table:table-cell>
          <table:table-cell office:value-type="float" office:value="20523" table:style-name="ce6">
            <text:p>20,523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26691" table:style-name="ce6">
            <text:p>26,691<text:s/></text:p>
          </table:table-cell>
          <table:table-cell office:value-type="float" office:value="19396" table:style-name="ce6">
            <text:p>19,396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38714" table:style-name="ce6">
            <text:p>38,714<text:s/></text:p>
          </table:table-cell>
          <table:table-cell office:value-type="float" office:value="22858" table:style-name="ce6">
            <text:p>22,858<text:s/></text:p>
          </table:table-cell>
          <table:table-cell office:value-type="float" office:value="24355" table:style-name="ce6">
            <text:p>24,355<text:s/></text:p>
          </table:table-cell>
          <table:table-cell office:value-type="float" office:value="22667" table:style-name="ce6">
            <text:p>22,667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17195" table:style-name="ce6">
            <text:p>17,195<text:s/></text:p>
          </table:table-cell>
          <table:table-cell office:value-type="float" office:value="28635" table:style-name="ce6">
            <text:p>28,635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4401" table:style-name="ce6">
            <text:p>4,401<text:s/></text:p>
          </table:table-cell>
          <table:table-cell table:number-columns-repeated="16264"/>
        </table:table-row>
        <table:table-row table:style-name="ro2">
          <table:table-cell office:value-type="date" office:date-value="2021-03-30T00:00:00" table:style-name="ce5">
            <text:p>2021/3/30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15179" table:style-name="ce6">
            <text:p>15,179<text:s/></text:p>
          </table:table-cell>
          <table:table-cell office:value-type="float" office:value="44548" table:style-name="ce6">
            <text:p>44,548<text:s/></text:p>
          </table:table-cell>
          <table:table-cell office:value-type="float" office:value="40630" table:style-name="ce6">
            <text:p>40,630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4877" table:style-name="ce6">
            <text:p>14,877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19753" table:style-name="ce6">
            <text:p>19,753<text:s/></text:p>
          </table:table-cell>
          <table:table-cell office:value-type="float" office:value="18839" table:style-name="ce6">
            <text:p>18,839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28670" table:style-name="ce6">
            <text:p>28,670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17422" table:style-name="ce6">
            <text:p>17,422<text:s/></text:p>
          </table:table-cell>
          <table:table-cell office:value-type="float" office:value="24649" table:style-name="ce6">
            <text:p>24,649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27555" table:style-name="ce6">
            <text:p>27,555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34170" table:style-name="ce6">
            <text:p>34,170<text:s/></text:p>
          </table:table-cell>
          <table:table-cell office:value-type="float" office:value="25096" table:style-name="ce6">
            <text:p>25,096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37215" table:style-name="ce6">
            <text:p>37,215<text:s/></text:p>
          </table:table-cell>
          <table:table-cell office:value-type="float" office:value="27436" table:style-name="ce6">
            <text:p>27,436<text:s/></text:p>
          </table:table-cell>
          <table:table-cell office:value-type="float" office:value="27033" table:style-name="ce6">
            <text:p>27,033<text:s/></text:p>
          </table:table-cell>
          <table:table-cell office:value-type="float" office:value="20607" table:style-name="ce6">
            <text:p>20,607<text:s/></text:p>
          </table:table-cell>
          <table:table-cell office:value-type="float" office:value="25128" table:style-name="ce6">
            <text:p>25,128<text:s/></text:p>
          </table:table-cell>
          <table:table-cell office:value-type="float" office:value="117158" table:style-name="ce6">
            <text:p>117,158<text:s/></text:p>
          </table:table-cell>
          <table:table-cell office:value-type="float" office:value="40021" table:style-name="ce6">
            <text:p>40,021<text:s/></text:p>
          </table:table-cell>
          <table:table-cell office:value-type="float" office:value="21331" table:style-name="ce6">
            <text:p>21,331<text:s/></text:p>
          </table:table-cell>
          <table:table-cell office:value-type="float" office:value="24120" table:style-name="ce6">
            <text:p>24,120<text:s/></text:p>
          </table:table-cell>
          <table:table-cell office:value-type="float" office:value="28384" table:style-name="ce6">
            <text:p>28,384<text:s/></text:p>
          </table:table-cell>
          <table:table-cell office:value-type="float" office:value="27831" table:style-name="ce6">
            <text:p>27,831<text:s/></text:p>
          </table:table-cell>
          <table:table-cell office:value-type="float" office:value="28135" table:style-name="ce6">
            <text:p>28,135<text:s/></text:p>
          </table:table-cell>
          <table:table-cell office:value-type="float" office:value="24242" table:style-name="ce6">
            <text:p>24,242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32905" table:style-name="ce6">
            <text:p>32,905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19622" table:style-name="ce6">
            <text:p>19,622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29839" table:style-name="ce6">
            <text:p>29,839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24780" table:style-name="ce6">
            <text:p>24,780<text:s/></text:p>
          </table:table-cell>
          <table:table-cell office:value-type="float" office:value="26898" table:style-name="ce6">
            <text:p>26,898<text:s/></text:p>
          </table:table-cell>
          <table:table-cell office:value-type="float" office:value="39101" table:style-name="ce6">
            <text:p>39,101<text:s/></text:p>
          </table:table-cell>
          <table:table-cell office:value-type="float" office:value="40648" table:style-name="ce6">
            <text:p>40,648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26593" table:style-name="ce6">
            <text:p>26,593<text:s/></text:p>
          </table:table-cell>
          <table:table-cell office:value-type="float" office:value="55245" table:style-name="ce6">
            <text:p>55,245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30398" table:style-name="ce6">
            <text:p>30,398<text:s/></text:p>
          </table:table-cell>
          <table:table-cell office:value-type="float" office:value="33404" table:style-name="ce6">
            <text:p>33,404<text:s/></text:p>
          </table:table-cell>
          <table:table-cell office:value-type="float" office:value="20708" table:style-name="ce6">
            <text:p>20,708<text:s/></text:p>
          </table:table-cell>
          <table:table-cell office:value-type="float" office:value="60551" table:style-name="ce6">
            <text:p>60,551<text:s/></text:p>
          </table:table-cell>
          <table:table-cell office:value-type="float" office:value="21420" table:style-name="ce6">
            <text:p>21,420<text:s/></text:p>
          </table:table-cell>
          <table:table-cell office:value-type="float" office:value="16441" table:style-name="ce6">
            <text:p>16,441<text:s/></text:p>
          </table:table-cell>
          <table:table-cell office:value-type="float" office:value="15628" table:style-name="ce6">
            <text:p>15,628<text:s/></text:p>
          </table:table-cell>
          <table:table-cell office:value-type="float" office:value="19745" table:style-name="ce6">
            <text:p>19,745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25020" table:style-name="ce6">
            <text:p>25,020<text:s/></text:p>
          </table:table-cell>
          <table:table-cell office:value-type="float" office:value="20093" table:style-name="ce6">
            <text:p>20,093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40464" table:style-name="ce6">
            <text:p>40,464<text:s/></text:p>
          </table:table-cell>
          <table:table-cell office:value-type="float" office:value="23897" table:style-name="ce6">
            <text:p>23,897<text:s/></text:p>
          </table:table-cell>
          <table:table-cell office:value-type="float" office:value="25237" table:style-name="ce6">
            <text:p>25,237<text:s/></text:p>
          </table:table-cell>
          <table:table-cell office:value-type="float" office:value="23203" table:style-name="ce6">
            <text:p>23,203<text:s/></text:p>
          </table:table-cell>
          <table:table-cell office:value-type="float" office:value="15149" table:style-name="ce6">
            <text:p>15,149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7814" table:style-name="ce6">
            <text:p>17,814<text:s/></text:p>
          </table:table-cell>
          <table:table-cell office:value-type="float" office:value="30245" table:style-name="ce6">
            <text:p>30,245<text:s/></text:p>
          </table:table-cell>
          <table:table-cell office:value-type="float" office:value="23689" table:style-name="ce6">
            <text:p>23,689<text:s/></text:p>
          </table:table-cell>
          <table:table-cell office:value-type="float" office:value="14220" table:style-name="ce6">
            <text:p>14,220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4615" table:style-name="ce6">
            <text:p>4,615<text:s/></text:p>
          </table:table-cell>
          <table:table-cell table:number-columns-repeated="16264"/>
        </table:table-row>
        <table:table-row table:style-name="ro2">
          <table:table-cell office:value-type="date" office:date-value="2021-03-31T00:00:00" table:style-name="ce5">
            <text:p>2021/3/31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15373" table:style-name="ce6">
            <text:p>15,373<text:s/></text:p>
          </table:table-cell>
          <table:table-cell office:value-type="float" office:value="44825" table:style-name="ce6">
            <text:p>44,825<text:s/></text:p>
          </table:table-cell>
          <table:table-cell office:value-type="float" office:value="43298" table:style-name="ce6">
            <text:p>43,298<text:s/></text:p>
          </table:table-cell>
          <table:table-cell office:value-type="float" office:value="27369" table:style-name="ce6">
            <text:p>27,369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18962" table:style-name="ce6">
            <text:p>18,962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29291" table:style-name="ce6">
            <text:p>29,291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24993" table:style-name="ce6">
            <text:p>24,993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28366" table:style-name="ce6">
            <text:p>28,366<text:s/></text:p>
          </table:table-cell>
          <table:table-cell office:value-type="float" office:value="18102" table:style-name="ce6">
            <text:p>18,102<text:s/></text:p>
          </table:table-cell>
          <table:table-cell office:value-type="float" office:value="35208" table:style-name="ce6">
            <text:p>35,208<text:s/></text:p>
          </table:table-cell>
          <table:table-cell office:value-type="float" office:value="25766" table:style-name="ce6">
            <text:p>25,766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37762" table:style-name="ce6">
            <text:p>37,762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27332" table:style-name="ce6">
            <text:p>27,332<text:s/></text:p>
          </table:table-cell>
          <table:table-cell office:value-type="float" office:value="21068" table:style-name="ce6">
            <text:p>21,068<text:s/></text:p>
          </table:table-cell>
          <table:table-cell office:value-type="float" office:value="25139" table:style-name="ce6">
            <text:p>25,139<text:s/></text:p>
          </table:table-cell>
          <table:table-cell office:value-type="float" office:value="134280" table:style-name="ce6">
            <text:p>134,280<text:s/></text:p>
          </table:table-cell>
          <table:table-cell office:value-type="float" office:value="41757" table:style-name="ce6">
            <text:p>41,757<text:s/></text:p>
          </table:table-cell>
          <table:table-cell office:value-type="float" office:value="21529" table:style-name="ce6">
            <text:p>21,529<text:s/></text:p>
          </table:table-cell>
          <table:table-cell office:value-type="float" office:value="24427" table:style-name="ce6">
            <text:p>24,427<text:s/></text:p>
          </table:table-cell>
          <table:table-cell office:value-type="float" office:value="28934" table:style-name="ce6">
            <text:p>28,934<text:s/></text:p>
          </table:table-cell>
          <table:table-cell office:value-type="float" office:value="28023" table:style-name="ce6">
            <text:p>28,023<text:s/></text:p>
          </table:table-cell>
          <table:table-cell office:value-type="float" office:value="28203" table:style-name="ce6">
            <text:p>28,203<text:s/></text:p>
          </table:table-cell>
          <table:table-cell office:value-type="float" office:value="24542" table:style-name="ce6">
            <text:p>24,542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33370" table:style-name="ce6">
            <text:p>33,370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30148" table:style-name="ce6">
            <text:p>30,148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23486" table:style-name="ce6">
            <text:p>23,486<text:s/></text:p>
          </table:table-cell>
          <table:table-cell office:value-type="float" office:value="24928" table:style-name="ce6">
            <text:p>24,928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40415" table:style-name="ce6">
            <text:p>40,415<text:s/></text:p>
          </table:table-cell>
          <table:table-cell office:value-type="float" office:value="41287" table:style-name="ce6">
            <text:p>41,287<text:s/></text:p>
          </table:table-cell>
          <table:table-cell office:value-type="float" office:value="27537" table:style-name="ce6">
            <text:p>27,537<text:s/></text:p>
          </table:table-cell>
          <table:table-cell office:value-type="float" office:value="32023" table:style-name="ce6">
            <text:p>32,023<text:s/></text:p>
          </table:table-cell>
          <table:table-cell office:value-type="float" office:value="58311" table:style-name="ce6">
            <text:p>58,311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32322" table:style-name="ce6">
            <text:p>32,322<text:s/></text:p>
          </table:table-cell>
          <table:table-cell office:value-type="float" office:value="34979" table:style-name="ce6">
            <text:p>34,979<text:s/></text:p>
          </table:table-cell>
          <table:table-cell office:value-type="float" office:value="21649" table:style-name="ce6">
            <text:p>21,649<text:s/></text:p>
          </table:table-cell>
          <table:table-cell office:value-type="float" office:value="63515" table:style-name="ce6">
            <text:p>63,515<text:s/></text:p>
          </table:table-cell>
          <table:table-cell office:value-type="float" office:value="21923" table:style-name="ce6">
            <text:p>21,923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15870" table:style-name="ce6">
            <text:p>15,870<text:s/></text:p>
          </table:table-cell>
          <table:table-cell office:value-type="float" office:value="20888" table:style-name="ce6">
            <text:p>20,888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26594" table:style-name="ce6">
            <text:p>26,594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40424" table:style-name="ce6">
            <text:p>40,424<text:s/></text:p>
          </table:table-cell>
          <table:table-cell office:value-type="float" office:value="24675" table:style-name="ce6">
            <text:p>24,675<text:s/></text:p>
          </table:table-cell>
          <table:table-cell office:value-type="float" office:value="25870" table:style-name="ce6">
            <text:p>25,870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17958" table:style-name="ce6">
            <text:p>17,958<text:s/></text:p>
          </table:table-cell>
          <table:table-cell office:value-type="float" office:value="31328" table:style-name="ce6">
            <text:p>31,328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12686" table:style-name="ce6">
            <text:p>12,686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4579" table:style-name="ce6">
            <text:p>4,579<text:s/></text:p>
          </table:table-cell>
          <table:table-cell table:number-columns-repeated="16264"/>
        </table:table-row>
        <table:table-row table:number-rows-repeated="3" table:style-name="ro3">
          <table:table-cell/>
          <table:table-cell table:number-columns-repeated="119" table:style-name="ce8"/>
          <table:table-cell table:number-columns-repeated="1626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0" table:style-name="ro5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3-01T00:00:00" table:style-name="ce5">
            <text:p>2021/3/1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17416" table:style-name="ce6">
            <text:p>17,416<text:s/></text:p>
          </table:table-cell>
          <table:table-cell office:value-type="float" office:value="34226" table:style-name="ce6">
            <text:p>34,226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24609" table:style-name="ce6">
            <text:p>24,609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25662" table:style-name="ce6">
            <text:p>25,662<text:s/></text:p>
          </table:table-cell>
          <table:table-cell office:value-type="float" office:value="17870" table:style-name="ce6">
            <text:p>17,870<text:s/></text:p>
          </table:table-cell>
          <table:table-cell office:value-type="float" office:value="18315" table:style-name="ce6">
            <text:p>18,315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43010" table:style-name="ce6">
            <text:p>143,010<text:s/></text:p>
          </table:table-cell>
          <table:table-cell office:value-type="float" office:value="36525" table:style-name="ce6">
            <text:p>36,525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34935" table:style-name="ce6">
            <text:p>34,935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42007" table:style-name="ce6">
            <text:p>42,007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15464" table:style-name="ce6">
            <text:p>15,464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24100" table:style-name="ce6">
            <text:p>24,100<text:s/></text:p>
          </table:table-cell>
          <table:table-cell office:value-type="float" office:value="31669" table:style-name="ce6">
            <text:p>31,669<text:s/></text:p>
          </table:table-cell>
          <table:table-cell office:value-type="float" office:value="26649" table:style-name="ce6">
            <text:p>26,649<text:s/></text:p>
          </table:table-cell>
          <table:table-cell office:value-type="float" office:value="17647" table:style-name="ce6">
            <text:p>17,647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60982" table:style-name="ce6">
            <text:p>60,982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22881" table:style-name="ce6">
            <text:p>22,881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46157" table:style-name="ce6">
            <text:p>46,157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20960" table:style-name="ce6">
            <text:p>20,960<text:s/></text:p>
          </table:table-cell>
          <table:table-cell office:value-type="float" office:value="10984" table:style-name="ce6">
            <text:p>10,984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15000" table:style-name="ce6">
            <text:p>15,000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15989" table:style-name="ce6">
            <text:p>15,989<text:s/></text:p>
          </table:table-cell>
          <table:table-cell office:value-type="float" office:value="16592" table:style-name="ce6">
            <text:p>16,592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718" table:style-name="ce6">
            <text:p>718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2443" table:style-name="ce6">
            <text:p>2,443<text:s/></text:p>
          </table:table-cell>
          <table:table-cell table:number-columns-repeated="16264"/>
        </table:table-row>
        <table:table-row table:style-name="ro2">
          <table:table-cell office:value-type="date" office:date-value="2021-03-02T00:00:00" table:style-name="ce5">
            <text:p>2021/3/2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41759" table:style-name="ce6">
            <text:p>41,759<text:s/></text:p>
          </table:table-cell>
          <table:table-cell office:value-type="float" office:value="39498" table:style-name="ce6">
            <text:p>39,498<text:s/></text:p>
          </table:table-cell>
          <table:table-cell office:value-type="float" office:value="27177" table:style-name="ce6">
            <text:p>27,177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10549" table:style-name="ce6">
            <text:p>10,549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19711" table:style-name="ce6">
            <text:p>19,711<text:s/></text:p>
          </table:table-cell>
          <table:table-cell office:value-type="float" office:value="19357" table:style-name="ce6">
            <text:p>19,357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29818" table:style-name="ce6">
            <text:p>29,818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24960" table:style-name="ce6">
            <text:p>24,960<text:s/></text:p>
          </table:table-cell>
          <table:table-cell office:value-type="float" office:value="17537" table:style-name="ce6">
            <text:p>17,537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27831" table:style-name="ce6">
            <text:p>27,831<text:s/></text:p>
          </table:table-cell>
          <table:table-cell office:value-type="float" office:value="17567" table:style-name="ce6">
            <text:p>17,567<text:s/></text:p>
          </table:table-cell>
          <table:table-cell office:value-type="float" office:value="34641" table:style-name="ce6">
            <text:p>34,641<text:s/></text:p>
          </table:table-cell>
          <table:table-cell office:value-type="float" office:value="25499" table:style-name="ce6">
            <text:p>25,499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36382" table:style-name="ce6">
            <text:p>36,382<text:s/></text:p>
          </table:table-cell>
          <table:table-cell office:value-type="float" office:value="26613" table:style-name="ce6">
            <text:p>26,613<text:s/></text:p>
          </table:table-cell>
          <table:table-cell office:value-type="float" office:value="27611" table:style-name="ce6">
            <text:p>27,611<text:s/></text:p>
          </table:table-cell>
          <table:table-cell office:value-type="float" office:value="21619" table:style-name="ce6">
            <text:p>21,619<text:s/></text:p>
          </table:table-cell>
          <table:table-cell office:value-type="float" office:value="25328" table:style-name="ce6">
            <text:p>25,328<text:s/></text:p>
          </table:table-cell>
          <table:table-cell office:value-type="float" office:value="123268" table:style-name="ce6">
            <text:p>123,268<text:s/></text:p>
          </table:table-cell>
          <table:table-cell office:value-type="float" office:value="37229" table:style-name="ce6">
            <text:p>37,229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24342" table:style-name="ce6">
            <text:p>24,342<text:s/></text:p>
          </table:table-cell>
          <table:table-cell office:value-type="float" office:value="25510" table:style-name="ce6">
            <text:p>25,510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29568" table:style-name="ce6">
            <text:p>29,568<text:s/></text:p>
          </table:table-cell>
          <table:table-cell office:value-type="float" office:value="23844" table:style-name="ce6">
            <text:p>23,844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31370" table:style-name="ce6">
            <text:p>31,370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17601" table:style-name="ce6">
            <text:p>17,601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30702" table:style-name="ce6">
            <text:p>30,702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22725" table:style-name="ce6">
            <text:p>22,725<text:s/></text:p>
          </table:table-cell>
          <table:table-cell office:value-type="float" office:value="27140" table:style-name="ce6">
            <text:p>27,140<text:s/></text:p>
          </table:table-cell>
          <table:table-cell office:value-type="float" office:value="30774" table:style-name="ce6">
            <text:p>30,774<text:s/></text:p>
          </table:table-cell>
          <table:table-cell office:value-type="float" office:value="34486" table:style-name="ce6">
            <text:p>34,486<text:s/></text:p>
          </table:table-cell>
          <table:table-cell office:value-type="float" office:value="41347" table:style-name="ce6">
            <text:p>41,347<text:s/></text:p>
          </table:table-cell>
          <table:table-cell office:value-type="float" office:value="26037" table:style-name="ce6">
            <text:p>26,037<text:s/></text:p>
          </table:table-cell>
          <table:table-cell office:value-type="float" office:value="26231" table:style-name="ce6">
            <text:p>26,231<text:s/></text:p>
          </table:table-cell>
          <table:table-cell office:value-type="float" office:value="54961" table:style-name="ce6">
            <text:p>54,961<text:s/></text:p>
          </table:table-cell>
          <table:table-cell office:value-type="float" office:value="22921" table:style-name="ce6">
            <text:p>22,921<text:s/></text:p>
          </table:table-cell>
          <table:table-cell office:value-type="float" office:value="31160" table:style-name="ce6">
            <text:p>31,160<text:s/></text:p>
          </table:table-cell>
          <table:table-cell office:value-type="float" office:value="31704" table:style-name="ce6">
            <text:p>31,704<text:s/></text:p>
          </table:table-cell>
          <table:table-cell office:value-type="float" office:value="19408" table:style-name="ce6">
            <text:p>19,408<text:s/></text:p>
          </table:table-cell>
          <table:table-cell office:value-type="float" office:value="57670" table:style-name="ce6">
            <text:p>57,670<text:s/></text:p>
          </table:table-cell>
          <table:table-cell office:value-type="float" office:value="21292" table:style-name="ce6">
            <text:p>21,292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14569" table:style-name="ce6">
            <text:p>14,569<text:s/></text:p>
          </table:table-cell>
          <table:table-cell office:value-type="float" office:value="19193" table:style-name="ce6">
            <text:p>19,193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24852" table:style-name="ce6">
            <text:p>24,852<text:s/></text:p>
          </table:table-cell>
          <table:table-cell office:value-type="float" office:value="19573" table:style-name="ce6">
            <text:p>19,573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39514" table:style-name="ce6">
            <text:p>39,514<text:s/></text:p>
          </table:table-cell>
          <table:table-cell office:value-type="float" office:value="23562" table:style-name="ce6">
            <text:p>23,562<text:s/></text:p>
          </table:table-cell>
          <table:table-cell office:value-type="float" office:value="24882" table:style-name="ce6">
            <text:p>24,882<text:s/></text:p>
          </table:table-cell>
          <table:table-cell office:value-type="float" office:value="23964" table:style-name="ce6">
            <text:p>23,964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17689" table:style-name="ce6">
            <text:p>17,689<text:s/></text:p>
          </table:table-cell>
          <table:table-cell office:value-type="float" office:value="29597" table:style-name="ce6">
            <text:p>29,597<text:s/></text:p>
          </table:table-cell>
          <table:table-cell office:value-type="float" office:value="22772" table:style-name="ce6">
            <text:p>22,772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4168" table:style-name="ce6">
            <text:p>4,168<text:s/></text:p>
          </table:table-cell>
          <table:table-cell table:number-columns-repeated="16264"/>
        </table:table-row>
        <table:table-row table:style-name="ro2">
          <table:table-cell office:value-type="date" office:date-value="2021-03-03T00:00:00" table:style-name="ce5">
            <text:p>2021/3/3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42210" table:style-name="ce6">
            <text:p>42,210<text:s/></text:p>
          </table:table-cell>
          <table:table-cell office:value-type="float" office:value="40984" table:style-name="ce6">
            <text:p>40,984<text:s/></text:p>
          </table:table-cell>
          <table:table-cell office:value-type="float" office:value="26994" table:style-name="ce6">
            <text:p>26,994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3708" table:style-name="ce6">
            <text:p>13,708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19544" table:style-name="ce6">
            <text:p>19,544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30458" table:style-name="ce6">
            <text:p>30,458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25742" table:style-name="ce6">
            <text:p>25,742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28356" table:style-name="ce6">
            <text:p>28,356<text:s/></text:p>
          </table:table-cell>
          <table:table-cell office:value-type="float" office:value="17867" table:style-name="ce6">
            <text:p>17,867<text:s/></text:p>
          </table:table-cell>
          <table:table-cell office:value-type="float" office:value="35210" table:style-name="ce6">
            <text:p>35,210<text:s/></text:p>
          </table:table-cell>
          <table:table-cell office:value-type="float" office:value="26584" table:style-name="ce6">
            <text:p>26,584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36062" table:style-name="ce6">
            <text:p>36,062<text:s/></text:p>
          </table:table-cell>
          <table:table-cell office:value-type="float" office:value="26709" table:style-name="ce6">
            <text:p>26,709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24485" table:style-name="ce6">
            <text:p>24,485<text:s/></text:p>
          </table:table-cell>
          <table:table-cell office:value-type="float" office:value="116021" table:style-name="ce6">
            <text:p>116,021<text:s/></text:p>
          </table:table-cell>
          <table:table-cell office:value-type="float" office:value="39361" table:style-name="ce6">
            <text:p>39,361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24870" table:style-name="ce6">
            <text:p>24,870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27528" table:style-name="ce6">
            <text:p>27,528<text:s/></text:p>
          </table:table-cell>
          <table:table-cell office:value-type="float" office:value="33098" table:style-name="ce6">
            <text:p>33,098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32185" table:style-name="ce6">
            <text:p>32,185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8669" table:style-name="ce6">
            <text:p>18,669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32014" table:style-name="ce6">
            <text:p>32,014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23121" table:style-name="ce6">
            <text:p>23,121<text:s/></text:p>
          </table:table-cell>
          <table:table-cell office:value-type="float" office:value="27190" table:style-name="ce6">
            <text:p>27,190<text:s/></text:p>
          </table:table-cell>
          <table:table-cell office:value-type="float" office:value="31013" table:style-name="ce6">
            <text:p>31,013<text:s/></text:p>
          </table:table-cell>
          <table:table-cell office:value-type="float" office:value="34320" table:style-name="ce6">
            <text:p>34,320<text:s/></text:p>
          </table:table-cell>
          <table:table-cell office:value-type="float" office:value="41554" table:style-name="ce6">
            <text:p>41,554<text:s/></text:p>
          </table:table-cell>
          <table:table-cell office:value-type="float" office:value="26373" table:style-name="ce6">
            <text:p>26,373<text:s/></text:p>
          </table:table-cell>
          <table:table-cell office:value-type="float" office:value="27101" table:style-name="ce6">
            <text:p>27,101<text:s/></text:p>
          </table:table-cell>
          <table:table-cell office:value-type="float" office:value="56459" table:style-name="ce6">
            <text:p>56,459<text:s/></text:p>
          </table:table-cell>
          <table:table-cell office:value-type="float" office:value="23132" table:style-name="ce6">
            <text:p>23,132<text:s/></text:p>
          </table:table-cell>
          <table:table-cell office:value-type="float" office:value="31635" table:style-name="ce6">
            <text:p>31,635<text:s/></text:p>
          </table:table-cell>
          <table:table-cell office:value-type="float" office:value="32288" table:style-name="ce6">
            <text:p>32,288<text:s/></text:p>
          </table:table-cell>
          <table:table-cell office:value-type="float" office:value="19568" table:style-name="ce6">
            <text:p>19,568<text:s/></text:p>
          </table:table-cell>
          <table:table-cell office:value-type="float" office:value="57982" table:style-name="ce6">
            <text:p>57,982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24959" table:style-name="ce6">
            <text:p>24,959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39767" table:style-name="ce6">
            <text:p>39,767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25022" table:style-name="ce6">
            <text:p>25,022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17696" table:style-name="ce6">
            <text:p>17,696<text:s/></text:p>
          </table:table-cell>
          <table:table-cell office:value-type="float" office:value="29390" table:style-name="ce6">
            <text:p>29,390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13156" table:style-name="ce6">
            <text:p>13,156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4281" table:style-name="ce6">
            <text:p>4,281<text:s/></text:p>
          </table:table-cell>
          <table:table-cell table:number-columns-repeated="16264"/>
        </table:table-row>
        <table:table-row table:style-name="ro2">
          <table:table-cell office:value-type="date" office:date-value="2021-03-04T00:00:00" table:style-name="ce5">
            <text:p>2021/3/4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15299" table:style-name="ce6">
            <text:p>15,299<text:s/></text:p>
          </table:table-cell>
          <table:table-cell office:value-type="float" office:value="42005" table:style-name="ce6">
            <text:p>42,005<text:s/></text:p>
          </table:table-cell>
          <table:table-cell office:value-type="float" office:value="41249" table:style-name="ce6">
            <text:p>41,249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9404" table:style-name="ce6">
            <text:p>19,404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30918" table:style-name="ce6">
            <text:p>30,918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12746" table:style-name="ce6">
            <text:p>12,746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25745" table:style-name="ce6">
            <text:p>25,745<text:s/></text:p>
          </table:table-cell>
          <table:table-cell office:value-type="float" office:value="17814" table:style-name="ce6">
            <text:p>17,814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29047" table:style-name="ce6">
            <text:p>29,047<text:s/></text:p>
          </table:table-cell>
          <table:table-cell office:value-type="float" office:value="17973" table:style-name="ce6">
            <text:p>17,973<text:s/></text:p>
          </table:table-cell>
          <table:table-cell office:value-type="float" office:value="35194" table:style-name="ce6">
            <text:p>35,194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36193" table:style-name="ce6">
            <text:p>36,193<text:s/></text:p>
          </table:table-cell>
          <table:table-cell office:value-type="float" office:value="26965" table:style-name="ce6">
            <text:p>26,965<text:s/></text:p>
          </table:table-cell>
          <table:table-cell office:value-type="float" office:value="27541" table:style-name="ce6">
            <text:p>27,541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119164" table:style-name="ce6">
            <text:p>119,164<text:s/></text:p>
          </table:table-cell>
          <table:table-cell office:value-type="float" office:value="39981" table:style-name="ce6">
            <text:p>39,981<text:s/></text:p>
          </table:table-cell>
          <table:table-cell office:value-type="float" office:value="19645" table:style-name="ce6">
            <text:p>19,645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25808" table:style-name="ce6">
            <text:p>25,808<text:s/></text:p>
          </table:table-cell>
          <table:table-cell office:value-type="float" office:value="28329" table:style-name="ce6">
            <text:p>28,329<text:s/></text:p>
          </table:table-cell>
          <table:table-cell office:value-type="float" office:value="35553" table:style-name="ce6">
            <text:p>35,553<text:s/></text:p>
          </table:table-cell>
          <table:table-cell office:value-type="float" office:value="24624" table:style-name="ce6">
            <text:p>24,624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31746" table:style-name="ce6">
            <text:p>31,746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33482" table:style-name="ce6">
            <text:p>33,482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23149" table:style-name="ce6">
            <text:p>23,149<text:s/></text:p>
          </table:table-cell>
          <table:table-cell office:value-type="float" office:value="27305" table:style-name="ce6">
            <text:p>27,305<text:s/></text:p>
          </table:table-cell>
          <table:table-cell office:value-type="float" office:value="31196" table:style-name="ce6">
            <text:p>31,196<text:s/></text:p>
          </table:table-cell>
          <table:table-cell office:value-type="float" office:value="34668" table:style-name="ce6">
            <text:p>34,668<text:s/></text:p>
          </table:table-cell>
          <table:table-cell office:value-type="float" office:value="41658" table:style-name="ce6">
            <text:p>41,658<text:s/></text:p>
          </table:table-cell>
          <table:table-cell office:value-type="float" office:value="26423" table:style-name="ce6">
            <text:p>26,423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57368" table:style-name="ce6">
            <text:p>57,368<text:s/></text:p>
          </table:table-cell>
          <table:table-cell office:value-type="float" office:value="23250" table:style-name="ce6">
            <text:p>23,250<text:s/></text:p>
          </table:table-cell>
          <table:table-cell office:value-type="float" office:value="32388" table:style-name="ce6">
            <text:p>32,388<text:s/></text:p>
          </table:table-cell>
          <table:table-cell office:value-type="float" office:value="33271" table:style-name="ce6">
            <text:p>33,271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59137" table:style-name="ce6">
            <text:p>59,137<text:s/></text:p>
          </table:table-cell>
          <table:table-cell office:value-type="float" office:value="21138" table:style-name="ce6">
            <text:p>21,138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19320" table:style-name="ce6">
            <text:p>19,320<text:s/></text:p>
          </table:table-cell>
          <table:table-cell office:value-type="float" office:value="15110" table:style-name="ce6">
            <text:p>15,110<text:s/></text:p>
          </table:table-cell>
          <table:table-cell office:value-type="float" office:value="25430" table:style-name="ce6">
            <text:p>25,430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39881" table:style-name="ce6">
            <text:p>39,881<text:s/></text:p>
          </table:table-cell>
          <table:table-cell office:value-type="float" office:value="23556" table:style-name="ce6">
            <text:p>23,556<text:s/></text:p>
          </table:table-cell>
          <table:table-cell office:value-type="float" office:value="24685" table:style-name="ce6">
            <text:p>24,685<text:s/></text:p>
          </table:table-cell>
          <table:table-cell office:value-type="float" office:value="24094" table:style-name="ce6">
            <text:p>24,094<text:s/></text:p>
          </table:table-cell>
          <table:table-cell office:value-type="float" office:value="14564" table:style-name="ce6">
            <text:p>14,564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29413" table:style-name="ce6">
            <text:p>29,413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15700" table:style-name="ce6">
            <text:p>15,700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4245" table:style-name="ce6">
            <text:p>4,245<text:s/></text:p>
          </table:table-cell>
          <table:table-cell table:number-columns-repeated="16264"/>
        </table:table-row>
        <table:table-row table:style-name="ro2">
          <table:table-cell office:value-type="date" office:date-value="2021-03-05T00:00:00" table:style-name="ce5">
            <text:p>2021/3/5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15685" table:style-name="ce6">
            <text:p>15,685<text:s/></text:p>
          </table:table-cell>
          <table:table-cell office:value-type="float" office:value="43993" table:style-name="ce6">
            <text:p>43,993<text:s/></text:p>
          </table:table-cell>
          <table:table-cell office:value-type="float" office:value="46773" table:style-name="ce6">
            <text:p>46,773<text:s/></text:p>
          </table:table-cell>
          <table:table-cell office:value-type="float" office:value="28605" table:style-name="ce6">
            <text:p>28,605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15430" table:style-name="ce6">
            <text:p>15,430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20012" table:style-name="ce6">
            <text:p>20,012<text:s/></text:p>
          </table:table-cell>
          <table:table-cell office:value-type="float" office:value="20049" table:style-name="ce6">
            <text:p>20,049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32654" table:style-name="ce6">
            <text:p>32,654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3524" table:style-name="ce6">
            <text:p>13,524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27513" table:style-name="ce6">
            <text:p>27,513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33176" table:style-name="ce6">
            <text:p>33,176<text:s/></text:p>
          </table:table-cell>
          <table:table-cell office:value-type="float" office:value="20099" table:style-name="ce6">
            <text:p>20,099<text:s/></text:p>
          </table:table-cell>
          <table:table-cell office:value-type="float" office:value="37195" table:style-name="ce6">
            <text:p>37,195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38626" table:style-name="ce6">
            <text:p>38,626<text:s/></text:p>
          </table:table-cell>
          <table:table-cell office:value-type="float" office:value="28486" table:style-name="ce6">
            <text:p>28,486<text:s/></text:p>
          </table:table-cell>
          <table:table-cell office:value-type="float" office:value="29035" table:style-name="ce6">
            <text:p>29,035<text:s/></text:p>
          </table:table-cell>
          <table:table-cell office:value-type="float" office:value="22703" table:style-name="ce6">
            <text:p>22,703<text:s/></text:p>
          </table:table-cell>
          <table:table-cell office:value-type="float" office:value="24310" table:style-name="ce6">
            <text:p>24,310<text:s/></text:p>
          </table:table-cell>
          <table:table-cell office:value-type="float" office:value="140452" table:style-name="ce6">
            <text:p>140,452<text:s/></text:p>
          </table:table-cell>
          <table:table-cell office:value-type="float" office:value="46195" table:style-name="ce6">
            <text:p>46,195<text:s/></text:p>
          </table:table-cell>
          <table:table-cell office:value-type="float" office:value="20658" table:style-name="ce6">
            <text:p>20,658<text:s/></text:p>
          </table:table-cell>
          <table:table-cell office:value-type="float" office:value="26393" table:style-name="ce6">
            <text:p>26,393<text:s/></text:p>
          </table:table-cell>
          <table:table-cell office:value-type="float" office:value="28923" table:style-name="ce6">
            <text:p>28,923<text:s/></text:p>
          </table:table-cell>
          <table:table-cell office:value-type="float" office:value="30981" table:style-name="ce6">
            <text:p>30,981<text:s/></text:p>
          </table:table-cell>
          <table:table-cell office:value-type="float" office:value="40206" table:style-name="ce6">
            <text:p>40,206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34667" table:style-name="ce6">
            <text:p>34,667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39059" table:style-name="ce6">
            <text:p>39,059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28160" table:style-name="ce6">
            <text:p>28,160<text:s/></text:p>
          </table:table-cell>
          <table:table-cell office:value-type="float" office:value="33504" table:style-name="ce6">
            <text:p>33,504<text:s/></text:p>
          </table:table-cell>
          <table:table-cell office:value-type="float" office:value="39592" table:style-name="ce6">
            <text:p>39,592<text:s/></text:p>
          </table:table-cell>
          <table:table-cell office:value-type="float" office:value="44330" table:style-name="ce6">
            <text:p>44,330<text:s/></text:p>
          </table:table-cell>
          <table:table-cell office:value-type="float" office:value="28045" table:style-name="ce6">
            <text:p>28,045<text:s/></text:p>
          </table:table-cell>
          <table:table-cell office:value-type="float" office:value="29399" table:style-name="ce6">
            <text:p>29,399<text:s/></text:p>
          </table:table-cell>
          <table:table-cell office:value-type="float" office:value="67271" table:style-name="ce6">
            <text:p>67,271<text:s/></text:p>
          </table:table-cell>
          <table:table-cell office:value-type="float" office:value="24546" table:style-name="ce6">
            <text:p>24,546<text:s/></text:p>
          </table:table-cell>
          <table:table-cell office:value-type="float" office:value="35373" table:style-name="ce6">
            <text:p>35,373<text:s/></text:p>
          </table:table-cell>
          <table:table-cell office:value-type="float" office:value="37133" table:style-name="ce6">
            <text:p>37,133<text:s/></text:p>
          </table:table-cell>
          <table:table-cell office:value-type="float" office:value="21730" table:style-name="ce6">
            <text:p>21,730<text:s/></text:p>
          </table:table-cell>
          <table:table-cell office:value-type="float" office:value="67144" table:style-name="ce6">
            <text:p>67,144<text:s/></text:p>
          </table:table-cell>
          <table:table-cell office:value-type="float" office:value="22349" table:style-name="ce6">
            <text:p>22,349<text:s/></text:p>
          </table:table-cell>
          <table:table-cell office:value-type="float" office:value="17906" table:style-name="ce6">
            <text:p>17,906<text:s/></text:p>
          </table:table-cell>
          <table:table-cell office:value-type="float" office:value="16012" table:style-name="ce6">
            <text:p>16,012<text:s/></text:p>
          </table:table-cell>
          <table:table-cell office:value-type="float" office:value="21624" table:style-name="ce6">
            <text:p>21,624<text:s/></text:p>
          </table:table-cell>
          <table:table-cell office:value-type="float" office:value="15856" table:style-name="ce6">
            <text:p>15,856<text:s/></text:p>
          </table:table-cell>
          <table:table-cell office:value-type="float" office:value="28778" table:style-name="ce6">
            <text:p>28,778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40610" table:style-name="ce6">
            <text:p>40,610<text:s/></text:p>
          </table:table-cell>
          <table:table-cell office:value-type="float" office:value="24737" table:style-name="ce6">
            <text:p>24,737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18670" table:style-name="ce6">
            <text:p>18,670<text:s/></text:p>
          </table:table-cell>
          <table:table-cell office:value-type="float" office:value="30796" table:style-name="ce6">
            <text:p>30,796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4668" table:style-name="ce6">
            <text:p>4,668<text:s/></text:p>
          </table:table-cell>
          <table:table-cell table:number-columns-repeated="16264"/>
        </table:table-row>
        <table:table-row table:style-name="ro2">
          <table:table-cell office:value-type="date" office:date-value="2021-03-06T00:00:00" table:style-name="ce5">
            <text:p>2021/3/6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24617" table:style-name="ce6">
            <text:p>24,617<text:s/></text:p>
          </table:table-cell>
          <table:table-cell office:value-type="float" office:value="45410" table:style-name="ce6">
            <text:p>45,410<text:s/></text:p>
          </table:table-cell>
          <table:table-cell office:value-type="float" office:value="17040" table:style-name="ce6">
            <text:p>17,040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16907" table:style-name="ce6">
            <text:p>16,907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8254" table:style-name="ce6">
            <text:p>18,254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28215" table:style-name="ce6">
            <text:p>28,215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27697" table:style-name="ce6">
            <text:p>27,697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29833" table:style-name="ce6">
            <text:p>29,833<text:s/></text:p>
          </table:table-cell>
          <table:table-cell office:value-type="float" office:value="20486" table:style-name="ce6">
            <text:p>20,486<text:s/></text:p>
          </table:table-cell>
          <table:table-cell office:value-type="float" office:value="20549" table:style-name="ce6">
            <text:p>20,549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34948" table:style-name="ce6">
            <text:p>134,948<text:s/></text:p>
          </table:table-cell>
          <table:table-cell office:value-type="float" office:value="44646" table:style-name="ce6">
            <text:p>44,646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21996" table:style-name="ce6">
            <text:p>21,996<text:s/></text:p>
          </table:table-cell>
          <table:table-cell office:value-type="float" office:value="22250" table:style-name="ce6">
            <text:p>22,250<text:s/></text:p>
          </table:table-cell>
          <table:table-cell office:value-type="float" office:value="24973" table:style-name="ce6">
            <text:p>24,973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21958" table:style-name="ce6">
            <text:p>21,958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14379" table:style-name="ce6">
            <text:p>14,379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16836" table:style-name="ce6">
            <text:p>16,836<text:s/></text:p>
          </table:table-cell>
          <table:table-cell office:value-type="float" office:value="27834" table:style-name="ce6">
            <text:p>27,834<text:s/></text:p>
          </table:table-cell>
          <table:table-cell office:value-type="float" office:value="33560" table:style-name="ce6">
            <text:p>33,560<text:s/></text:p>
          </table:table-cell>
          <table:table-cell office:value-type="float" office:value="31687" table:style-name="ce6">
            <text:p>31,687<text:s/></text:p>
          </table:table-cell>
          <table:table-cell office:value-type="float" office:value="20915" table:style-name="ce6">
            <text:p>20,915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68332" table:style-name="ce6">
            <text:p>68,332<text:s/></text:p>
          </table:table-cell>
          <table:table-cell office:value-type="float" office:value="14756" table:style-name="ce6">
            <text:p>14,756<text:s/></text:p>
          </table:table-cell>
          <table:table-cell office:value-type="float" office:value="29450" table:style-name="ce6">
            <text:p>29,450<text:s/></text:p>
          </table:table-cell>
          <table:table-cell office:value-type="float" office:value="30499" table:style-name="ce6">
            <text:p>30,499<text:s/></text:p>
          </table:table-cell>
          <table:table-cell office:value-type="float" office:value="16824" table:style-name="ce6">
            <text:p>16,824<text:s/></text:p>
          </table:table-cell>
          <table:table-cell office:value-type="float" office:value="53423" table:style-name="ce6">
            <text:p>53,423<text:s/></text:p>
          </table:table-cell>
          <table:table-cell office:value-type="float" office:value="15810" table:style-name="ce6">
            <text:p>15,810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21393" table:style-name="ce6">
            <text:p>21,393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19880" table:style-name="ce6">
            <text:p>19,880<text:s/></text:p>
          </table:table-cell>
          <table:table-cell office:value-type="float" office:value="14802" table:style-name="ce6">
            <text:p>14,802<text:s/></text:p>
          </table:table-cell>
          <table:table-cell office:value-type="float" office:value="15507" table:style-name="ce6">
            <text:p>15,507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9126" table:style-name="ce6">
            <text:p>19,126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2579" table:style-name="ce6">
            <text:p>2,579<text:s/></text:p>
          </table:table-cell>
          <table:table-cell table:number-columns-repeated="16264"/>
        </table:table-row>
        <table:table-row table:style-name="ro2">
          <table:table-cell office:value-type="date" office:date-value="2021-03-07T00:00:00" table:style-name="ce5">
            <text:p>2021/3/7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18552" table:style-name="ce6">
            <text:p>18,552<text:s/></text:p>
          </table:table-cell>
          <table:table-cell office:value-type="float" office:value="35121" table:style-name="ce6">
            <text:p>35,121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4906" table:style-name="ce6">
            <text:p>14,906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22293" table:style-name="ce6">
            <text:p>22,293<text:s/></text:p>
          </table:table-cell>
          <table:table-cell office:value-type="float" office:value="15505" table:style-name="ce6">
            <text:p>15,505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17174" table:style-name="ce6">
            <text:p>17,174<text:s/></text:p>
          </table:table-cell>
          <table:table-cell office:value-type="float" office:value="17328" table:style-name="ce6">
            <text:p>17,328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130303" table:style-name="ce6">
            <text:p>130,303<text:s/></text:p>
          </table:table-cell>
          <table:table-cell office:value-type="float" office:value="36977" table:style-name="ce6">
            <text:p>36,977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15965" table:style-name="ce6">
            <text:p>15,965<text:s/></text:p>
          </table:table-cell>
          <table:table-cell office:value-type="float" office:value="22675" table:style-name="ce6">
            <text:p>22,675<text:s/></text:p>
          </table:table-cell>
          <table:table-cell office:value-type="float" office:value="20915" table:style-name="ce6">
            <text:p>20,915<text:s/></text:p>
          </table:table-cell>
          <table:table-cell office:value-type="float" office:value="24436" table:style-name="ce6">
            <text:p>24,436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8320" table:style-name="ce6">
            <text:p>18,320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13975" table:style-name="ce6">
            <text:p>13,975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27175" table:style-name="ce6">
            <text:p>27,175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5418" table:style-name="ce6">
            <text:p>5,418<text:s/></text:p>
          </table:table-cell>
          <table:table-cell office:value-type="float" office:value="14632" table:style-name="ce6">
            <text:p>14,632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31037" table:style-name="ce6">
            <text:p>31,037<text:s/></text:p>
          </table:table-cell>
          <table:table-cell office:value-type="float" office:value="26247" table:style-name="ce6">
            <text:p>26,247<text:s/></text:p>
          </table:table-cell>
          <table:table-cell office:value-type="float" office:value="17662" table:style-name="ce6">
            <text:p>17,662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62241" table:style-name="ce6">
            <text:p>62,241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25877" table:style-name="ce6">
            <text:p>25,877<text:s/></text:p>
          </table:table-cell>
          <table:table-cell office:value-type="float" office:value="23432" table:style-name="ce6">
            <text:p>23,432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44732" table:style-name="ce6">
            <text:p>44,732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17296" table:style-name="ce6">
            <text:p>17,296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17164" table:style-name="ce6">
            <text:p>17,164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17576" table:style-name="ce6">
            <text:p>17,576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2334" table:style-name="ce6">
            <text:p>2,334<text:s/></text:p>
          </table:table-cell>
          <table:table-cell table:number-columns-repeated="16264"/>
        </table:table-row>
        <table:table-row table:style-name="ro2">
          <table:table-cell office:value-type="date" office:date-value="2021-03-08T00:00:00" table:style-name="ce5">
            <text:p>2021/3/8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40910" table:style-name="ce6">
            <text:p>40,910<text:s/></text:p>
          </table:table-cell>
          <table:table-cell office:value-type="float" office:value="39099" table:style-name="ce6">
            <text:p>39,099<text:s/></text:p>
          </table:table-cell>
          <table:table-cell office:value-type="float" office:value="26578" table:style-name="ce6">
            <text:p>26,578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18863" table:style-name="ce6">
            <text:p>18,863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30127" table:style-name="ce6">
            <text:p>30,127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3300" table:style-name="ce6">
            <text:p>13,300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24880" table:style-name="ce6">
            <text:p>24,880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16888" table:style-name="ce6">
            <text:p>16,888<text:s/></text:p>
          </table:table-cell>
          <table:table-cell office:value-type="float" office:value="33356" table:style-name="ce6">
            <text:p>33,356<text:s/></text:p>
          </table:table-cell>
          <table:table-cell office:value-type="float" office:value="24854" table:style-name="ce6">
            <text:p>24,854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35421" table:style-name="ce6">
            <text:p>35,421<text:s/></text:p>
          </table:table-cell>
          <table:table-cell office:value-type="float" office:value="25947" table:style-name="ce6">
            <text:p>25,947<text:s/></text:p>
          </table:table-cell>
          <table:table-cell office:value-type="float" office:value="27025" table:style-name="ce6">
            <text:p>27,025<text:s/></text:p>
          </table:table-cell>
          <table:table-cell office:value-type="float" office:value="21607" table:style-name="ce6">
            <text:p>21,607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122025" table:style-name="ce6">
            <text:p>122,025<text:s/></text:p>
          </table:table-cell>
          <table:table-cell office:value-type="float" office:value="37707" table:style-name="ce6">
            <text:p>37,707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24114" table:style-name="ce6">
            <text:p>24,114<text:s/></text:p>
          </table:table-cell>
          <table:table-cell office:value-type="float" office:value="25046" table:style-name="ce6">
            <text:p>25,046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27754" table:style-name="ce6">
            <text:p>27,754<text:s/></text:p>
          </table:table-cell>
          <table:table-cell office:value-type="float" office:value="23442" table:style-name="ce6">
            <text:p>23,442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31750" table:style-name="ce6">
            <text:p>31,750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18303" table:style-name="ce6">
            <text:p>18,303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32201" table:style-name="ce6">
            <text:p>32,201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22749" table:style-name="ce6">
            <text:p>22,749<text:s/></text:p>
          </table:table-cell>
          <table:table-cell office:value-type="float" office:value="26835" table:style-name="ce6">
            <text:p>26,835<text:s/></text:p>
          </table:table-cell>
          <table:table-cell office:value-type="float" office:value="30451" table:style-name="ce6">
            <text:p>30,451<text:s/></text:p>
          </table:table-cell>
          <table:table-cell office:value-type="float" office:value="35087" table:style-name="ce6">
            <text:p>35,087<text:s/></text:p>
          </table:table-cell>
          <table:table-cell office:value-type="float" office:value="40708" table:style-name="ce6">
            <text:p>40,708<text:s/></text:p>
          </table:table-cell>
          <table:table-cell office:value-type="float" office:value="25645" table:style-name="ce6">
            <text:p>25,645<text:s/></text:p>
          </table:table-cell>
          <table:table-cell office:value-type="float" office:value="26687" table:style-name="ce6">
            <text:p>26,687<text:s/></text:p>
          </table:table-cell>
          <table:table-cell office:value-type="float" office:value="55460" table:style-name="ce6">
            <text:p>55,460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30037" table:style-name="ce6">
            <text:p>30,037<text:s/></text:p>
          </table:table-cell>
          <table:table-cell office:value-type="float" office:value="31324" table:style-name="ce6">
            <text:p>31,324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57445" table:style-name="ce6">
            <text:p>57,445<text:s/></text:p>
          </table:table-cell>
          <table:table-cell office:value-type="float" office:value="20449" table:style-name="ce6">
            <text:p>20,449<text:s/></text:p>
          </table:table-cell>
          <table:table-cell office:value-type="float" office:value="16327" table:style-name="ce6">
            <text:p>16,327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24359" table:style-name="ce6">
            <text:p>24,359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38376" table:style-name="ce6">
            <text:p>38,376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24413" table:style-name="ce6">
            <text:p>24,413<text:s/></text:p>
          </table:table-cell>
          <table:table-cell office:value-type="float" office:value="23723" table:style-name="ce6">
            <text:p>23,723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7651" table:style-name="ce6">
            <text:p>17,651<text:s/></text:p>
          </table:table-cell>
          <table:table-cell office:value-type="float" office:value="28594" table:style-name="ce6">
            <text:p>28,594<text:s/></text:p>
          </table:table-cell>
          <table:table-cell office:value-type="float" office:value="22101" table:style-name="ce6">
            <text:p>22,101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4163" table:style-name="ce6">
            <text:p>4,163<text:s/></text:p>
          </table:table-cell>
          <table:table-cell table:number-columns-repeated="16264"/>
        </table:table-row>
        <table:table-row table:style-name="ro2">
          <table:table-cell office:value-type="date" office:date-value="2021-03-09T00:00:00" table:style-name="ce5">
            <text:p>2021/3/9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41616" table:style-name="ce6">
            <text:p>41,616<text:s/></text:p>
          </table:table-cell>
          <table:table-cell office:value-type="float" office:value="40432" table:style-name="ce6">
            <text:p>40,432<text:s/></text:p>
          </table:table-cell>
          <table:table-cell office:value-type="float" office:value="27519" table:style-name="ce6">
            <text:p>27,519<text:s/></text:p>
          </table:table-cell>
          <table:table-cell office:value-type="float" office:value="15737" table:style-name="ce6">
            <text:p>15,737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30634" table:style-name="ce6">
            <text:p>30,634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28525" table:style-name="ce6">
            <text:p>28,525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34570" table:style-name="ce6">
            <text:p>34,570<text:s/></text:p>
          </table:table-cell>
          <table:table-cell office:value-type="float" office:value="25923" table:style-name="ce6">
            <text:p>25,923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36163" table:style-name="ce6">
            <text:p>36,163<text:s/></text:p>
          </table:table-cell>
          <table:table-cell office:value-type="float" office:value="26671" table:style-name="ce6">
            <text:p>26,671<text:s/></text:p>
          </table:table-cell>
          <table:table-cell office:value-type="float" office:value="27277" table:style-name="ce6">
            <text:p>27,277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114647" table:style-name="ce6">
            <text:p>114,647<text:s/></text:p>
          </table:table-cell>
          <table:table-cell office:value-type="float" office:value="38515" table:style-name="ce6">
            <text:p>38,515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26507" table:style-name="ce6">
            <text:p>26,507<text:s/></text:p>
          </table:table-cell>
          <table:table-cell office:value-type="float" office:value="27875" table:style-name="ce6">
            <text:p>27,875<text:s/></text:p>
          </table:table-cell>
          <table:table-cell office:value-type="float" office:value="29448" table:style-name="ce6">
            <text:p>29,448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31744" table:style-name="ce6">
            <text:p>31,744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33143" table:style-name="ce6">
            <text:p>33,143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23102" table:style-name="ce6">
            <text:p>23,102<text:s/></text:p>
          </table:table-cell>
          <table:table-cell office:value-type="float" office:value="27179" table:style-name="ce6">
            <text:p>27,179<text:s/></text:p>
          </table:table-cell>
          <table:table-cell office:value-type="float" office:value="31083" table:style-name="ce6">
            <text:p>31,083<text:s/></text:p>
          </table:table-cell>
          <table:table-cell office:value-type="float" office:value="34754" table:style-name="ce6">
            <text:p>34,754<text:s/></text:p>
          </table:table-cell>
          <table:table-cell office:value-type="float" office:value="41290" table:style-name="ce6">
            <text:p>41,290<text:s/></text:p>
          </table:table-cell>
          <table:table-cell office:value-type="float" office:value="26262" table:style-name="ce6">
            <text:p>26,262<text:s/></text:p>
          </table:table-cell>
          <table:table-cell office:value-type="float" office:value="27258" table:style-name="ce6">
            <text:p>27,258<text:s/></text:p>
          </table:table-cell>
          <table:table-cell office:value-type="float" office:value="56936" table:style-name="ce6">
            <text:p>56,936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31167" table:style-name="ce6">
            <text:p>31,167<text:s/></text:p>
          </table:table-cell>
          <table:table-cell office:value-type="float" office:value="32778" table:style-name="ce6">
            <text:p>32,778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57866" table:style-name="ce6">
            <text:p>57,866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16679" table:style-name="ce6">
            <text:p>16,679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19197" table:style-name="ce6">
            <text:p>19,197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19519" table:style-name="ce6">
            <text:p>19,519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38790" table:style-name="ce6">
            <text:p>38,790<text:s/></text:p>
          </table:table-cell>
          <table:table-cell office:value-type="float" office:value="23537" table:style-name="ce6">
            <text:p>23,537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24193" table:style-name="ce6">
            <text:p>24,193<text:s/></text:p>
          </table:table-cell>
          <table:table-cell office:value-type="float" office:value="14347" table:style-name="ce6">
            <text:p>14,347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23266" table:style-name="ce6">
            <text:p>23,266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4261" table:style-name="ce6">
            <text:p>4,261<text:s/></text:p>
          </table:table-cell>
          <table:table-cell table:number-columns-repeated="16264"/>
        </table:table-row>
        <table:table-row table:style-name="ro2">
          <table:table-cell office:value-type="date" office:date-value="2021-03-10T00:00:00" table:style-name="ce5">
            <text:p>2021/3/10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42650" table:style-name="ce6">
            <text:p>42,650<text:s/></text:p>
          </table:table-cell>
          <table:table-cell office:value-type="float" office:value="42047" table:style-name="ce6">
            <text:p>42,047<text:s/></text:p>
          </table:table-cell>
          <table:table-cell office:value-type="float" office:value="27603" table:style-name="ce6">
            <text:p>27,603<text:s/></text:p>
          </table:table-cell>
          <table:table-cell office:value-type="float" office:value="15866" table:style-name="ce6">
            <text:p>15,866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19433" table:style-name="ce6">
            <text:p>19,433<text:s/></text:p>
          </table:table-cell>
          <table:table-cell office:value-type="float" office:value="19723" table:style-name="ce6">
            <text:p>19,723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0133" table:style-name="ce6">
            <text:p>10,133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30763" table:style-name="ce6">
            <text:p>30,763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7660" table:style-name="ce6">
            <text:p>17,660<text:s/></text:p>
          </table:table-cell>
          <table:table-cell office:value-type="float" office:value="25655" table:style-name="ce6">
            <text:p>25,655<text:s/></text:p>
          </table:table-cell>
          <table:table-cell office:value-type="float" office:value="18021" table:style-name="ce6">
            <text:p>18,021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29770" table:style-name="ce6">
            <text:p>29,770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35460" table:style-name="ce6">
            <text:p>35,460<text:s/></text:p>
          </table:table-cell>
          <table:table-cell office:value-type="float" office:value="26854" table:style-name="ce6">
            <text:p>26,854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36416" table:style-name="ce6">
            <text:p>36,416<text:s/></text:p>
          </table:table-cell>
          <table:table-cell office:value-type="float" office:value="27095" table:style-name="ce6">
            <text:p>27,095<text:s/></text:p>
          </table:table-cell>
          <table:table-cell office:value-type="float" office:value="27633" table:style-name="ce6">
            <text:p>27,633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24434" table:style-name="ce6">
            <text:p>24,434<text:s/></text:p>
          </table:table-cell>
          <table:table-cell office:value-type="float" office:value="118354" table:style-name="ce6">
            <text:p>118,354<text:s/></text:p>
          </table:table-cell>
          <table:table-cell office:value-type="float" office:value="40020" table:style-name="ce6">
            <text:p>40,020<text:s/></text:p>
          </table:table-cell>
          <table:table-cell office:value-type="float" office:value="19801" table:style-name="ce6">
            <text:p>19,801<text:s/></text:p>
          </table:table-cell>
          <table:table-cell office:value-type="float" office:value="25561" table:style-name="ce6">
            <text:p>25,561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28706" table:style-name="ce6">
            <text:p>28,706<text:s/></text:p>
          </table:table-cell>
          <table:table-cell office:value-type="float" office:value="30353" table:style-name="ce6">
            <text:p>30,353<text:s/></text:p>
          </table:table-cell>
          <table:table-cell office:value-type="float" office:value="24713" table:style-name="ce6">
            <text:p>24,713<text:s/></text:p>
          </table:table-cell>
          <table:table-cell office:value-type="float" office:value="13893" table:style-name="ce6">
            <text:p>13,893<text:s/></text:p>
          </table:table-cell>
          <table:table-cell office:value-type="float" office:value="32606" table:style-name="ce6">
            <text:p>32,606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34045" table:style-name="ce6">
            <text:p>34,045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23237" table:style-name="ce6">
            <text:p>23,237<text:s/></text:p>
          </table:table-cell>
          <table:table-cell office:value-type="float" office:value="27355" table:style-name="ce6">
            <text:p>27,355<text:s/></text:p>
          </table:table-cell>
          <table:table-cell office:value-type="float" office:value="31638" table:style-name="ce6">
            <text:p>31,638<text:s/></text:p>
          </table:table-cell>
          <table:table-cell office:value-type="float" office:value="35622" table:style-name="ce6">
            <text:p>35,622<text:s/></text:p>
          </table:table-cell>
          <table:table-cell office:value-type="float" office:value="42058" table:style-name="ce6">
            <text:p>42,058<text:s/></text:p>
          </table:table-cell>
          <table:table-cell office:value-type="float" office:value="26506" table:style-name="ce6">
            <text:p>26,506<text:s/></text:p>
          </table:table-cell>
          <table:table-cell office:value-type="float" office:value="27669" table:style-name="ce6">
            <text:p>27,669<text:s/></text:p>
          </table:table-cell>
          <table:table-cell office:value-type="float" office:value="58437" table:style-name="ce6">
            <text:p>58,437<text:s/></text:p>
          </table:table-cell>
          <table:table-cell office:value-type="float" office:value="23981" table:style-name="ce6">
            <text:p>23,981<text:s/></text:p>
          </table:table-cell>
          <table:table-cell office:value-type="float" office:value="32301" table:style-name="ce6">
            <text:p>32,301<text:s/></text:p>
          </table:table-cell>
          <table:table-cell office:value-type="float" office:value="33147" table:style-name="ce6">
            <text:p>33,147<text:s/></text:p>
          </table:table-cell>
          <table:table-cell office:value-type="float" office:value="20088" table:style-name="ce6">
            <text:p>20,088<text:s/></text:p>
          </table:table-cell>
          <table:table-cell office:value-type="float" office:value="58888" table:style-name="ce6">
            <text:p>58,888<text:s/></text:p>
          </table:table-cell>
          <table:table-cell office:value-type="float" office:value="21368" table:style-name="ce6">
            <text:p>21,368<text:s/></text:p>
          </table:table-cell>
          <table:table-cell office:value-type="float" office:value="16939" table:style-name="ce6">
            <text:p>16,939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24966" table:style-name="ce6">
            <text:p>24,966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39623" table:style-name="ce6">
            <text:p>39,623<text:s/></text:p>
          </table:table-cell>
          <table:table-cell office:value-type="float" office:value="23526" table:style-name="ce6">
            <text:p>23,526<text:s/></text:p>
          </table:table-cell>
          <table:table-cell office:value-type="float" office:value="25160" table:style-name="ce6">
            <text:p>25,160<text:s/></text:p>
          </table:table-cell>
          <table:table-cell office:value-type="float" office:value="24320" table:style-name="ce6">
            <text:p>24,320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29821" table:style-name="ce6">
            <text:p>29,821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13283" table:style-name="ce6">
            <text:p>13,283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4170" table:style-name="ce6">
            <text:p>4,170<text:s/></text:p>
          </table:table-cell>
          <table:table-cell table:number-columns-repeated="16264"/>
        </table:table-row>
        <table:table-row table:style-name="ro2">
          <table:table-cell office:value-type="date" office:date-value="2021-03-11T00:00:00" table:style-name="ce5">
            <text:p>2021/3/11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15529" table:style-name="ce6">
            <text:p>15,529<text:s/></text:p>
          </table:table-cell>
          <table:table-cell office:value-type="float" office:value="42208" table:style-name="ce6">
            <text:p>42,208<text:s/></text:p>
          </table:table-cell>
          <table:table-cell office:value-type="float" office:value="42572" table:style-name="ce6">
            <text:p>42,572<text:s/></text:p>
          </table:table-cell>
          <table:table-cell office:value-type="float" office:value="27651" table:style-name="ce6">
            <text:p>27,651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4032" table:style-name="ce6">
            <text:p>14,032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9528" table:style-name="ce6">
            <text:p>19,528<text:s/></text:p>
          </table:table-cell>
          <table:table-cell office:value-type="float" office:value="19283" table:style-name="ce6">
            <text:p>19,283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31112" table:style-name="ce6">
            <text:p>31,112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25518" table:style-name="ce6">
            <text:p>25,518<text:s/></text:p>
          </table:table-cell>
          <table:table-cell office:value-type="float" office:value="17903" table:style-name="ce6">
            <text:p>17,903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29754" table:style-name="ce6">
            <text:p>29,754<text:s/></text:p>
          </table:table-cell>
          <table:table-cell office:value-type="float" office:value="17878" table:style-name="ce6">
            <text:p>17,878<text:s/></text:p>
          </table:table-cell>
          <table:table-cell office:value-type="float" office:value="35253" table:style-name="ce6">
            <text:p>35,253<text:s/></text:p>
          </table:table-cell>
          <table:table-cell office:value-type="float" office:value="26640" table:style-name="ce6">
            <text:p>26,640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36619" table:style-name="ce6">
            <text:p>36,619<text:s/></text:p>
          </table:table-cell>
          <table:table-cell office:value-type="float" office:value="27073" table:style-name="ce6">
            <text:p>27,073<text:s/></text:p>
          </table:table-cell>
          <table:table-cell office:value-type="float" office:value="27406" table:style-name="ce6">
            <text:p>27,406<text:s/></text:p>
          </table:table-cell>
          <table:table-cell office:value-type="float" office:value="22196" table:style-name="ce6">
            <text:p>22,196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121047" table:style-name="ce6">
            <text:p>121,047<text:s/></text:p>
          </table:table-cell>
          <table:table-cell office:value-type="float" office:value="41043" table:style-name="ce6">
            <text:p>41,043<text:s/></text:p>
          </table:table-cell>
          <table:table-cell office:value-type="float" office:value="19650" table:style-name="ce6">
            <text:p>19,650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27931" table:style-name="ce6">
            <text:p>27,931<text:s/></text:p>
          </table:table-cell>
          <table:table-cell office:value-type="float" office:value="29030" table:style-name="ce6">
            <text:p>29,030<text:s/></text:p>
          </table:table-cell>
          <table:table-cell office:value-type="float" office:value="31237" table:style-name="ce6">
            <text:p>31,237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32332" table:style-name="ce6">
            <text:p>32,332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19472" table:style-name="ce6">
            <text:p>19,472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36154" table:style-name="ce6">
            <text:p>36,154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26996" table:style-name="ce6">
            <text:p>26,996<text:s/></text:p>
          </table:table-cell>
          <table:table-cell office:value-type="float" office:value="31611" table:style-name="ce6">
            <text:p>31,611<text:s/></text:p>
          </table:table-cell>
          <table:table-cell office:value-type="float" office:value="35810" table:style-name="ce6">
            <text:p>35,810<text:s/></text:p>
          </table:table-cell>
          <table:table-cell office:value-type="float" office:value="41821" table:style-name="ce6">
            <text:p>41,821<text:s/></text:p>
          </table:table-cell>
          <table:table-cell office:value-type="float" office:value="26528" table:style-name="ce6">
            <text:p>26,528<text:s/></text:p>
          </table:table-cell>
          <table:table-cell office:value-type="float" office:value="27927" table:style-name="ce6">
            <text:p>27,927<text:s/></text:p>
          </table:table-cell>
          <table:table-cell office:value-type="float" office:value="58396" table:style-name="ce6">
            <text:p>58,396<text:s/></text:p>
          </table:table-cell>
          <table:table-cell office:value-type="float" office:value="23505" table:style-name="ce6">
            <text:p>23,505<text:s/></text:p>
          </table:table-cell>
          <table:table-cell office:value-type="float" office:value="32313" table:style-name="ce6">
            <text:p>32,313<text:s/></text:p>
          </table:table-cell>
          <table:table-cell office:value-type="float" office:value="33543" table:style-name="ce6">
            <text:p>33,543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59794" table:style-name="ce6">
            <text:p>59,794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14929" table:style-name="ce6">
            <text:p>14,929<text:s/></text:p>
          </table:table-cell>
          <table:table-cell office:value-type="float" office:value="19503" table:style-name="ce6">
            <text:p>19,503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20051" table:style-name="ce6">
            <text:p>20,051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39727" table:style-name="ce6">
            <text:p>39,727<text:s/></text:p>
          </table:table-cell>
          <table:table-cell office:value-type="float" office:value="23419" table:style-name="ce6">
            <text:p>23,419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24432" table:style-name="ce6">
            <text:p>24,432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17837" table:style-name="ce6">
            <text:p>17,837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23886" table:style-name="ce6">
            <text:p>23,886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4217" table:style-name="ce6">
            <text:p>4,217<text:s/></text:p>
          </table:table-cell>
          <table:table-cell table:number-columns-repeated="16264"/>
        </table:table-row>
        <table:table-row table:style-name="ro2">
          <table:table-cell office:value-type="date" office:date-value="2021-03-12T00:00:00" table:style-name="ce5">
            <text:p>2021/3/12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43708" table:style-name="ce6">
            <text:p>43,708<text:s/></text:p>
          </table:table-cell>
          <table:table-cell office:value-type="float" office:value="48303" table:style-name="ce6">
            <text:p>48,303<text:s/></text:p>
          </table:table-cell>
          <table:table-cell office:value-type="float" office:value="29767" table:style-name="ce6">
            <text:p>29,767<text:s/></text:p>
          </table:table-cell>
          <table:table-cell office:value-type="float" office:value="16615" table:style-name="ce6">
            <text:p>16,615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32203" table:style-name="ce6">
            <text:p>32,203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4303" table:style-name="ce6">
            <text:p>14,303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26648" table:style-name="ce6">
            <text:p>26,648<text:s/></text:p>
          </table:table-cell>
          <table:table-cell office:value-type="float" office:value="19164" table:style-name="ce6">
            <text:p>19,164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34008" table:style-name="ce6">
            <text:p>34,008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35188" table:style-name="ce6">
            <text:p>35,188<text:s/></text:p>
          </table:table-cell>
          <table:table-cell office:value-type="float" office:value="29026" table:style-name="ce6">
            <text:p>29,026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38162" table:style-name="ce6">
            <text:p>38,162<text:s/></text:p>
          </table:table-cell>
          <table:table-cell office:value-type="float" office:value="28625" table:style-name="ce6">
            <text:p>28,625<text:s/></text:p>
          </table:table-cell>
          <table:table-cell office:value-type="float" office:value="28751" table:style-name="ce6">
            <text:p>28,751<text:s/></text:p>
          </table:table-cell>
          <table:table-cell office:value-type="float" office:value="22977" table:style-name="ce6">
            <text:p>22,977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145613" table:style-name="ce6">
            <text:p>145,613<text:s/></text:p>
          </table:table-cell>
          <table:table-cell office:value-type="float" office:value="47005" table:style-name="ce6">
            <text:p>47,005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26802" table:style-name="ce6">
            <text:p>26,802<text:s/></text:p>
          </table:table-cell>
          <table:table-cell office:value-type="float" office:value="30189" table:style-name="ce6">
            <text:p>30,189<text:s/></text:p>
          </table:table-cell>
          <table:table-cell office:value-type="float" office:value="31514" table:style-name="ce6">
            <text:p>31,514<text:s/></text:p>
          </table:table-cell>
          <table:table-cell office:value-type="float" office:value="33009" table:style-name="ce6">
            <text:p>33,009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34261" table:style-name="ce6">
            <text:p>34,261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21059" table:style-name="ce6">
            <text:p>21,059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16093" table:style-name="ce6">
            <text:p>16,093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39956" table:style-name="ce6">
            <text:p>39,956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14561" table:style-name="ce6">
            <text:p>14,561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24291" table:style-name="ce6">
            <text:p>24,291<text:s/></text:p>
          </table:table-cell>
          <table:table-cell office:value-type="float" office:value="27722" table:style-name="ce6">
            <text:p>27,722<text:s/></text:p>
          </table:table-cell>
          <table:table-cell office:value-type="float" office:value="34223" table:style-name="ce6">
            <text:p>34,223<text:s/></text:p>
          </table:table-cell>
          <table:table-cell office:value-type="float" office:value="40550" table:style-name="ce6">
            <text:p>40,550<text:s/></text:p>
          </table:table-cell>
          <table:table-cell office:value-type="float" office:value="44560" table:style-name="ce6">
            <text:p>44,560<text:s/></text:p>
          </table:table-cell>
          <table:table-cell office:value-type="float" office:value="27890" table:style-name="ce6">
            <text:p>27,890<text:s/></text:p>
          </table:table-cell>
          <table:table-cell office:value-type="float" office:value="29608" table:style-name="ce6">
            <text:p>29,608<text:s/></text:p>
          </table:table-cell>
          <table:table-cell office:value-type="float" office:value="68144" table:style-name="ce6">
            <text:p>68,144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34855" table:style-name="ce6">
            <text:p>34,855<text:s/></text:p>
          </table:table-cell>
          <table:table-cell office:value-type="float" office:value="37411" table:style-name="ce6">
            <text:p>37,411<text:s/></text:p>
          </table:table-cell>
          <table:table-cell office:value-type="float" office:value="22625" table:style-name="ce6">
            <text:p>22,625<text:s/></text:p>
          </table:table-cell>
          <table:table-cell office:value-type="float" office:value="68226" table:style-name="ce6">
            <text:p>68,226<text:s/></text:p>
          </table:table-cell>
          <table:table-cell office:value-type="float" office:value="22951" table:style-name="ce6">
            <text:p>22,951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22225" table:style-name="ce6">
            <text:p>22,225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12590" table:style-name="ce6">
            <text:p>12,590<text:s/></text:p>
          </table:table-cell>
          <table:table-cell office:value-type="float" office:value="40000" table:style-name="ce6">
            <text:p>40,000<text:s/></text:p>
          </table:table-cell>
          <table:table-cell office:value-type="float" office:value="24591" table:style-name="ce6">
            <text:p>24,591<text:s/></text:p>
          </table:table-cell>
          <table:table-cell office:value-type="float" office:value="26087" table:style-name="ce6">
            <text:p>26,087<text:s/></text:p>
          </table:table-cell>
          <table:table-cell office:value-type="float" office:value="25876" table:style-name="ce6">
            <text:p>25,876<text:s/></text:p>
          </table:table-cell>
          <table:table-cell office:value-type="float" office:value="15609" table:style-name="ce6">
            <text:p>15,609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6106" table:style-name="ce6">
            <text:p>16,106<text:s/></text:p>
          </table:table-cell>
          <table:table-cell office:value-type="float" office:value="18907" table:style-name="ce6">
            <text:p>18,907<text:s/></text:p>
          </table:table-cell>
          <table:table-cell office:value-type="float" office:value="31148" table:style-name="ce6">
            <text:p>31,148<text:s/></text:p>
          </table:table-cell>
          <table:table-cell office:value-type="float" office:value="25985" table:style-name="ce6">
            <text:p>25,985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4568" table:style-name="ce6">
            <text:p>4,568<text:s/></text:p>
          </table:table-cell>
          <table:table-cell table:number-columns-repeated="16264"/>
        </table:table-row>
        <table:table-row table:style-name="ro2">
          <table:table-cell office:value-type="date" office:date-value="2021-03-13T00:00:00" table:style-name="ce5">
            <text:p>2021/3/13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24430" table:style-name="ce6">
            <text:p>24,430<text:s/></text:p>
          </table:table-cell>
          <table:table-cell office:value-type="float" office:value="45911" table:style-name="ce6">
            <text:p>45,911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9071" table:style-name="ce6">
            <text:p>9,071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18269" table:style-name="ce6">
            <text:p>18,269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5047" table:style-name="ce6">
            <text:p>15,047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31260" table:style-name="ce6">
            <text:p>31,260<text:s/></text:p>
          </table:table-cell>
          <table:table-cell office:value-type="float" office:value="17315" table:style-name="ce6">
            <text:p>17,315<text:s/></text:p>
          </table:table-cell>
          <table:table-cell office:value-type="float" office:value="28873" table:style-name="ce6">
            <text:p>28,873<text:s/></text:p>
          </table:table-cell>
          <table:table-cell office:value-type="float" office:value="20524" table:style-name="ce6">
            <text:p>20,524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32236" table:style-name="ce6">
            <text:p>32,236<text:s/></text:p>
          </table:table-cell>
          <table:table-cell office:value-type="float" office:value="22666" table:style-name="ce6">
            <text:p>22,666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144059" table:style-name="ce6">
            <text:p>144,059<text:s/></text:p>
          </table:table-cell>
          <table:table-cell office:value-type="float" office:value="47804" table:style-name="ce6">
            <text:p>47,804<text:s/></text:p>
          </table:table-cell>
          <table:table-cell office:value-type="float" office:value="16742" table:style-name="ce6">
            <text:p>16,742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40946" table:style-name="ce6">
            <text:p>40,946<text:s/></text:p>
          </table:table-cell>
          <table:table-cell office:value-type="float" office:value="28842" table:style-name="ce6">
            <text:p>28,842<text:s/></text:p>
          </table:table-cell>
          <table:table-cell office:value-type="float" office:value="30390" table:style-name="ce6">
            <text:p>30,390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24721" table:style-name="ce6">
            <text:p>24,721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39257" table:style-name="ce6">
            <text:p>39,257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31039" table:style-name="ce6">
            <text:p>31,039<text:s/></text:p>
          </table:table-cell>
          <table:table-cell office:value-type="float" office:value="35482" table:style-name="ce6">
            <text:p>35,482<text:s/></text:p>
          </table:table-cell>
          <table:table-cell office:value-type="float" office:value="33787" table:style-name="ce6">
            <text:p>33,787<text:s/></text:p>
          </table:table-cell>
          <table:table-cell office:value-type="float" office:value="22661" table:style-name="ce6">
            <text:p>22,661<text:s/></text:p>
          </table:table-cell>
          <table:table-cell office:value-type="float" office:value="29909" table:style-name="ce6">
            <text:p>29,909<text:s/></text:p>
          </table:table-cell>
          <table:table-cell office:value-type="float" office:value="73741" table:style-name="ce6">
            <text:p>73,741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33533" table:style-name="ce6">
            <text:p>33,533<text:s/></text:p>
          </table:table-cell>
          <table:table-cell office:value-type="float" office:value="32252" table:style-name="ce6">
            <text:p>32,252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56386" table:style-name="ce6">
            <text:p>56,386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20300" table:style-name="ce6">
            <text:p>20,300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21785" table:style-name="ce6">
            <text:p>21,785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18805" table:style-name="ce6">
            <text:p>18,805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14048" table:style-name="ce6">
            <text:p>14,048<text:s/></text:p>
          </table:table-cell>
          <table:table-cell office:value-type="float" office:value="21435" table:style-name="ce6">
            <text:p>21,435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2886" table:style-name="ce6">
            <text:p>2,886<text:s/></text:p>
          </table:table-cell>
          <table:table-cell table:number-columns-repeated="16264"/>
        </table:table-row>
        <table:table-row table:style-name="ro2">
          <table:table-cell office:value-type="date" office:date-value="2021-03-14T00:00:00" table:style-name="ce5">
            <text:p>2021/3/14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18614" table:style-name="ce6">
            <text:p>18,614<text:s/></text:p>
          </table:table-cell>
          <table:table-cell office:value-type="float" office:value="35783" table:style-name="ce6">
            <text:p>35,783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15153" table:style-name="ce6">
            <text:p>15,153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4981" table:style-name="ce6">
            <text:p>14,981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22611" table:style-name="ce6">
            <text:p>22,611<text:s/></text:p>
          </table:table-cell>
          <table:table-cell office:value-type="float" office:value="17494" table:style-name="ce6">
            <text:p>17,494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48030" table:style-name="ce6">
            <text:p>148,030<text:s/></text:p>
          </table:table-cell>
          <table:table-cell office:value-type="float" office:value="38143" table:style-name="ce6">
            <text:p>38,143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36689" table:style-name="ce6">
            <text:p>36,689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25576" table:style-name="ce6">
            <text:p>25,576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19771" table:style-name="ce6">
            <text:p>19,771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39178" table:style-name="ce6">
            <text:p>39,178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33252" table:style-name="ce6">
            <text:p>33,252<text:s/></text:p>
          </table:table-cell>
          <table:table-cell office:value-type="float" office:value="27737" table:style-name="ce6">
            <text:p>27,737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24735" table:style-name="ce6">
            <text:p>24,735<text:s/></text:p>
          </table:table-cell>
          <table:table-cell office:value-type="float" office:value="61829" table:style-name="ce6">
            <text:p>61,829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28116" table:style-name="ce6">
            <text:p>28,116<text:s/></text:p>
          </table:table-cell>
          <table:table-cell office:value-type="float" office:value="23634" table:style-name="ce6">
            <text:p>23,634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47792" table:style-name="ce6">
            <text:p>47,792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19615" table:style-name="ce6">
            <text:p>19,615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8109" table:style-name="ce6">
            <text:p>18,109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14836" table:style-name="ce6">
            <text:p>14,836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16532" table:style-name="ce6">
            <text:p>16,532<text:s/></text:p>
          </table:table-cell>
          <table:table-cell office:value-type="float" office:value="18594" table:style-name="ce6">
            <text:p>18,594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752" table:style-name="ce6">
            <text:p>752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2542" table:style-name="ce6">
            <text:p>2,542<text:s/></text:p>
          </table:table-cell>
          <table:table-cell table:number-columns-repeated="16264"/>
        </table:table-row>
        <table:table-row table:style-name="ro2">
          <table:table-cell office:value-type="date" office:date-value="2021-03-15T00:00:00" table:style-name="ce5">
            <text:p>2021/3/15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14859" table:style-name="ce6">
            <text:p>14,859<text:s/></text:p>
          </table:table-cell>
          <table:table-cell office:value-type="float" office:value="40896" table:style-name="ce6">
            <text:p>40,896<text:s/></text:p>
          </table:table-cell>
          <table:table-cell office:value-type="float" office:value="38328" table:style-name="ce6">
            <text:p>38,328<text:s/></text:p>
          </table:table-cell>
          <table:table-cell office:value-type="float" office:value="26462" table:style-name="ce6">
            <text:p>26,462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18416" table:style-name="ce6">
            <text:p>18,416<text:s/></text:p>
          </table:table-cell>
          <table:table-cell office:value-type="float" office:value="18838" table:style-name="ce6">
            <text:p>18,838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29916" table:style-name="ce6">
            <text:p>29,916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16768" table:style-name="ce6">
            <text:p>16,768<text:s/></text:p>
          </table:table-cell>
          <table:table-cell office:value-type="float" office:value="24655" table:style-name="ce6">
            <text:p>24,655<text:s/></text:p>
          </table:table-cell>
          <table:table-cell office:value-type="float" office:value="17028" table:style-name="ce6">
            <text:p>17,028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26571" table:style-name="ce6">
            <text:p>26,571<text:s/></text:p>
          </table:table-cell>
          <table:table-cell office:value-type="float" office:value="16414" table:style-name="ce6">
            <text:p>16,414<text:s/></text:p>
          </table:table-cell>
          <table:table-cell office:value-type="float" office:value="32802" table:style-name="ce6">
            <text:p>32,802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34824" table:style-name="ce6">
            <text:p>34,824<text:s/></text:p>
          </table:table-cell>
          <table:table-cell office:value-type="float" office:value="25735" table:style-name="ce6">
            <text:p>25,735<text:s/></text:p>
          </table:table-cell>
          <table:table-cell office:value-type="float" office:value="26759" table:style-name="ce6">
            <text:p>26,759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24164" table:style-name="ce6">
            <text:p>24,164<text:s/></text:p>
          </table:table-cell>
          <table:table-cell office:value-type="float" office:value="124772" table:style-name="ce6">
            <text:p>124,772<text:s/></text:p>
          </table:table-cell>
          <table:table-cell office:value-type="float" office:value="37255" table:style-name="ce6">
            <text:p>37,255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24356" table:style-name="ce6">
            <text:p>24,356<text:s/></text:p>
          </table:table-cell>
          <table:table-cell office:value-type="float" office:value="27358" table:style-name="ce6">
            <text:p>27,358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27708" table:style-name="ce6">
            <text:p>27,708<text:s/></text:p>
          </table:table-cell>
          <table:table-cell office:value-type="float" office:value="23313" table:style-name="ce6">
            <text:p>23,313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30884" table:style-name="ce6">
            <text:p>30,884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18030" table:style-name="ce6">
            <text:p>18,030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33884" table:style-name="ce6">
            <text:p>33,884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22868" table:style-name="ce6">
            <text:p>22,868<text:s/></text:p>
          </table:table-cell>
          <table:table-cell office:value-type="float" office:value="26689" table:style-name="ce6">
            <text:p>26,689<text:s/></text:p>
          </table:table-cell>
          <table:table-cell office:value-type="float" office:value="30002" table:style-name="ce6">
            <text:p>30,002<text:s/></text:p>
          </table:table-cell>
          <table:table-cell office:value-type="float" office:value="34508" table:style-name="ce6">
            <text:p>34,508<text:s/></text:p>
          </table:table-cell>
          <table:table-cell office:value-type="float" office:value="40491" table:style-name="ce6">
            <text:p>40,491<text:s/></text:p>
          </table:table-cell>
          <table:table-cell office:value-type="float" office:value="25591" table:style-name="ce6">
            <text:p>25,591<text:s/></text:p>
          </table:table-cell>
          <table:table-cell office:value-type="float" office:value="26469" table:style-name="ce6">
            <text:p>26,469<text:s/></text:p>
          </table:table-cell>
          <table:table-cell office:value-type="float" office:value="54987" table:style-name="ce6">
            <text:p>54,987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29905" table:style-name="ce6">
            <text:p>29,905<text:s/></text:p>
          </table:table-cell>
          <table:table-cell office:value-type="float" office:value="30539" table:style-name="ce6">
            <text:p>30,539<text:s/></text:p>
          </table:table-cell>
          <table:table-cell office:value-type="float" office:value="18319" table:style-name="ce6">
            <text:p>18,319<text:s/></text:p>
          </table:table-cell>
          <table:table-cell office:value-type="float" office:value="56763" table:style-name="ce6">
            <text:p>56,763<text:s/></text:p>
          </table:table-cell>
          <table:table-cell office:value-type="float" office:value="20064" table:style-name="ce6">
            <text:p>20,064<text:s/></text:p>
          </table:table-cell>
          <table:table-cell office:value-type="float" office:value="16001" table:style-name="ce6">
            <text:p>16,001<text:s/></text:p>
          </table:table-cell>
          <table:table-cell office:value-type="float" office:value="14465" table:style-name="ce6">
            <text:p>14,465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24179" table:style-name="ce6">
            <text:p>24,179<text:s/></text:p>
          </table:table-cell>
          <table:table-cell office:value-type="float" office:value="18630" table:style-name="ce6">
            <text:p>18,630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37671" table:style-name="ce6">
            <text:p>37,671<text:s/></text:p>
          </table:table-cell>
          <table:table-cell office:value-type="float" office:value="22563" table:style-name="ce6">
            <text:p>22,563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23949" table:style-name="ce6">
            <text:p>23,949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17664" table:style-name="ce6">
            <text:p>17,664<text:s/></text:p>
          </table:table-cell>
          <table:table-cell office:value-type="float" office:value="28256" table:style-name="ce6">
            <text:p>28,256<text:s/></text:p>
          </table:table-cell>
          <table:table-cell office:value-type="float" office:value="22068" table:style-name="ce6">
            <text:p>22,068<text:s/></text:p>
          </table:table-cell>
          <table:table-cell office:value-type="float" office:value="15244" table:style-name="ce6">
            <text:p>15,244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4277" table:style-name="ce6">
            <text:p>4,277<text:s/></text:p>
          </table:table-cell>
          <table:table-cell table:number-columns-repeated="16264"/>
        </table:table-row>
        <table:table-row table:style-name="ro2">
          <table:table-cell office:value-type="date" office:date-value="2021-03-16T00:00:00" table:style-name="ce5">
            <text:p>2021/3/16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43102" table:style-name="ce6">
            <text:p>43,102<text:s/></text:p>
          </table:table-cell>
          <table:table-cell office:value-type="float" office:value="39922" table:style-name="ce6">
            <text:p>39,922<text:s/></text:p>
          </table:table-cell>
          <table:table-cell office:value-type="float" office:value="27433" table:style-name="ce6">
            <text:p>27,433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19170" table:style-name="ce6">
            <text:p>19,170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30496" table:style-name="ce6">
            <text:p>30,496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25128" table:style-name="ce6">
            <text:p>25,128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28307" table:style-name="ce6">
            <text:p>28,307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34499" table:style-name="ce6">
            <text:p>34,499<text:s/></text:p>
          </table:table-cell>
          <table:table-cell office:value-type="float" office:value="26729" table:style-name="ce6">
            <text:p>26,729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35873" table:style-name="ce6">
            <text:p>35,873<text:s/></text:p>
          </table:table-cell>
          <table:table-cell office:value-type="float" office:value="26709" table:style-name="ce6">
            <text:p>26,709<text:s/></text:p>
          </table:table-cell>
          <table:table-cell office:value-type="float" office:value="27479" table:style-name="ce6">
            <text:p>27,479<text:s/></text:p>
          </table:table-cell>
          <table:table-cell office:value-type="float" office:value="21910" table:style-name="ce6">
            <text:p>21,910<text:s/></text:p>
          </table:table-cell>
          <table:table-cell office:value-type="float" office:value="24989" table:style-name="ce6">
            <text:p>24,989<text:s/></text:p>
          </table:table-cell>
          <table:table-cell office:value-type="float" office:value="118091" table:style-name="ce6">
            <text:p>118,091<text:s/></text:p>
          </table:table-cell>
          <table:table-cell office:value-type="float" office:value="39251" table:style-name="ce6">
            <text:p>39,251<text:s/></text:p>
          </table:table-cell>
          <table:table-cell office:value-type="float" office:value="19427" table:style-name="ce6">
            <text:p>19,427<text:s/></text:p>
          </table:table-cell>
          <table:table-cell office:value-type="float" office:value="25420" table:style-name="ce6">
            <text:p>25,420<text:s/></text:p>
          </table:table-cell>
          <table:table-cell office:value-type="float" office:value="29321" table:style-name="ce6">
            <text:p>29,321<text:s/></text:p>
          </table:table-cell>
          <table:table-cell office:value-type="float" office:value="28682" table:style-name="ce6">
            <text:p>28,682<text:s/></text:p>
          </table:table-cell>
          <table:table-cell office:value-type="float" office:value="29459" table:style-name="ce6">
            <text:p>29,459<text:s/></text:p>
          </table:table-cell>
          <table:table-cell office:value-type="float" office:value="24580" table:style-name="ce6">
            <text:p>24,580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31808" table:style-name="ce6">
            <text:p>31,808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18753" table:style-name="ce6">
            <text:p>18,753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35124" table:style-name="ce6">
            <text:p>35,124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27309" table:style-name="ce6">
            <text:p>27,309<text:s/></text:p>
          </table:table-cell>
          <table:table-cell office:value-type="float" office:value="30863" table:style-name="ce6">
            <text:p>30,863<text:s/></text:p>
          </table:table-cell>
          <table:table-cell office:value-type="float" office:value="34452" table:style-name="ce6">
            <text:p>34,452<text:s/></text:p>
          </table:table-cell>
          <table:table-cell office:value-type="float" office:value="41311" table:style-name="ce6">
            <text:p>41,311<text:s/></text:p>
          </table:table-cell>
          <table:table-cell office:value-type="float" office:value="26036" table:style-name="ce6">
            <text:p>26,036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56176" table:style-name="ce6">
            <text:p>56,176<text:s/></text:p>
          </table:table-cell>
          <table:table-cell office:value-type="float" office:value="23098" table:style-name="ce6">
            <text:p>23,098<text:s/></text:p>
          </table:table-cell>
          <table:table-cell office:value-type="float" office:value="29390" table:style-name="ce6">
            <text:p>29,390<text:s/></text:p>
          </table:table-cell>
          <table:table-cell office:value-type="float" office:value="31913" table:style-name="ce6">
            <text:p>31,913<text:s/></text:p>
          </table:table-cell>
          <table:table-cell office:value-type="float" office:value="19220" table:style-name="ce6">
            <text:p>19,220<text:s/></text:p>
          </table:table-cell>
          <table:table-cell office:value-type="float" office:value="56639" table:style-name="ce6">
            <text:p>56,639<text:s/></text:p>
          </table:table-cell>
          <table:table-cell office:value-type="float" office:value="20899" table:style-name="ce6">
            <text:p>20,899<text:s/></text:p>
          </table:table-cell>
          <table:table-cell office:value-type="float" office:value="16417" table:style-name="ce6">
            <text:p>16,417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18974" table:style-name="ce6">
            <text:p>18,974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25033" table:style-name="ce6">
            <text:p>25,033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38618" table:style-name="ce6">
            <text:p>38,618<text:s/></text:p>
          </table:table-cell>
          <table:table-cell office:value-type="float" office:value="24357" table:style-name="ce6">
            <text:p>24,357<text:s/></text:p>
          </table:table-cell>
          <table:table-cell office:value-type="float" office:value="24716" table:style-name="ce6">
            <text:p>24,716<text:s/></text:p>
          </table:table-cell>
          <table:table-cell office:value-type="float" office:value="24196" table:style-name="ce6">
            <text:p>24,196<text:s/></text:p>
          </table:table-cell>
          <table:table-cell office:value-type="float" office:value="14144" table:style-name="ce6">
            <text:p>14,144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29388" table:style-name="ce6">
            <text:p>29,388<text:s/></text:p>
          </table:table-cell>
          <table:table-cell office:value-type="float" office:value="23692" table:style-name="ce6">
            <text:p>23,692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4238" table:style-name="ce6">
            <text:p>4,238<text:s/></text:p>
          </table:table-cell>
          <table:table-cell table:number-columns-repeated="16264"/>
        </table:table-row>
        <table:table-row table:style-name="ro2">
          <table:table-cell office:value-type="date" office:date-value="2021-03-17T00:00:00" table:style-name="ce5">
            <text:p>2021/3/17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15396" table:style-name="ce6">
            <text:p>15,396<text:s/></text:p>
          </table:table-cell>
          <table:table-cell office:value-type="float" office:value="42631" table:style-name="ce6">
            <text:p>42,631<text:s/></text:p>
          </table:table-cell>
          <table:table-cell office:value-type="float" office:value="41239" table:style-name="ce6">
            <text:p>41,239<text:s/></text:p>
          </table:table-cell>
          <table:table-cell office:value-type="float" office:value="27771" table:style-name="ce6">
            <text:p>27,771<text:s/></text:p>
          </table:table-cell>
          <table:table-cell office:value-type="float" office:value="15566" table:style-name="ce6">
            <text:p>15,566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9026" table:style-name="ce6">
            <text:p>19,026<text:s/></text:p>
          </table:table-cell>
          <table:table-cell office:value-type="float" office:value="19332" table:style-name="ce6">
            <text:p>19,332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30923" table:style-name="ce6">
            <text:p>30,923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25347" table:style-name="ce6">
            <text:p>25,347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29175" table:style-name="ce6">
            <text:p>29,175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34799" table:style-name="ce6">
            <text:p>34,799<text:s/></text:p>
          </table:table-cell>
          <table:table-cell office:value-type="float" office:value="26109" table:style-name="ce6">
            <text:p>26,109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36321" table:style-name="ce6">
            <text:p>36,321<text:s/></text:p>
          </table:table-cell>
          <table:table-cell office:value-type="float" office:value="26713" table:style-name="ce6">
            <text:p>26,713<text:s/></text:p>
          </table:table-cell>
          <table:table-cell office:value-type="float" office:value="27576" table:style-name="ce6">
            <text:p>27,576<text:s/></text:p>
          </table:table-cell>
          <table:table-cell office:value-type="float" office:value="22040" table:style-name="ce6">
            <text:p>22,040<text:s/></text:p>
          </table:table-cell>
          <table:table-cell office:value-type="float" office:value="24450" table:style-name="ce6">
            <text:p>24,450<text:s/></text:p>
          </table:table-cell>
          <table:table-cell office:value-type="float" office:value="119049" table:style-name="ce6">
            <text:p>119,049<text:s/></text:p>
          </table:table-cell>
          <table:table-cell office:value-type="float" office:value="40030" table:style-name="ce6">
            <text:p>40,030<text:s/></text:p>
          </table:table-cell>
          <table:table-cell office:value-type="float" office:value="19746" table:style-name="ce6">
            <text:p>19,746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29255" table:style-name="ce6">
            <text:p>29,255<text:s/></text:p>
          </table:table-cell>
          <table:table-cell office:value-type="float" office:value="28603" table:style-name="ce6">
            <text:p>28,603<text:s/></text:p>
          </table:table-cell>
          <table:table-cell office:value-type="float" office:value="29326" table:style-name="ce6">
            <text:p>29,326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32611" table:style-name="ce6">
            <text:p>32,611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19095" table:style-name="ce6">
            <text:p>19,095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5143" table:style-name="ce6">
            <text:p>15,143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35237" table:style-name="ce6">
            <text:p>35,237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13220" table:style-name="ce6">
            <text:p>13,220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23084" table:style-name="ce6">
            <text:p>23,084<text:s/></text:p>
          </table:table-cell>
          <table:table-cell office:value-type="float" office:value="27183" table:style-name="ce6">
            <text:p>27,183<text:s/></text:p>
          </table:table-cell>
          <table:table-cell office:value-type="float" office:value="31503" table:style-name="ce6">
            <text:p>31,503<text:s/></text:p>
          </table:table-cell>
          <table:table-cell office:value-type="float" office:value="35120" table:style-name="ce6">
            <text:p>35,120<text:s/></text:p>
          </table:table-cell>
          <table:table-cell office:value-type="float" office:value="41836" table:style-name="ce6">
            <text:p>41,836<text:s/></text:p>
          </table:table-cell>
          <table:table-cell office:value-type="float" office:value="26621" table:style-name="ce6">
            <text:p>26,621<text:s/></text:p>
          </table:table-cell>
          <table:table-cell office:value-type="float" office:value="27252" table:style-name="ce6">
            <text:p>27,252<text:s/></text:p>
          </table:table-cell>
          <table:table-cell office:value-type="float" office:value="57181" table:style-name="ce6">
            <text:p>57,181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29891" table:style-name="ce6">
            <text:p>29,891<text:s/></text:p>
          </table:table-cell>
          <table:table-cell office:value-type="float" office:value="32830" table:style-name="ce6">
            <text:p>32,830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58181" table:style-name="ce6">
            <text:p>58,181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16679" table:style-name="ce6">
            <text:p>16,679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9117" table:style-name="ce6">
            <text:p>19,117<text:s/></text:p>
          </table:table-cell>
          <table:table-cell office:value-type="float" office:value="15301" table:style-name="ce6">
            <text:p>15,301<text:s/></text:p>
          </table:table-cell>
          <table:table-cell office:value-type="float" office:value="25489" table:style-name="ce6">
            <text:p>25,489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39777" table:style-name="ce6">
            <text:p>39,777<text:s/></text:p>
          </table:table-cell>
          <table:table-cell office:value-type="float" office:value="24393" table:style-name="ce6">
            <text:p>24,393<text:s/></text:p>
          </table:table-cell>
          <table:table-cell office:value-type="float" office:value="24873" table:style-name="ce6">
            <text:p>24,873<text:s/></text:p>
          </table:table-cell>
          <table:table-cell office:value-type="float" office:value="24537" table:style-name="ce6">
            <text:p>24,537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29761" table:style-name="ce6">
            <text:p>29,761<text:s/></text:p>
          </table:table-cell>
          <table:table-cell office:value-type="float" office:value="24042" table:style-name="ce6">
            <text:p>24,042<text:s/></text:p>
          </table:table-cell>
          <table:table-cell office:value-type="float" office:value="15738" table:style-name="ce6">
            <text:p>15,738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4283" table:style-name="ce6">
            <text:p>4,283<text:s/></text:p>
          </table:table-cell>
          <table:table-cell table:number-columns-repeated="16264"/>
        </table:table-row>
        <table:table-row table:style-name="ro2">
          <table:table-cell office:value-type="date" office:date-value="2021-03-18T00:00:00" table:style-name="ce5">
            <text:p>2021/3/18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5371" table:style-name="ce6">
            <text:p>15,371<text:s/></text:p>
          </table:table-cell>
          <table:table-cell office:value-type="float" office:value="42702" table:style-name="ce6">
            <text:p>42,702<text:s/></text:p>
          </table:table-cell>
          <table:table-cell office:value-type="float" office:value="41744" table:style-name="ce6">
            <text:p>41,744<text:s/></text:p>
          </table:table-cell>
          <table:table-cell office:value-type="float" office:value="27562" table:style-name="ce6">
            <text:p>27,562<text:s/></text:p>
          </table:table-cell>
          <table:table-cell office:value-type="float" office:value="15675" table:style-name="ce6">
            <text:p>15,675<text:s/></text:p>
          </table:table-cell>
          <table:table-cell office:value-type="float" office:value="12516" table:style-name="ce6">
            <text:p>12,516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13786" table:style-name="ce6">
            <text:p>13,786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31004" table:style-name="ce6">
            <text:p>31,004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7216" table:style-name="ce6">
            <text:p>17,216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29182" table:style-name="ce6">
            <text:p>29,182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35137" table:style-name="ce6">
            <text:p>35,137<text:s/></text:p>
          </table:table-cell>
          <table:table-cell office:value-type="float" office:value="26317" table:style-name="ce6">
            <text:p>26,317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36247" table:style-name="ce6">
            <text:p>36,247<text:s/></text:p>
          </table:table-cell>
          <table:table-cell office:value-type="float" office:value="26979" table:style-name="ce6">
            <text:p>26,979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21914" table:style-name="ce6">
            <text:p>21,914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120771" table:style-name="ce6">
            <text:p>120,771<text:s/></text:p>
          </table:table-cell>
          <table:table-cell office:value-type="float" office:value="39811" table:style-name="ce6">
            <text:p>39,811<text:s/></text:p>
          </table:table-cell>
          <table:table-cell office:value-type="float" office:value="19376" table:style-name="ce6">
            <text:p>19,376<text:s/></text:p>
          </table:table-cell>
          <table:table-cell office:value-type="float" office:value="25364" table:style-name="ce6">
            <text:p>25,364<text:s/></text:p>
          </table:table-cell>
          <table:table-cell office:value-type="float" office:value="28741" table:style-name="ce6">
            <text:p>28,741<text:s/></text:p>
          </table:table-cell>
          <table:table-cell office:value-type="float" office:value="28921" table:style-name="ce6">
            <text:p>28,921<text:s/></text:p>
          </table:table-cell>
          <table:table-cell office:value-type="float" office:value="29513" table:style-name="ce6">
            <text:p>29,513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32460" table:style-name="ce6">
            <text:p>32,460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9177" table:style-name="ce6">
            <text:p>19,177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15160" table:style-name="ce6">
            <text:p>15,160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35400" table:style-name="ce6">
            <text:p>35,400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23317" table:style-name="ce6">
            <text:p>23,317<text:s/></text:p>
          </table:table-cell>
          <table:table-cell office:value-type="float" office:value="26702" table:style-name="ce6">
            <text:p>26,702<text:s/></text:p>
          </table:table-cell>
          <table:table-cell office:value-type="float" office:value="31267" table:style-name="ce6">
            <text:p>31,267<text:s/></text:p>
          </table:table-cell>
          <table:table-cell office:value-type="float" office:value="35321" table:style-name="ce6">
            <text:p>35,321<text:s/></text:p>
          </table:table-cell>
          <table:table-cell office:value-type="float" office:value="41791" table:style-name="ce6">
            <text:p>41,791<text:s/></text:p>
          </table:table-cell>
          <table:table-cell office:value-type="float" office:value="26617" table:style-name="ce6">
            <text:p>26,617<text:s/></text:p>
          </table:table-cell>
          <table:table-cell office:value-type="float" office:value="27256" table:style-name="ce6">
            <text:p>27,256<text:s/></text:p>
          </table:table-cell>
          <table:table-cell office:value-type="float" office:value="57980" table:style-name="ce6">
            <text:p>57,980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31850" table:style-name="ce6">
            <text:p>31,850<text:s/></text:p>
          </table:table-cell>
          <table:table-cell office:value-type="float" office:value="33595" table:style-name="ce6">
            <text:p>33,595<text:s/></text:p>
          </table:table-cell>
          <table:table-cell office:value-type="float" office:value="19640" table:style-name="ce6">
            <text:p>19,640<text:s/></text:p>
          </table:table-cell>
          <table:table-cell office:value-type="float" office:value="58350" table:style-name="ce6">
            <text:p>58,350<text:s/></text:p>
          </table:table-cell>
          <table:table-cell office:value-type="float" office:value="21278" table:style-name="ce6">
            <text:p>21,278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15425" table:style-name="ce6">
            <text:p>15,425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39303" table:style-name="ce6">
            <text:p>39,303<text:s/></text:p>
          </table:table-cell>
          <table:table-cell office:value-type="float" office:value="23950" table:style-name="ce6">
            <text:p>23,950<text:s/></text:p>
          </table:table-cell>
          <table:table-cell office:value-type="float" office:value="24759" table:style-name="ce6">
            <text:p>24,759<text:s/></text:p>
          </table:table-cell>
          <table:table-cell office:value-type="float" office:value="24432" table:style-name="ce6">
            <text:p>24,432<text:s/></text:p>
          </table:table-cell>
          <table:table-cell office:value-type="float" office:value="14367" table:style-name="ce6">
            <text:p>14,367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18179" table:style-name="ce6">
            <text:p>18,179<text:s/></text:p>
          </table:table-cell>
          <table:table-cell office:value-type="float" office:value="29487" table:style-name="ce6">
            <text:p>29,487<text:s/></text:p>
          </table:table-cell>
          <table:table-cell office:value-type="float" office:value="23392" table:style-name="ce6">
            <text:p>23,392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4410" table:style-name="ce6">
            <text:p>4,410<text:s/></text:p>
          </table:table-cell>
          <table:table-cell table:number-columns-repeated="16264"/>
        </table:table-row>
        <table:table-row table:style-name="ro2">
          <table:table-cell office:value-type="date" office:date-value="2021-03-19T00:00:00" table:style-name="ce5">
            <text:p>2021/3/19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44086" table:style-name="ce6">
            <text:p>44,086<text:s/></text:p>
          </table:table-cell>
          <table:table-cell office:value-type="float" office:value="47690" table:style-name="ce6">
            <text:p>47,690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16362" table:style-name="ce6">
            <text:p>16,362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19916" table:style-name="ce6">
            <text:p>19,916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32062" table:style-name="ce6">
            <text:p>32,062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14461" table:style-name="ce6">
            <text:p>14,461<text:s/></text:p>
          </table:table-cell>
          <table:table-cell office:value-type="float" office:value="13481" table:style-name="ce6">
            <text:p>13,481<text:s/></text:p>
          </table:table-cell>
          <table:table-cell office:value-type="float" office:value="18599" table:style-name="ce6">
            <text:p>18,599<text:s/></text:p>
          </table:table-cell>
          <table:table-cell office:value-type="float" office:value="27308" table:style-name="ce6">
            <text:p>27,308<text:s/></text:p>
          </table:table-cell>
          <table:table-cell office:value-type="float" office:value="19134" table:style-name="ce6">
            <text:p>19,134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33198" table:style-name="ce6">
            <text:p>33,198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36839" table:style-name="ce6">
            <text:p>36,839<text:s/></text:p>
          </table:table-cell>
          <table:table-cell office:value-type="float" office:value="28187" table:style-name="ce6">
            <text:p>28,187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38260" table:style-name="ce6">
            <text:p>38,260<text:s/></text:p>
          </table:table-cell>
          <table:table-cell office:value-type="float" office:value="28303" table:style-name="ce6">
            <text:p>28,303<text:s/></text:p>
          </table:table-cell>
          <table:table-cell office:value-type="float" office:value="28938" table:style-name="ce6">
            <text:p>28,938<text:s/></text:p>
          </table:table-cell>
          <table:table-cell office:value-type="float" office:value="22357" table:style-name="ce6">
            <text:p>22,357<text:s/></text:p>
          </table:table-cell>
          <table:table-cell office:value-type="float" office:value="24115" table:style-name="ce6">
            <text:p>24,115<text:s/></text:p>
          </table:table-cell>
          <table:table-cell office:value-type="float" office:value="144695" table:style-name="ce6">
            <text:p>144,695<text:s/></text:p>
          </table:table-cell>
          <table:table-cell office:value-type="float" office:value="46732" table:style-name="ce6">
            <text:p>46,732<text:s/></text:p>
          </table:table-cell>
          <table:table-cell office:value-type="float" office:value="20969" table:style-name="ce6">
            <text:p>20,969<text:s/></text:p>
          </table:table-cell>
          <table:table-cell office:value-type="float" office:value="26283" table:style-name="ce6">
            <text:p>26,283<text:s/></text:p>
          </table:table-cell>
          <table:table-cell office:value-type="float" office:value="30424" table:style-name="ce6">
            <text:p>30,424<text:s/></text:p>
          </table:table-cell>
          <table:table-cell office:value-type="float" office:value="31466" table:style-name="ce6">
            <text:p>31,466<text:s/></text:p>
          </table:table-cell>
          <table:table-cell office:value-type="float" office:value="33047" table:style-name="ce6">
            <text:p>33,047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33773" table:style-name="ce6">
            <text:p>33,773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15777" table:style-name="ce6">
            <text:p>15,77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13836" table:style-name="ce6">
            <text:p>13,836<text:s/></text:p>
          </table:table-cell>
          <table:table-cell office:value-type="float" office:value="40194" table:style-name="ce6">
            <text:p>40,194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23970" table:style-name="ce6">
            <text:p>23,970<text:s/></text:p>
          </table:table-cell>
          <table:table-cell office:value-type="float" office:value="27624" table:style-name="ce6">
            <text:p>27,624<text:s/></text:p>
          </table:table-cell>
          <table:table-cell office:value-type="float" office:value="33261" table:style-name="ce6">
            <text:p>33,261<text:s/></text:p>
          </table:table-cell>
          <table:table-cell office:value-type="float" office:value="40436" table:style-name="ce6">
            <text:p>40,436<text:s/></text:p>
          </table:table-cell>
          <table:table-cell office:value-type="float" office:value="44120" table:style-name="ce6">
            <text:p>44,120<text:s/></text:p>
          </table:table-cell>
          <table:table-cell office:value-type="float" office:value="27852" table:style-name="ce6">
            <text:p>27,852<text:s/></text:p>
          </table:table-cell>
          <table:table-cell office:value-type="float" office:value="28862" table:style-name="ce6">
            <text:p>28,862<text:s/></text:p>
          </table:table-cell>
          <table:table-cell office:value-type="float" office:value="67198" table:style-name="ce6">
            <text:p>67,198<text:s/></text:p>
          </table:table-cell>
          <table:table-cell office:value-type="float" office:value="24387" table:style-name="ce6">
            <text:p>24,387<text:s/></text:p>
          </table:table-cell>
          <table:table-cell office:value-type="float" office:value="34529" table:style-name="ce6">
            <text:p>34,529<text:s/></text:p>
          </table:table-cell>
          <table:table-cell office:value-type="float" office:value="37145" table:style-name="ce6">
            <text:p>37,145<text:s/></text:p>
          </table:table-cell>
          <table:table-cell office:value-type="float" office:value="21754" table:style-name="ce6">
            <text:p>21,754<text:s/></text:p>
          </table:table-cell>
          <table:table-cell office:value-type="float" office:value="66870" table:style-name="ce6">
            <text:p>66,870<text:s/></text:p>
          </table:table-cell>
          <table:table-cell office:value-type="float" office:value="22415" table:style-name="ce6">
            <text:p>22,415<text:s/></text:p>
          </table:table-cell>
          <table:table-cell office:value-type="float" office:value="17919" table:style-name="ce6">
            <text:p>17,919<text:s/></text:p>
          </table:table-cell>
          <table:table-cell office:value-type="float" office:value="15799" table:style-name="ce6">
            <text:p>15,799<text:s/></text:p>
          </table:table-cell>
          <table:table-cell office:value-type="float" office:value="21339" table:style-name="ce6">
            <text:p>21,339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40163" table:style-name="ce6">
            <text:p>40,163<text:s/></text:p>
          </table:table-cell>
          <table:table-cell office:value-type="float" office:value="25220" table:style-name="ce6">
            <text:p>25,220<text:s/></text:p>
          </table:table-cell>
          <table:table-cell office:value-type="float" office:value="25342" table:style-name="ce6">
            <text:p>25,342<text:s/></text:p>
          </table:table-cell>
          <table:table-cell office:value-type="float" office:value="25863" table:style-name="ce6">
            <text:p>25,863<text:s/></text:p>
          </table:table-cell>
          <table:table-cell office:value-type="float" office:value="15363" table:style-name="ce6">
            <text:p>15,363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15902" table:style-name="ce6">
            <text:p>15,902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30368" table:style-name="ce6">
            <text:p>30,368<text:s/></text:p>
          </table:table-cell>
          <table:table-cell office:value-type="float" office:value="26166" table:style-name="ce6">
            <text:p>26,166<text:s/></text:p>
          </table:table-cell>
          <table:table-cell office:value-type="float" office:value="16196" table:style-name="ce6">
            <text:p>16,196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13807" table:style-name="ce6">
            <text:p>13,807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4678" table:style-name="ce6">
            <text:p>4,678<text:s/></text:p>
          </table:table-cell>
          <table:table-cell table:number-columns-repeated="16264"/>
        </table:table-row>
        <table:table-row table:style-name="ro2">
          <table:table-cell office:value-type="date" office:date-value="2021-03-20T00:00:00" table:style-name="ce5">
            <text:p>2021/3/20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25572" table:style-name="ce6">
            <text:p>25,572<text:s/></text:p>
          </table:table-cell>
          <table:table-cell office:value-type="float" office:value="44948" table:style-name="ce6">
            <text:p>44,948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19320" table:style-name="ce6">
            <text:p>19,320<text:s/></text:p>
          </table:table-cell>
          <table:table-cell office:value-type="float" office:value="15982" table:style-name="ce6">
            <text:p>15,982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33536" table:style-name="ce6">
            <text:p>33,536<text:s/></text:p>
          </table:table-cell>
          <table:table-cell office:value-type="float" office:value="17459" table:style-name="ce6">
            <text:p>17,459<text:s/></text:p>
          </table:table-cell>
          <table:table-cell office:value-type="float" office:value="29331" table:style-name="ce6">
            <text:p>29,331<text:s/></text:p>
          </table:table-cell>
          <table:table-cell office:value-type="float" office:value="19493" table:style-name="ce6">
            <text:p>19,493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31697" table:style-name="ce6">
            <text:p>31,697<text:s/></text:p>
          </table:table-cell>
          <table:table-cell office:value-type="float" office:value="22960" table:style-name="ce6">
            <text:p>22,960<text:s/></text:p>
          </table:table-cell>
          <table:table-cell office:value-type="float" office:value="22647" table:style-name="ce6">
            <text:p>22,647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144377" table:style-name="ce6">
            <text:p>144,377<text:s/></text:p>
          </table:table-cell>
          <table:table-cell office:value-type="float" office:value="46050" table:style-name="ce6">
            <text:p>46,050<text:s/></text:p>
          </table:table-cell>
          <table:table-cell office:value-type="float" office:value="16426" table:style-name="ce6">
            <text:p>16,426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31427" table:style-name="ce6">
            <text:p>31,427<text:s/></text:p>
          </table:table-cell>
          <table:table-cell office:value-type="float" office:value="29496" table:style-name="ce6">
            <text:p>29,496<text:s/></text:p>
          </table:table-cell>
          <table:table-cell office:value-type="float" office:value="28252" table:style-name="ce6">
            <text:p>28,252<text:s/></text:p>
          </table:table-cell>
          <table:table-cell office:value-type="float" office:value="20872" table:style-name="ce6">
            <text:p>20,872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25734" table:style-name="ce6">
            <text:p>25,734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17584" table:style-name="ce6">
            <text:p>17,584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42604" table:style-name="ce6">
            <text:p>42,604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18642" table:style-name="ce6">
            <text:p>18,642<text:s/></text:p>
          </table:table-cell>
          <table:table-cell office:value-type="float" office:value="18378" table:style-name="ce6">
            <text:p>18,378<text:s/></text:p>
          </table:table-cell>
          <table:table-cell office:value-type="float" office:value="30105" table:style-name="ce6">
            <text:p>30,105<text:s/></text:p>
          </table:table-cell>
          <table:table-cell office:value-type="float" office:value="35687" table:style-name="ce6">
            <text:p>35,687<text:s/></text:p>
          </table:table-cell>
          <table:table-cell office:value-type="float" office:value="33821" table:style-name="ce6">
            <text:p>33,821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27826" table:style-name="ce6">
            <text:p>27,826<text:s/></text:p>
          </table:table-cell>
          <table:table-cell office:value-type="float" office:value="72077" table:style-name="ce6">
            <text:p>72,077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32923" table:style-name="ce6">
            <text:p>32,923<text:s/></text:p>
          </table:table-cell>
          <table:table-cell office:value-type="float" office:value="31325" table:style-name="ce6">
            <text:p>31,325<text:s/></text:p>
          </table:table-cell>
          <table:table-cell office:value-type="float" office:value="18316" table:style-name="ce6">
            <text:p>18,316<text:s/></text:p>
          </table:table-cell>
          <table:table-cell office:value-type="float" office:value="54428" table:style-name="ce6">
            <text:p>54,428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15831" table:style-name="ce6">
            <text:p>15,831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21590" table:style-name="ce6">
            <text:p>21,590<text:s/></text:p>
          </table:table-cell>
          <table:table-cell office:value-type="float" office:value="14522" table:style-name="ce6">
            <text:p>14,522<text:s/></text:p>
          </table:table-cell>
          <table:table-cell office:value-type="float" office:value="13688" table:style-name="ce6">
            <text:p>13,688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15367" table:style-name="ce6">
            <text:p>15,367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21015" table:style-name="ce6">
            <text:p>21,015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1413" table:style-name="ce6">
            <text:p>1,413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2993" table:style-name="ce6">
            <text:p>2,993<text:s/></text:p>
          </table:table-cell>
          <table:table-cell table:number-columns-repeated="16264"/>
        </table:table-row>
        <table:table-row table:style-name="ro2">
          <table:table-cell office:value-type="date" office:date-value="2021-03-21T00:00:00" table:style-name="ce5">
            <text:p>2021/3/21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19764" table:style-name="ce6">
            <text:p>19,764<text:s/></text:p>
          </table:table-cell>
          <table:table-cell office:value-type="float" office:value="34001" table:style-name="ce6">
            <text:p>34,001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4747" table:style-name="ce6">
            <text:p>4,747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25319" table:style-name="ce6">
            <text:p>25,319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22002" table:style-name="ce6">
            <text:p>22,002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25007" table:style-name="ce6">
            <text:p>25,007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17458" table:style-name="ce6">
            <text:p>17,458<text:s/></text:p>
          </table:table-cell>
          <table:table-cell office:value-type="float" office:value="15133" table:style-name="ce6">
            <text:p>15,133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141706" table:style-name="ce6">
            <text:p>141,706<text:s/></text:p>
          </table:table-cell>
          <table:table-cell office:value-type="float" office:value="35706" table:style-name="ce6">
            <text:p>35,706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16570" table:style-name="ce6">
            <text:p>16,570<text:s/></text:p>
          </table:table-cell>
          <table:table-cell office:value-type="float" office:value="25339" table:style-name="ce6">
            <text:p>25,339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21435" table:style-name="ce6">
            <text:p>21,435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8912" table:style-name="ce6">
            <text:p>18,912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28650" table:style-name="ce6">
            <text:p>28,650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31445" table:style-name="ce6">
            <text:p>31,445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17359" table:style-name="ce6">
            <text:p>17,359<text:s/></text:p>
          </table:table-cell>
          <table:table-cell office:value-type="float" office:value="22043" table:style-name="ce6">
            <text:p>22,043<text:s/></text:p>
          </table:table-cell>
          <table:table-cell office:value-type="float" office:value="58774" table:style-name="ce6">
            <text:p>58,774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27802" table:style-name="ce6">
            <text:p>27,802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44459" table:style-name="ce6">
            <text:p>44,459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15793" table:style-name="ce6">
            <text:p>15,793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14324" table:style-name="ce6">
            <text:p>14,324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3806" table:style-name="ce6">
            <text:p>13,806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11174" table:style-name="ce6">
            <text:p>11,174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15549" table:style-name="ce6">
            <text:p>15,549<text:s/></text:p>
          </table:table-cell>
          <table:table-cell office:value-type="float" office:value="17797" table:style-name="ce6">
            <text:p>17,797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2298" table:style-name="ce6">
            <text:p>2,298<text:s/></text:p>
          </table:table-cell>
          <table:table-cell table:number-columns-repeated="16264"/>
        </table:table-row>
        <table:table-row table:style-name="ro2">
          <table:table-cell office:value-type="date" office:date-value="2021-03-22T00:00:00" table:style-name="ce5">
            <text:p>2021/3/22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42016" table:style-name="ce6">
            <text:p>42,016<text:s/></text:p>
          </table:table-cell>
          <table:table-cell office:value-type="float" office:value="38278" table:style-name="ce6">
            <text:p>38,278<text:s/></text:p>
          </table:table-cell>
          <table:table-cell office:value-type="float" office:value="26984" table:style-name="ce6">
            <text:p>26,984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3485" table:style-name="ce6">
            <text:p>13,485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18887" table:style-name="ce6">
            <text:p>18,887<text:s/></text:p>
          </table:table-cell>
          <table:table-cell office:value-type="float" office:value="19138" table:style-name="ce6">
            <text:p>19,138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29849" table:style-name="ce6">
            <text:p>29,849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16791" table:style-name="ce6">
            <text:p>16,791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16770" table:style-name="ce6">
            <text:p>16,770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26108" table:style-name="ce6">
            <text:p>26,108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33341" table:style-name="ce6">
            <text:p>33,341<text:s/></text:p>
          </table:table-cell>
          <table:table-cell office:value-type="float" office:value="23548" table:style-name="ce6">
            <text:p>23,548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35695" table:style-name="ce6">
            <text:p>35,695<text:s/></text:p>
          </table:table-cell>
          <table:table-cell office:value-type="float" office:value="25771" table:style-name="ce6">
            <text:p>25,771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122186" table:style-name="ce6">
            <text:p>122,186<text:s/></text:p>
          </table:table-cell>
          <table:table-cell office:value-type="float" office:value="35900" table:style-name="ce6">
            <text:p>35,900<text:s/></text:p>
          </table:table-cell>
          <table:table-cell office:value-type="float" office:value="18875" table:style-name="ce6">
            <text:p>18,875<text:s/></text:p>
          </table:table-cell>
          <table:table-cell office:value-type="float" office:value="23750" table:style-name="ce6">
            <text:p>23,750<text:s/></text:p>
          </table:table-cell>
          <table:table-cell office:value-type="float" office:value="24052" table:style-name="ce6">
            <text:p>24,052<text:s/></text:p>
          </table:table-cell>
          <table:table-cell office:value-type="float" office:value="24792" table:style-name="ce6">
            <text:p>24,792<text:s/></text:p>
          </table:table-cell>
          <table:table-cell office:value-type="float" office:value="25442" table:style-name="ce6">
            <text:p>25,442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30554" table:style-name="ce6">
            <text:p>30,554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29712" table:style-name="ce6">
            <text:p>29,712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2578" table:style-name="ce6">
            <text:p>12,578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29069" table:style-name="ce6">
            <text:p>29,069<text:s/></text:p>
          </table:table-cell>
          <table:table-cell office:value-type="float" office:value="34701" table:style-name="ce6">
            <text:p>34,701<text:s/></text:p>
          </table:table-cell>
          <table:table-cell office:value-type="float" office:value="40326" table:style-name="ce6">
            <text:p>40,326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24864" table:style-name="ce6">
            <text:p>24,864<text:s/></text:p>
          </table:table-cell>
          <table:table-cell office:value-type="float" office:value="52526" table:style-name="ce6">
            <text:p>52,526<text:s/></text:p>
          </table:table-cell>
          <table:table-cell office:value-type="float" office:value="22296" table:style-name="ce6">
            <text:p>22,296<text:s/></text:p>
          </table:table-cell>
          <table:table-cell office:value-type="float" office:value="28511" table:style-name="ce6">
            <text:p>28,511<text:s/></text:p>
          </table:table-cell>
          <table:table-cell office:value-type="float" office:value="30815" table:style-name="ce6">
            <text:p>30,815<text:s/></text:p>
          </table:table-cell>
          <table:table-cell office:value-type="float" office:value="18530" table:style-name="ce6">
            <text:p>18,530<text:s/></text:p>
          </table:table-cell>
          <table:table-cell office:value-type="float" office:value="56761" table:style-name="ce6">
            <text:p>56,761<text:s/></text:p>
          </table:table-cell>
          <table:table-cell office:value-type="float" office:value="20491" table:style-name="ce6">
            <text:p>20,491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14258" table:style-name="ce6">
            <text:p>14,258<text:s/></text:p>
          </table:table-cell>
          <table:table-cell office:value-type="float" office:value="23968" table:style-name="ce6">
            <text:p>23,968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39278" table:style-name="ce6">
            <text:p>39,278<text:s/></text:p>
          </table:table-cell>
          <table:table-cell office:value-type="float" office:value="22969" table:style-name="ce6">
            <text:p>22,969<text:s/></text:p>
          </table:table-cell>
          <table:table-cell office:value-type="float" office:value="24503" table:style-name="ce6">
            <text:p>24,503<text:s/></text:p>
          </table:table-cell>
          <table:table-cell office:value-type="float" office:value="23005" table:style-name="ce6">
            <text:p>23,005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7591" table:style-name="ce6">
            <text:p>17,591<text:s/></text:p>
          </table:table-cell>
          <table:table-cell office:value-type="float" office:value="28977" table:style-name="ce6">
            <text:p>28,977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15017" table:style-name="ce6">
            <text:p>15,017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4337" table:style-name="ce6">
            <text:p>4,337<text:s/></text:p>
          </table:table-cell>
          <table:table-cell table:number-columns-repeated="16264"/>
        </table:table-row>
        <table:table-row table:style-name="ro2">
          <table:table-cell office:value-type="date" office:date-value="2021-03-23T00:00:00" table:style-name="ce5">
            <text:p>2021/3/23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15410" table:style-name="ce6">
            <text:p>15,410<text:s/></text:p>
          </table:table-cell>
          <table:table-cell office:value-type="float" office:value="42509" table:style-name="ce6">
            <text:p>42,509<text:s/></text:p>
          </table:table-cell>
          <table:table-cell office:value-type="float" office:value="41250" table:style-name="ce6">
            <text:p>41,250<text:s/></text:p>
          </table:table-cell>
          <table:table-cell office:value-type="float" office:value="27753" table:style-name="ce6">
            <text:p>27,753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19255" table:style-name="ce6">
            <text:p>19,255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33364" table:style-name="ce6">
            <text:p>33,364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24904" table:style-name="ce6">
            <text:p>24,904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27558" table:style-name="ce6">
            <text:p>27,558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34682" table:style-name="ce6">
            <text:p>34,682<text:s/></text:p>
          </table:table-cell>
          <table:table-cell office:value-type="float" office:value="25754" table:style-name="ce6">
            <text:p>25,754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35933" table:style-name="ce6">
            <text:p>35,933<text:s/></text:p>
          </table:table-cell>
          <table:table-cell office:value-type="float" office:value="26763" table:style-name="ce6">
            <text:p>26,763<text:s/></text:p>
          </table:table-cell>
          <table:table-cell office:value-type="float" office:value="27385" table:style-name="ce6">
            <text:p>27,385<text:s/></text:p>
          </table:table-cell>
          <table:table-cell office:value-type="float" office:value="21485" table:style-name="ce6">
            <text:p>21,485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117162" table:style-name="ce6">
            <text:p>117,162<text:s/></text:p>
          </table:table-cell>
          <table:table-cell office:value-type="float" office:value="38180" table:style-name="ce6">
            <text:p>38,180<text:s/></text:p>
          </table:table-cell>
          <table:table-cell office:value-type="float" office:value="19467" table:style-name="ce6">
            <text:p>19,467<text:s/></text:p>
          </table:table-cell>
          <table:table-cell office:value-type="float" office:value="24987" table:style-name="ce6">
            <text:p>24,987<text:s/></text:p>
          </table:table-cell>
          <table:table-cell office:value-type="float" office:value="26946" table:style-name="ce6">
            <text:p>26,946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28156" table:style-name="ce6">
            <text:p>28,156<text:s/></text:p>
          </table:table-cell>
          <table:table-cell office:value-type="float" office:value="24229" table:style-name="ce6">
            <text:p>24,229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31506" table:style-name="ce6">
            <text:p>31,506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8835" table:style-name="ce6">
            <text:p>18,835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32700" table:style-name="ce6">
            <text:p>32,700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27338" table:style-name="ce6">
            <text:p>27,338<text:s/></text:p>
          </table:table-cell>
          <table:table-cell office:value-type="float" office:value="30920" table:style-name="ce6">
            <text:p>30,920<text:s/></text:p>
          </table:table-cell>
          <table:table-cell office:value-type="float" office:value="34981" table:style-name="ce6">
            <text:p>34,981<text:s/></text:p>
          </table:table-cell>
          <table:table-cell office:value-type="float" office:value="41482" table:style-name="ce6">
            <text:p>41,482<text:s/></text:p>
          </table:table-cell>
          <table:table-cell office:value-type="float" office:value="26457" table:style-name="ce6">
            <text:p>26,457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55394" table:style-name="ce6">
            <text:p>55,394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31173" table:style-name="ce6">
            <text:p>31,173<text:s/></text:p>
          </table:table-cell>
          <table:table-cell office:value-type="float" office:value="31585" table:style-name="ce6">
            <text:p>31,585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57326" table:style-name="ce6">
            <text:p>57,326<text:s/></text:p>
          </table:table-cell>
          <table:table-cell office:value-type="float" office:value="21217" table:style-name="ce6">
            <text:p>21,217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14632" table:style-name="ce6">
            <text:p>14,632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4889" table:style-name="ce6">
            <text:p>14,889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19370" table:style-name="ce6">
            <text:p>19,370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39291" table:style-name="ce6">
            <text:p>39,291<text:s/></text:p>
          </table:table-cell>
          <table:table-cell office:value-type="float" office:value="23449" table:style-name="ce6">
            <text:p>23,449<text:s/></text:p>
          </table:table-cell>
          <table:table-cell office:value-type="float" office:value="24767" table:style-name="ce6">
            <text:p>24,767<text:s/></text:p>
          </table:table-cell>
          <table:table-cell office:value-type="float" office:value="23670" table:style-name="ce6">
            <text:p>23,670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29258" table:style-name="ce6">
            <text:p>29,258<text:s/></text:p>
          </table:table-cell>
          <table:table-cell office:value-type="float" office:value="23375" table:style-name="ce6">
            <text:p>23,375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4395" table:style-name="ce6">
            <text:p>4,395<text:s/></text:p>
          </table:table-cell>
          <table:table-cell table:number-columns-repeated="16264"/>
        </table:table-row>
        <table:table-row table:style-name="ro2">
          <table:table-cell office:value-type="date" office:date-value="2021-03-24T00:00:00" table:style-name="ce5">
            <text:p>2021/3/24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42967" table:style-name="ce6">
            <text:p>42,967<text:s/></text:p>
          </table:table-cell>
          <table:table-cell office:value-type="float" office:value="42317" table:style-name="ce6">
            <text:p>42,317<text:s/></text:p>
          </table:table-cell>
          <table:table-cell office:value-type="float" office:value="27932" table:style-name="ce6">
            <text:p>27,932<text:s/></text:p>
          </table:table-cell>
          <table:table-cell office:value-type="float" office:value="16038" table:style-name="ce6">
            <text:p>16,038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19530" table:style-name="ce6">
            <text:p>19,530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33939" table:style-name="ce6">
            <text:p>33,939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25808" table:style-name="ce6">
            <text:p>25,808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18083" table:style-name="ce6">
            <text:p>18,083<text:s/></text:p>
          </table:table-cell>
          <table:table-cell office:value-type="float" office:value="35645" table:style-name="ce6">
            <text:p>35,645<text:s/></text:p>
          </table:table-cell>
          <table:table-cell office:value-type="float" office:value="25950" table:style-name="ce6">
            <text:p>25,950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36600" table:style-name="ce6">
            <text:p>36,600<text:s/></text:p>
          </table:table-cell>
          <table:table-cell office:value-type="float" office:value="27263" table:style-name="ce6">
            <text:p>27,263<text:s/></text:p>
          </table:table-cell>
          <table:table-cell office:value-type="float" office:value="27949" table:style-name="ce6">
            <text:p>27,949<text:s/></text:p>
          </table:table-cell>
          <table:table-cell office:value-type="float" office:value="22202" table:style-name="ce6">
            <text:p>22,202<text:s/></text:p>
          </table:table-cell>
          <table:table-cell office:value-type="float" office:value="23958" table:style-name="ce6">
            <text:p>23,958<text:s/></text:p>
          </table:table-cell>
          <table:table-cell office:value-type="float" office:value="117983" table:style-name="ce6">
            <text:p>117,983<text:s/></text:p>
          </table:table-cell>
          <table:table-cell office:value-type="float" office:value="39539" table:style-name="ce6">
            <text:p>39,539<text:s/></text:p>
          </table:table-cell>
          <table:table-cell office:value-type="float" office:value="19902" table:style-name="ce6">
            <text:p>19,902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25266" table:style-name="ce6">
            <text:p>25,266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27853" table:style-name="ce6">
            <text:p>27,853<text:s/></text:p>
          </table:table-cell>
          <table:table-cell office:value-type="float" office:value="24386" table:style-name="ce6">
            <text:p>24,386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32301" table:style-name="ce6">
            <text:p>32,301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31318" table:style-name="ce6">
            <text:p>31,318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22978" table:style-name="ce6">
            <text:p>22,978<text:s/></text:p>
          </table:table-cell>
          <table:table-cell office:value-type="float" office:value="27149" table:style-name="ce6">
            <text:p>27,149<text:s/></text:p>
          </table:table-cell>
          <table:table-cell office:value-type="float" office:value="30991" table:style-name="ce6">
            <text:p>30,991<text:s/></text:p>
          </table:table-cell>
          <table:table-cell office:value-type="float" office:value="35819" table:style-name="ce6">
            <text:p>35,819<text:s/></text:p>
          </table:table-cell>
          <table:table-cell office:value-type="float" office:value="42026" table:style-name="ce6">
            <text:p>42,026<text:s/></text:p>
          </table:table-cell>
          <table:table-cell office:value-type="float" office:value="26783" table:style-name="ce6">
            <text:p>26,783<text:s/></text:p>
          </table:table-cell>
          <table:table-cell office:value-type="float" office:value="26769" table:style-name="ce6">
            <text:p>26,769<text:s/></text:p>
          </table:table-cell>
          <table:table-cell office:value-type="float" office:value="56424" table:style-name="ce6">
            <text:p>56,424<text:s/></text:p>
          </table:table-cell>
          <table:table-cell office:value-type="float" office:value="23970" table:style-name="ce6">
            <text:p>23,970<text:s/></text:p>
          </table:table-cell>
          <table:table-cell office:value-type="float" office:value="32874" table:style-name="ce6">
            <text:p>32,874<text:s/></text:p>
          </table:table-cell>
          <table:table-cell office:value-type="float" office:value="32886" table:style-name="ce6">
            <text:p>32,886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59524" table:style-name="ce6">
            <text:p>59,524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16790" table:style-name="ce6">
            <text:p>16,790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19823" table:style-name="ce6">
            <text:p>19,823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40472" table:style-name="ce6">
            <text:p>40,472<text:s/></text:p>
          </table:table-cell>
          <table:table-cell office:value-type="float" office:value="24043" table:style-name="ce6">
            <text:p>24,043<text:s/></text:p>
          </table:table-cell>
          <table:table-cell office:value-type="float" office:value="25320" table:style-name="ce6">
            <text:p>25,320<text:s/></text:p>
          </table:table-cell>
          <table:table-cell office:value-type="float" office:value="23835" table:style-name="ce6">
            <text:p>23,835<text:s/></text:p>
          </table:table-cell>
          <table:table-cell office:value-type="float" office:value="14334" table:style-name="ce6">
            <text:p>14,334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11343" table:style-name="ce6">
            <text:p>11,343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4100" table:style-name="ce6">
            <text:p>14,100<text:s/></text:p>
          </table:table-cell>
          <table:table-cell office:value-type="float" office:value="18640" table:style-name="ce6">
            <text:p>18,640<text:s/></text:p>
          </table:table-cell>
          <table:table-cell office:value-type="float" office:value="30157" table:style-name="ce6">
            <text:p>30,157<text:s/></text:p>
          </table:table-cell>
          <table:table-cell office:value-type="float" office:value="23939" table:style-name="ce6">
            <text:p>23,939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13739" table:style-name="ce6">
            <text:p>13,739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4370" table:style-name="ce6">
            <text:p>4,370<text:s/></text:p>
          </table:table-cell>
          <table:table-cell table:number-columns-repeated="16264"/>
        </table:table-row>
        <table:table-row table:style-name="ro2">
          <table:table-cell office:value-type="date" office:date-value="2021-03-25T00:00:00" table:style-name="ce5">
            <text:p>2021/3/25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42970" table:style-name="ce6">
            <text:p>42,970<text:s/></text:p>
          </table:table-cell>
          <table:table-cell office:value-type="float" office:value="43703" table:style-name="ce6">
            <text:p>43,703<text:s/></text:p>
          </table:table-cell>
          <table:table-cell office:value-type="float" office:value="27879" table:style-name="ce6">
            <text:p>27,879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34875" table:style-name="ce6">
            <text:p>34,875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3894" table:style-name="ce6">
            <text:p>13,894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29285" table:style-name="ce6">
            <text:p>29,285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34892" table:style-name="ce6">
            <text:p>34,892<text:s/></text:p>
          </table:table-cell>
          <table:table-cell office:value-type="float" office:value="26266" table:style-name="ce6">
            <text:p>26,266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36731" table:style-name="ce6">
            <text:p>36,731<text:s/></text:p>
          </table:table-cell>
          <table:table-cell office:value-type="float" office:value="27189" table:style-name="ce6">
            <text:p>27,189<text:s/></text:p>
          </table:table-cell>
          <table:table-cell office:value-type="float" office:value="27804" table:style-name="ce6">
            <text:p>27,804<text:s/></text:p>
          </table:table-cell>
          <table:table-cell office:value-type="float" office:value="22161" table:style-name="ce6">
            <text:p>22,161<text:s/></text:p>
          </table:table-cell>
          <table:table-cell office:value-type="float" office:value="24328" table:style-name="ce6">
            <text:p>24,328<text:s/></text:p>
          </table:table-cell>
          <table:table-cell office:value-type="float" office:value="123450" table:style-name="ce6">
            <text:p>123,450<text:s/></text:p>
          </table:table-cell>
          <table:table-cell office:value-type="float" office:value="40976" table:style-name="ce6">
            <text:p>40,976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25422" table:style-name="ce6">
            <text:p>25,422<text:s/></text:p>
          </table:table-cell>
          <table:table-cell office:value-type="float" office:value="28479" table:style-name="ce6">
            <text:p>28,479<text:s/></text:p>
          </table:table-cell>
          <table:table-cell office:value-type="float" office:value="28701" table:style-name="ce6">
            <text:p>28,701<text:s/></text:p>
          </table:table-cell>
          <table:table-cell office:value-type="float" office:value="29630" table:style-name="ce6">
            <text:p>29,630<text:s/></text:p>
          </table:table-cell>
          <table:table-cell office:value-type="float" office:value="25050" table:style-name="ce6">
            <text:p>25,050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32481" table:style-name="ce6">
            <text:p>32,481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9735" table:style-name="ce6">
            <text:p>19,735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15108" table:style-name="ce6">
            <text:p>15,108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36358" table:style-name="ce6">
            <text:p>36,358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27308" table:style-name="ce6">
            <text:p>27,308<text:s/></text:p>
          </table:table-cell>
          <table:table-cell office:value-type="float" office:value="31515" table:style-name="ce6">
            <text:p>31,515<text:s/></text:p>
          </table:table-cell>
          <table:table-cell office:value-type="float" office:value="35998" table:style-name="ce6">
            <text:p>35,998<text:s/></text:p>
          </table:table-cell>
          <table:table-cell office:value-type="float" office:value="42101" table:style-name="ce6">
            <text:p>42,101<text:s/></text:p>
          </table:table-cell>
          <table:table-cell office:value-type="float" office:value="26894" table:style-name="ce6">
            <text:p>26,894<text:s/></text:p>
          </table:table-cell>
          <table:table-cell office:value-type="float" office:value="27515" table:style-name="ce6">
            <text:p>27,515<text:s/></text:p>
          </table:table-cell>
          <table:table-cell office:value-type="float" office:value="57280" table:style-name="ce6">
            <text:p>57,280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30378" table:style-name="ce6">
            <text:p>30,378<text:s/></text:p>
          </table:table-cell>
          <table:table-cell office:value-type="float" office:value="33681" table:style-name="ce6">
            <text:p>33,681<text:s/></text:p>
          </table:table-cell>
          <table:table-cell office:value-type="float" office:value="20228" table:style-name="ce6">
            <text:p>20,228<text:s/></text:p>
          </table:table-cell>
          <table:table-cell office:value-type="float" office:value="61197" table:style-name="ce6">
            <text:p>61,197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28225" table:style-name="ce6">
            <text:p>28,225<text:s/></text:p>
          </table:table-cell>
          <table:table-cell office:value-type="float" office:value="19909" table:style-name="ce6">
            <text:p>19,909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40232" table:style-name="ce6">
            <text:p>40,232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24740" table:style-name="ce6">
            <text:p>24,740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4176" table:style-name="ce6">
            <text:p>14,176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29774" table:style-name="ce6">
            <text:p>29,774<text:s/></text:p>
          </table:table-cell>
          <table:table-cell office:value-type="float" office:value="23640" table:style-name="ce6">
            <text:p>23,640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4492" table:style-name="ce6">
            <text:p>4,492<text:s/></text:p>
          </table:table-cell>
          <table:table-cell table:number-columns-repeated="16264"/>
        </table:table-row>
        <table:table-row table:style-name="ro2">
          <table:table-cell office:value-type="date" office:date-value="2021-03-26T00:00:00" table:style-name="ce5">
            <text:p>2021/3/26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43715" table:style-name="ce6">
            <text:p>43,715<text:s/></text:p>
          </table:table-cell>
          <table:table-cell office:value-type="float" office:value="49841" table:style-name="ce6">
            <text:p>49,841<text:s/></text:p>
          </table:table-cell>
          <table:table-cell office:value-type="float" office:value="28827" table:style-name="ce6">
            <text:p>28,827<text:s/></text:p>
          </table:table-cell>
          <table:table-cell office:value-type="float" office:value="16788" table:style-name="ce6">
            <text:p>16,788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15212" table:style-name="ce6">
            <text:p>15,212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19592" table:style-name="ce6">
            <text:p>19,592<text:s/></text:p>
          </table:table-cell>
          <table:table-cell office:value-type="float" office:value="20064" table:style-name="ce6">
            <text:p>20,064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45730" table:style-name="ce6">
            <text:p>45,730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26863" table:style-name="ce6">
            <text:p>26,863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33509" table:style-name="ce6">
            <text:p>33,509<text:s/></text:p>
          </table:table-cell>
          <table:table-cell office:value-type="float" office:value="20122" table:style-name="ce6">
            <text:p>20,122<text:s/></text:p>
          </table:table-cell>
          <table:table-cell office:value-type="float" office:value="36678" table:style-name="ce6">
            <text:p>36,678<text:s/></text:p>
          </table:table-cell>
          <table:table-cell office:value-type="float" office:value="28561" table:style-name="ce6">
            <text:p>28,561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38381" table:style-name="ce6">
            <text:p>38,381<text:s/></text:p>
          </table:table-cell>
          <table:table-cell office:value-type="float" office:value="28313" table:style-name="ce6">
            <text:p>28,313<text:s/></text:p>
          </table:table-cell>
          <table:table-cell office:value-type="float" office:value="29032" table:style-name="ce6">
            <text:p>29,032<text:s/></text:p>
          </table:table-cell>
          <table:table-cell office:value-type="float" office:value="22759" table:style-name="ce6">
            <text:p>22,759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146711" table:style-name="ce6">
            <text:p>146,711<text:s/></text:p>
          </table:table-cell>
          <table:table-cell office:value-type="float" office:value="47101" table:style-name="ce6">
            <text:p>47,101<text:s/></text:p>
          </table:table-cell>
          <table:table-cell office:value-type="float" office:value="20837" table:style-name="ce6">
            <text:p>20,837<text:s/></text:p>
          </table:table-cell>
          <table:table-cell office:value-type="float" office:value="25919" table:style-name="ce6">
            <text:p>25,919<text:s/></text:p>
          </table:table-cell>
          <table:table-cell office:value-type="float" office:value="29490" table:style-name="ce6">
            <text:p>29,490<text:s/></text:p>
          </table:table-cell>
          <table:table-cell office:value-type="float" office:value="30855" table:style-name="ce6">
            <text:p>30,855<text:s/></text:p>
          </table:table-cell>
          <table:table-cell office:value-type="float" office:value="32774" table:style-name="ce6">
            <text:p>32,774<text:s/></text:p>
          </table:table-cell>
          <table:table-cell office:value-type="float" office:value="28230" table:style-name="ce6">
            <text:p>28,230<text:s/></text:p>
          </table:table-cell>
          <table:table-cell office:value-type="float" office:value="14142" table:style-name="ce6">
            <text:p>14,142<text:s/></text:p>
          </table:table-cell>
          <table:table-cell office:value-type="float" office:value="34378" table:style-name="ce6">
            <text:p>34,378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21470" table:style-name="ce6">
            <text:p>21,470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42461" table:style-name="ce6">
            <text:p>42,461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27676" table:style-name="ce6">
            <text:p>27,676<text:s/></text:p>
          </table:table-cell>
          <table:table-cell office:value-type="float" office:value="33333" table:style-name="ce6">
            <text:p>33,333<text:s/></text:p>
          </table:table-cell>
          <table:table-cell office:value-type="float" office:value="40270" table:style-name="ce6">
            <text:p>40,270<text:s/></text:p>
          </table:table-cell>
          <table:table-cell office:value-type="float" office:value="44234" table:style-name="ce6">
            <text:p>44,234<text:s/></text:p>
          </table:table-cell>
          <table:table-cell office:value-type="float" office:value="28067" table:style-name="ce6">
            <text:p>28,067<text:s/></text:p>
          </table:table-cell>
          <table:table-cell office:value-type="float" office:value="28869" table:style-name="ce6">
            <text:p>28,869<text:s/></text:p>
          </table:table-cell>
          <table:table-cell office:value-type="float" office:value="67418" table:style-name="ce6">
            <text:p>67,418<text:s/></text:p>
          </table:table-cell>
          <table:table-cell office:value-type="float" office:value="25012" table:style-name="ce6">
            <text:p>25,012<text:s/></text:p>
          </table:table-cell>
          <table:table-cell office:value-type="float" office:value="33591" table:style-name="ce6">
            <text:p>33,591<text:s/></text:p>
          </table:table-cell>
          <table:table-cell office:value-type="float" office:value="36964" table:style-name="ce6">
            <text:p>36,964<text:s/></text:p>
          </table:table-cell>
          <table:table-cell office:value-type="float" office:value="22167" table:style-name="ce6">
            <text:p>22,167<text:s/></text:p>
          </table:table-cell>
          <table:table-cell office:value-type="float" office:value="69366" table:style-name="ce6">
            <text:p>69,366<text:s/></text:p>
          </table:table-cell>
          <table:table-cell office:value-type="float" office:value="22942" table:style-name="ce6">
            <text:p>22,942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24350" table:style-name="ce6">
            <text:p>24,350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30155" table:style-name="ce6">
            <text:p>30,155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40130" table:style-name="ce6">
            <text:p>40,130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25494" table:style-name="ce6">
            <text:p>25,494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30951" table:style-name="ce6">
            <text:p>30,951<text:s/></text:p>
          </table:table-cell>
          <table:table-cell office:value-type="float" office:value="25896" table:style-name="ce6">
            <text:p>25,896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1653" table:style-name="ce6">
            <text:p>1,653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4679" table:style-name="ce6">
            <text:p>4,679<text:s/></text:p>
          </table:table-cell>
          <table:table-cell table:number-columns-repeated="16264"/>
        </table:table-row>
        <table:table-row table:style-name="ro2">
          <table:table-cell office:value-type="date" office:date-value="2021-03-27T00:00:00" table:style-name="ce5">
            <text:p>2021/3/27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24020" table:style-name="ce6">
            <text:p>24,020<text:s/></text:p>
          </table:table-cell>
          <table:table-cell office:value-type="float" office:value="46080" table:style-name="ce6">
            <text:p>46,080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32302" table:style-name="ce6">
            <text:p>32,302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15353" table:style-name="ce6">
            <text:p>15,353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37787" table:style-name="ce6">
            <text:p>37,787<text:s/></text:p>
          </table:table-cell>
          <table:table-cell office:value-type="float" office:value="18374" table:style-name="ce6">
            <text:p>18,374<text:s/></text:p>
          </table:table-cell>
          <table:table-cell office:value-type="float" office:value="28055" table:style-name="ce6">
            <text:p>28,055<text:s/></text:p>
          </table:table-cell>
          <table:table-cell office:value-type="float" office:value="17963" table:style-name="ce6">
            <text:p>17,963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31477" table:style-name="ce6">
            <text:p>31,477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22259" table:style-name="ce6">
            <text:p>22,259<text:s/></text:p>
          </table:table-cell>
          <table:table-cell office:value-type="float" office:value="18288" table:style-name="ce6">
            <text:p>18,288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143028" table:style-name="ce6">
            <text:p>143,028<text:s/></text:p>
          </table:table-cell>
          <table:table-cell office:value-type="float" office:value="45960" table:style-name="ce6">
            <text:p>45,960<text:s/></text:p>
          </table:table-cell>
          <table:table-cell office:value-type="float" office:value="16190" table:style-name="ce6">
            <text:p>16,190<text:s/></text:p>
          </table:table-cell>
          <table:table-cell office:value-type="float" office:value="18425" table:style-name="ce6">
            <text:p>18,425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27678" table:style-name="ce6">
            <text:p>27,678<text:s/></text:p>
          </table:table-cell>
          <table:table-cell office:value-type="float" office:value="27697" table:style-name="ce6">
            <text:p>27,697<text:s/></text:p>
          </table:table-cell>
          <table:table-cell office:value-type="float" office:value="22296" table:style-name="ce6">
            <text:p>22,296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26294" table:style-name="ce6">
            <text:p>26,294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17064" table:style-name="ce6">
            <text:p>17,064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41589" table:style-name="ce6">
            <text:p>41,589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29274" table:style-name="ce6">
            <text:p>29,274<text:s/></text:p>
          </table:table-cell>
          <table:table-cell office:value-type="float" office:value="35721" table:style-name="ce6">
            <text:p>35,721<text:s/></text:p>
          </table:table-cell>
          <table:table-cell office:value-type="float" office:value="32767" table:style-name="ce6">
            <text:p>32,767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8641" table:style-name="ce6">
            <text:p>28,641<text:s/></text:p>
          </table:table-cell>
          <table:table-cell office:value-type="float" office:value="70137" table:style-name="ce6">
            <text:p>70,137<text:s/></text:p>
          </table:table-cell>
          <table:table-cell office:value-type="float" office:value="16047" table:style-name="ce6">
            <text:p>16,047<text:s/></text:p>
          </table:table-cell>
          <table:table-cell office:value-type="float" office:value="30727" table:style-name="ce6">
            <text:p>30,727<text:s/></text:p>
          </table:table-cell>
          <table:table-cell office:value-type="float" office:value="30142" table:style-name="ce6">
            <text:p>30,142<text:s/></text:p>
          </table:table-cell>
          <table:table-cell office:value-type="float" office:value="16926" table:style-name="ce6">
            <text:p>16,926<text:s/></text:p>
          </table:table-cell>
          <table:table-cell office:value-type="float" office:value="55377" table:style-name="ce6">
            <text:p>55,377<text:s/></text:p>
          </table:table-cell>
          <table:table-cell office:value-type="float" office:value="16577" table:style-name="ce6">
            <text:p>16,577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26149" table:style-name="ce6">
            <text:p>26,149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18292" table:style-name="ce6">
            <text:p>18,292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3283" table:style-name="ce6">
            <text:p>13,283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20379" table:style-name="ce6">
            <text:p>20,379<text:s/></text:p>
          </table:table-cell>
          <table:table-cell office:value-type="float" office:value="21664" table:style-name="ce6">
            <text:p>21,664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3087" table:style-name="ce6">
            <text:p>3,087<text:s/></text:p>
          </table:table-cell>
          <table:table-cell table:number-columns-repeated="16264"/>
        </table:table-row>
        <table:table-row table:style-name="ro2">
          <table:table-cell office:value-type="date" office:date-value="2021-03-28T00:00:00" table:style-name="ce5">
            <text:p>2021/3/28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34641" table:style-name="ce6">
            <text:p>34,641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27689" table:style-name="ce6">
            <text:p>27,689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29942" table:style-name="ce6">
            <text:p>29,942<text:s/></text:p>
          </table:table-cell>
          <table:table-cell office:value-type="float" office:value="14212" table:style-name="ce6">
            <text:p>14,212<text:s/></text:p>
          </table:table-cell>
          <table:table-cell office:value-type="float" office:value="21834" table:style-name="ce6">
            <text:p>21,834<text:s/></text:p>
          </table:table-cell>
          <table:table-cell office:value-type="float" office:value="16677" table:style-name="ce6">
            <text:p>16,677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26588" table:style-name="ce6">
            <text:p>26,588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17925" table:style-name="ce6">
            <text:p>17,925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39131" table:style-name="ce6">
            <text:p>139,131<text:s/></text:p>
          </table:table-cell>
          <table:table-cell office:value-type="float" office:value="38028" table:style-name="ce6">
            <text:p>38,028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17048" table:style-name="ce6">
            <text:p>17,048<text:s/></text:p>
          </table:table-cell>
          <table:table-cell office:value-type="float" office:value="26550" table:style-name="ce6">
            <text:p>26,550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22700" table:style-name="ce6">
            <text:p>22,700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22010" table:style-name="ce6">
            <text:p>22,010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37884" table:style-name="ce6">
            <text:p>37,884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15315" table:style-name="ce6">
            <text:p>15,315<text:s/></text:p>
          </table:table-cell>
          <table:table-cell office:value-type="float" office:value="13960" table:style-name="ce6">
            <text:p>13,960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33696" table:style-name="ce6">
            <text:p>33,696<text:s/></text:p>
          </table:table-cell>
          <table:table-cell office:value-type="float" office:value="26539" table:style-name="ce6">
            <text:p>26,539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23550" table:style-name="ce6">
            <text:p>23,550<text:s/></text:p>
          </table:table-cell>
          <table:table-cell office:value-type="float" office:value="59875" table:style-name="ce6">
            <text:p>59,875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24821" table:style-name="ce6">
            <text:p>24,821<text:s/></text:p>
          </table:table-cell>
          <table:table-cell office:value-type="float" office:value="22223" table:style-name="ce6">
            <text:p>22,223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48673" table:style-name="ce6">
            <text:p>48,673<text:s/></text:p>
          </table:table-cell>
          <table:table-cell office:value-type="float" office:value="13457" table:style-name="ce6">
            <text:p>13,457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16867" table:style-name="ce6">
            <text:p>16,867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16141" table:style-name="ce6">
            <text:p>16,141<text:s/></text:p>
          </table:table-cell>
          <table:table-cell office:value-type="float" office:value="17038" table:style-name="ce6">
            <text:p>17,038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2653" table:style-name="ce6">
            <text:p>2,653<text:s/></text:p>
          </table:table-cell>
          <table:table-cell table:number-columns-repeated="16264"/>
        </table:table-row>
        <table:table-row table:style-name="ro2">
          <table:table-cell office:value-type="date" office:date-value="2021-03-29T00:00:00" table:style-name="ce5">
            <text:p>2021/3/29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14872" table:style-name="ce6">
            <text:p>14,872<text:s/></text:p>
          </table:table-cell>
          <table:table-cell office:value-type="float" office:value="40900" table:style-name="ce6">
            <text:p>40,900<text:s/></text:p>
          </table:table-cell>
          <table:table-cell office:value-type="float" office:value="39779" table:style-name="ce6">
            <text:p>39,779<text:s/></text:p>
          </table:table-cell>
          <table:table-cell office:value-type="float" office:value="26488" table:style-name="ce6">
            <text:p>26,488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41012" table:style-name="ce6">
            <text:p>41,012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4019" table:style-name="ce6">
            <text:p>14,019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16948" table:style-name="ce6">
            <text:p>16,948<text:s/></text:p>
          </table:table-cell>
          <table:table-cell office:value-type="float" office:value="24939" table:style-name="ce6">
            <text:p>24,939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26410" table:style-name="ce6">
            <text:p>26,410<text:s/></text:p>
          </table:table-cell>
          <table:table-cell office:value-type="float" office:value="16270" table:style-name="ce6">
            <text:p>16,270<text:s/></text:p>
          </table:table-cell>
          <table:table-cell office:value-type="float" office:value="32524" table:style-name="ce6">
            <text:p>32,524<text:s/></text:p>
          </table:table-cell>
          <table:table-cell office:value-type="float" office:value="23914" table:style-name="ce6">
            <text:p>23,914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35110" table:style-name="ce6">
            <text:p>35,110<text:s/></text:p>
          </table:table-cell>
          <table:table-cell office:value-type="float" office:value="25877" table:style-name="ce6">
            <text:p>25,877<text:s/></text:p>
          </table:table-cell>
          <table:table-cell office:value-type="float" office:value="26853" table:style-name="ce6">
            <text:p>26,853<text:s/></text:p>
          </table:table-cell>
          <table:table-cell office:value-type="float" office:value="21436" table:style-name="ce6">
            <text:p>21,436<text:s/></text:p>
          </table:table-cell>
          <table:table-cell office:value-type="float" office:value="24186" table:style-name="ce6">
            <text:p>24,186<text:s/></text:p>
          </table:table-cell>
          <table:table-cell office:value-type="float" office:value="124664" table:style-name="ce6">
            <text:p>124,664<text:s/></text:p>
          </table:table-cell>
          <table:table-cell office:value-type="float" office:value="38271" table:style-name="ce6">
            <text:p>38,271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24239" table:style-name="ce6">
            <text:p>24,239<text:s/></text:p>
          </table:table-cell>
          <table:table-cell office:value-type="float" office:value="26238" table:style-name="ce6">
            <text:p>26,238<text:s/></text:p>
          </table:table-cell>
          <table:table-cell office:value-type="float" office:value="26935" table:style-name="ce6">
            <text:p>26,935<text:s/></text:p>
          </table:table-cell>
          <table:table-cell office:value-type="float" office:value="27230" table:style-name="ce6">
            <text:p>27,230<text:s/></text:p>
          </table:table-cell>
          <table:table-cell office:value-type="float" office:value="23535" table:style-name="ce6">
            <text:p>23,535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31765" table:style-name="ce6">
            <text:p>31,765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18315" table:style-name="ce6">
            <text:p>18,315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14162" table:style-name="ce6">
            <text:p>14,162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33035" table:style-name="ce6">
            <text:p>33,035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22566" table:style-name="ce6">
            <text:p>22,566<text:s/></text:p>
          </table:table-cell>
          <table:table-cell office:value-type="float" office:value="26688" table:style-name="ce6">
            <text:p>26,688<text:s/></text:p>
          </table:table-cell>
          <table:table-cell office:value-type="float" office:value="29444" table:style-name="ce6">
            <text:p>29,444<text:s/></text:p>
          </table:table-cell>
          <table:table-cell office:value-type="float" office:value="35941" table:style-name="ce6">
            <text:p>35,941<text:s/></text:p>
          </table:table-cell>
          <table:table-cell office:value-type="float" office:value="40280" table:style-name="ce6">
            <text:p>40,280<text:s/></text:p>
          </table:table-cell>
          <table:table-cell office:value-type="float" office:value="25711" table:style-name="ce6">
            <text:p>25,711<text:s/></text:p>
          </table:table-cell>
          <table:table-cell office:value-type="float" office:value="26619" table:style-name="ce6">
            <text:p>26,619<text:s/></text:p>
          </table:table-cell>
          <table:table-cell office:value-type="float" office:value="55546" table:style-name="ce6">
            <text:p>55,546<text:s/></text:p>
          </table:table-cell>
          <table:table-cell office:value-type="float" office:value="22221" table:style-name="ce6">
            <text:p>22,221<text:s/></text:p>
          </table:table-cell>
          <table:table-cell office:value-type="float" office:value="30406" table:style-name="ce6">
            <text:p>30,406<text:s/></text:p>
          </table:table-cell>
          <table:table-cell office:value-type="float" office:value="31376" table:style-name="ce6">
            <text:p>31,376<text:s/></text:p>
          </table:table-cell>
          <table:table-cell office:value-type="float" office:value="18864" table:style-name="ce6">
            <text:p>18,864<text:s/></text:p>
          </table:table-cell>
          <table:table-cell office:value-type="float" office:value="59340" table:style-name="ce6">
            <text:p>59,340<text:s/></text:p>
          </table:table-cell>
          <table:table-cell office:value-type="float" office:value="20401" table:style-name="ce6">
            <text:p>20,401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20938" table:style-name="ce6">
            <text:p>20,938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26381" table:style-name="ce6">
            <text:p>26,381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37952" table:style-name="ce6">
            <text:p>37,952<text:s/></text:p>
          </table:table-cell>
          <table:table-cell office:value-type="float" office:value="21903" table:style-name="ce6">
            <text:p>21,903<text:s/></text:p>
          </table:table-cell>
          <table:table-cell office:value-type="float" office:value="23715" table:style-name="ce6">
            <text:p>23,715<text:s/></text:p>
          </table:table-cell>
          <table:table-cell office:value-type="float" office:value="23255" table:style-name="ce6">
            <text:p>23,255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7515" table:style-name="ce6">
            <text:p>17,515<text:s/></text:p>
          </table:table-cell>
          <table:table-cell office:value-type="float" office:value="28064" table:style-name="ce6">
            <text:p>28,064<text:s/></text:p>
          </table:table-cell>
          <table:table-cell office:value-type="float" office:value="21642" table:style-name="ce6">
            <text:p>21,642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2215" table:style-name="ce6">
            <text:p>12,215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4234" table:style-name="ce6">
            <text:p>4,234<text:s/></text:p>
          </table:table-cell>
          <table:table-cell table:number-columns-repeated="16264"/>
        </table:table-row>
        <table:table-row table:style-name="ro2">
          <table:table-cell office:value-type="date" office:date-value="2021-03-30T00:00:00" table:style-name="ce5">
            <text:p>2021/3/30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41888" table:style-name="ce6">
            <text:p>41,888<text:s/></text:p>
          </table:table-cell>
          <table:table-cell office:value-type="float" office:value="41090" table:style-name="ce6">
            <text:p>41,090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15533" table:style-name="ce6">
            <text:p>15,533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19304" table:style-name="ce6">
            <text:p>19,304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30219" table:style-name="ce6">
            <text:p>30,219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7283" table:style-name="ce6">
            <text:p>17,283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28644" table:style-name="ce6">
            <text:p>28,644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34222" table:style-name="ce6">
            <text:p>34,222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35731" table:style-name="ce6">
            <text:p>35,731<text:s/></text:p>
          </table:table-cell>
          <table:table-cell office:value-type="float" office:value="26775" table:style-name="ce6">
            <text:p>26,775<text:s/></text:p>
          </table:table-cell>
          <table:table-cell office:value-type="float" office:value="27168" table:style-name="ce6">
            <text:p>27,168<text:s/></text:p>
          </table:table-cell>
          <table:table-cell office:value-type="float" office:value="21752" table:style-name="ce6">
            <text:p>21,752<text:s/></text:p>
          </table:table-cell>
          <table:table-cell office:value-type="float" office:value="24336" table:style-name="ce6">
            <text:p>24,336<text:s/></text:p>
          </table:table-cell>
          <table:table-cell office:value-type="float" office:value="118961" table:style-name="ce6">
            <text:p>118,961<text:s/></text:p>
          </table:table-cell>
          <table:table-cell office:value-type="float" office:value="39311" table:style-name="ce6">
            <text:p>39,311<text:s/></text:p>
          </table:table-cell>
          <table:table-cell office:value-type="float" office:value="19527" table:style-name="ce6">
            <text:p>19,527<text:s/></text:p>
          </table:table-cell>
          <table:table-cell office:value-type="float" office:value="24794" table:style-name="ce6">
            <text:p>24,794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28158" table:style-name="ce6">
            <text:p>28,158<text:s/></text:p>
          </table:table-cell>
          <table:table-cell office:value-type="float" office:value="28856" table:style-name="ce6">
            <text:p>28,856<text:s/></text:p>
          </table:table-cell>
          <table:table-cell office:value-type="float" office:value="24602" table:style-name="ce6">
            <text:p>24,602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31819" table:style-name="ce6">
            <text:p>31,819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32125" table:style-name="ce6">
            <text:p>32,125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22908" table:style-name="ce6">
            <text:p>22,908<text:s/></text:p>
          </table:table-cell>
          <table:table-cell office:value-type="float" office:value="27211" table:style-name="ce6">
            <text:p>27,211<text:s/></text:p>
          </table:table-cell>
          <table:table-cell office:value-type="float" office:value="30403" table:style-name="ce6">
            <text:p>30,403<text:s/></text:p>
          </table:table-cell>
          <table:table-cell office:value-type="float" office:value="35323" table:style-name="ce6">
            <text:p>35,323<text:s/></text:p>
          </table:table-cell>
          <table:table-cell office:value-type="float" office:value="41588" table:style-name="ce6">
            <text:p>41,588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27340" table:style-name="ce6">
            <text:p>27,340<text:s/></text:p>
          </table:table-cell>
          <table:table-cell office:value-type="float" office:value="55578" table:style-name="ce6">
            <text:p>55,578<text:s/></text:p>
          </table:table-cell>
          <table:table-cell office:value-type="float" office:value="23305" table:style-name="ce6">
            <text:p>23,305<text:s/></text:p>
          </table:table-cell>
          <table:table-cell office:value-type="float" office:value="30925" table:style-name="ce6">
            <text:p>30,925<text:s/></text:p>
          </table:table-cell>
          <table:table-cell office:value-type="float" office:value="32358" table:style-name="ce6">
            <text:p>32,358<text:s/></text:p>
          </table:table-cell>
          <table:table-cell office:value-type="float" office:value="19526" table:style-name="ce6">
            <text:p>19,526<text:s/></text:p>
          </table:table-cell>
          <table:table-cell office:value-type="float" office:value="58738" table:style-name="ce6">
            <text:p>58,738<text:s/></text:p>
          </table:table-cell>
          <table:table-cell office:value-type="float" office:value="21273" table:style-name="ce6">
            <text:p>21,273<text:s/></text:p>
          </table:table-cell>
          <table:table-cell office:value-type="float" office:value="16567" table:style-name="ce6">
            <text:p>16,567<text:s/></text:p>
          </table:table-cell>
          <table:table-cell office:value-type="float" office:value="14960" table:style-name="ce6">
            <text:p>14,960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25129" table:style-name="ce6">
            <text:p>25,129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39248" table:style-name="ce6">
            <text:p>39,248<text:s/></text:p>
          </table:table-cell>
          <table:table-cell office:value-type="float" office:value="23121" table:style-name="ce6">
            <text:p>23,121<text:s/></text:p>
          </table:table-cell>
          <table:table-cell office:value-type="float" office:value="24688" table:style-name="ce6">
            <text:p>24,688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18078" table:style-name="ce6">
            <text:p>18,078<text:s/></text:p>
          </table:table-cell>
          <table:table-cell office:value-type="float" office:value="29632" table:style-name="ce6">
            <text:p>29,632<text:s/></text:p>
          </table:table-cell>
          <table:table-cell office:value-type="float" office:value="23233" table:style-name="ce6">
            <text:p>23,233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2616" table:style-name="ce6">
            <text:p>12,616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2442" table:style-name="ce6">
            <text:p>12,442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4532" table:style-name="ce6">
            <text:p>4,532<text:s/></text:p>
          </table:table-cell>
          <table:table-cell table:number-columns-repeated="16264"/>
        </table:table-row>
        <table:table-row table:style-name="ro2">
          <table:table-cell office:value-type="date" office:date-value="2021-03-31T00:00:00" table:style-name="ce5">
            <text:p>2021/3/31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42363" table:style-name="ce6">
            <text:p>42,363<text:s/></text:p>
          </table:table-cell>
          <table:table-cell office:value-type="float" office:value="43680" table:style-name="ce6">
            <text:p>43,680<text:s/></text:p>
          </table:table-cell>
          <table:table-cell office:value-type="float" office:value="27677" table:style-name="ce6">
            <text:p>27,677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18994" table:style-name="ce6">
            <text:p>18,994<text:s/></text:p>
          </table:table-cell>
          <table:table-cell office:value-type="float" office:value="19537" table:style-name="ce6">
            <text:p>19,537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30977" table:style-name="ce6">
            <text:p>30,977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4470" table:style-name="ce6">
            <text:p>14,470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26130" table:style-name="ce6">
            <text:p>26,130<text:s/></text:p>
          </table:table-cell>
          <table:table-cell office:value-type="float" office:value="18456" table:style-name="ce6">
            <text:p>18,456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32684" table:style-name="ce6">
            <text:p>32,684<text:s/></text:p>
          </table:table-cell>
          <table:table-cell office:value-type="float" office:value="18733" table:style-name="ce6">
            <text:p>18,733<text:s/></text:p>
          </table:table-cell>
          <table:table-cell office:value-type="float" office:value="35962" table:style-name="ce6">
            <text:p>35,962<text:s/></text:p>
          </table:table-cell>
          <table:table-cell office:value-type="float" office:value="26631" table:style-name="ce6">
            <text:p>26,631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36588" table:style-name="ce6">
            <text:p>36,588<text:s/></text:p>
          </table:table-cell>
          <table:table-cell office:value-type="float" office:value="27115" table:style-name="ce6">
            <text:p>27,115<text:s/></text:p>
          </table:table-cell>
          <table:table-cell office:value-type="float" office:value="27761" table:style-name="ce6">
            <text:p>27,761<text:s/></text:p>
          </table:table-cell>
          <table:table-cell office:value-type="float" office:value="22386" table:style-name="ce6">
            <text:p>22,386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123493" table:style-name="ce6">
            <text:p>123,493<text:s/></text:p>
          </table:table-cell>
          <table:table-cell office:value-type="float" office:value="41048" table:style-name="ce6">
            <text:p>41,048<text:s/></text:p>
          </table:table-cell>
          <table:table-cell office:value-type="float" office:value="19884" table:style-name="ce6">
            <text:p>19,884<text:s/></text:p>
          </table:table-cell>
          <table:table-cell office:value-type="float" office:value="25353" table:style-name="ce6">
            <text:p>25,353<text:s/></text:p>
          </table:table-cell>
          <table:table-cell office:value-type="float" office:value="27538" table:style-name="ce6">
            <text:p>27,538<text:s/></text:p>
          </table:table-cell>
          <table:table-cell office:value-type="float" office:value="28945" table:style-name="ce6">
            <text:p>28,945<text:s/></text:p>
          </table:table-cell>
          <table:table-cell office:value-type="float" office:value="29784" table:style-name="ce6">
            <text:p>29,784<text:s/></text:p>
          </table:table-cell>
          <table:table-cell office:value-type="float" office:value="25089" table:style-name="ce6">
            <text:p>25,089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32516" table:style-name="ce6">
            <text:p>32,516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9276" table:style-name="ce6">
            <text:p>19,276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5343" table:style-name="ce6">
            <text:p>15,343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34084" table:style-name="ce6">
            <text:p>34,084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13669" table:style-name="ce6">
            <text:p>13,669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27199" table:style-name="ce6">
            <text:p>27,199<text:s/></text:p>
          </table:table-cell>
          <table:table-cell office:value-type="float" office:value="31435" table:style-name="ce6">
            <text:p>31,435<text:s/></text:p>
          </table:table-cell>
          <table:table-cell office:value-type="float" office:value="36221" table:style-name="ce6">
            <text:p>36,221<text:s/></text:p>
          </table:table-cell>
          <table:table-cell office:value-type="float" office:value="42320" table:style-name="ce6">
            <text:p>42,320<text:s/></text:p>
          </table:table-cell>
          <table:table-cell office:value-type="float" office:value="26719" table:style-name="ce6">
            <text:p>26,719<text:s/></text:p>
          </table:table-cell>
          <table:table-cell office:value-type="float" office:value="32746" table:style-name="ce6">
            <text:p>32,746<text:s/></text:p>
          </table:table-cell>
          <table:table-cell office:value-type="float" office:value="58676" table:style-name="ce6">
            <text:p>58,676<text:s/></text:p>
          </table:table-cell>
          <table:table-cell office:value-type="float" office:value="24450" table:style-name="ce6">
            <text:p>24,450<text:s/></text:p>
          </table:table-cell>
          <table:table-cell office:value-type="float" office:value="32748" table:style-name="ce6">
            <text:p>32,748<text:s/></text:p>
          </table:table-cell>
          <table:table-cell office:value-type="float" office:value="33747" table:style-name="ce6">
            <text:p>33,747<text:s/></text:p>
          </table:table-cell>
          <table:table-cell office:value-type="float" office:value="20260" table:style-name="ce6">
            <text:p>20,260<text:s/></text:p>
          </table:table-cell>
          <table:table-cell office:value-type="float" office:value="60975" table:style-name="ce6">
            <text:p>60,975<text:s/></text:p>
          </table:table-cell>
          <table:table-cell office:value-type="float" office:value="21618" table:style-name="ce6">
            <text:p>21,618<text:s/></text:p>
          </table:table-cell>
          <table:table-cell office:value-type="float" office:value="17305" table:style-name="ce6">
            <text:p>17,305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19799" table:style-name="ce6">
            <text:p>19,799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26095" table:style-name="ce6">
            <text:p>26,095<text:s/></text:p>
          </table:table-cell>
          <table:table-cell office:value-type="float" office:value="19870" table:style-name="ce6">
            <text:p>19,870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39655" table:style-name="ce6">
            <text:p>39,655<text:s/></text:p>
          </table:table-cell>
          <table:table-cell office:value-type="float" office:value="23534" table:style-name="ce6">
            <text:p>23,534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24732" table:style-name="ce6">
            <text:p>24,732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30666" table:style-name="ce6">
            <text:p>30,666<text:s/></text:p>
          </table:table-cell>
          <table:table-cell office:value-type="float" office:value="23720" table:style-name="ce6">
            <text:p>23,720<text:s/></text:p>
          </table:table-cell>
          <table:table-cell office:value-type="float" office:value="15734" table:style-name="ce6">
            <text:p>15,734<text:s/></text:p>
          </table:table-cell>
          <table:table-cell office:value-type="float" office:value="13227" table:style-name="ce6">
            <text:p>13,227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4461" table:style-name="ce6">
            <text:p>4,461<text:s/></text:p>
          </table:table-cell>
          <table:table-cell table:number-columns-repeated="16264"/>
        </table:table-row>
        <table:table-row table:number-rows-repeated="1048544" table:style-name="ro5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2</meta:generator>
    <meta:initial-creator>Y.C. CHUANG</meta:initial-creator>
    <dc:creator>Microsoft Office User</dc:creator>
    <meta:creation-date>2021-04-13T00:31:58Z</meta:creation-date>
    <dc:date>2021-10-06T22:08:10Z</dc:date>
  </office:meta>
</office:document-meta>
</file>